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8445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7492in"/>
    </style:style>
    <style:style style:name="co22" style:family="table-column">
      <style:table-column-properties fo:break-before="auto" style:column-width="0.3937in"/>
    </style:style>
    <style:style style:name="co23" style:family="table-column">
      <style:table-column-properties fo:break-before="auto" style:column-width="2.0398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8283in"/>
    </style:style>
    <style:style style:name="co28" style:family="table-column">
      <style:table-column-properties fo:break-before="auto" style:column-width="0.8457in"/>
    </style:style>
    <style:style style:name="co29" style:family="table-column">
      <style:table-column-properties fo:break-before="auto" style:column-width="0.7874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8008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7772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0.7165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146in"/>
    </style:style>
    <style:style style:name="co41" style:family="table-column">
      <style:table-column-properties fo:break-before="auto" style:column-width="0.4744in"/>
    </style:style>
    <style:style style:name="co42" style:family="table-column">
      <style:table-column-properties fo:break-before="auto" style:column-width="0.5063in"/>
    </style:style>
    <style:style style:name="co43" style:family="table-column">
      <style:table-column-properties fo:break-before="auto" style:column-width="0.5134in"/>
    </style:style>
    <style:style style:name="co44" style:family="table-column">
      <style:table-column-properties fo:break-before="auto" style:column-width="0.3165in"/>
    </style:style>
    <style:style style:name="co45" style:family="table-column">
      <style:table-column-properties fo:break-before="auto" style:column-width="0.6638in"/>
    </style:style>
    <style:style style:name="co46" style:family="table-column">
      <style:table-column-properties fo:break-before="auto" style:column-width="0.622in"/>
    </style:style>
    <style:style style:name="co47" style:family="table-column">
      <style:table-column-properties fo:break-before="auto" style:column-width="0.4638in"/>
    </style:style>
    <style:style style:name="co48" style:family="table-column">
      <style:table-column-properties fo:break-before="auto" style:column-width="0.4256in"/>
    </style:style>
    <style:style style:name="co49" style:family="table-column">
      <style:table-column-properties fo:break-before="auto" style:column-width="0.3102in"/>
    </style:style>
    <style:style style:name="co50" style:family="table-column">
      <style:table-column-properties fo:break-before="auto" style:column-width="1.5075in"/>
    </style:style>
    <style:style style:name="co51" style:family="table-column">
      <style:table-column-properties fo:break-before="auto" style:column-width="1.2953in"/>
    </style:style>
    <style:style style:name="co52" style:family="table-column">
      <style:table-column-properties fo:break-before="auto" style:column-width="1.3429in"/>
    </style:style>
    <style:style style:name="co53" style:family="table-column">
      <style:table-column-properties fo:break-before="auto" style:column-width="1.2465in"/>
    </style:style>
    <style:style style:name="co54" style:family="table-column">
      <style:table-column-properties fo:break-before="auto" style:column-width="1.5756in"/>
    </style:style>
    <style:style style:name="co55" style:family="table-column">
      <style:table-column-properties fo:break-before="auto" style:column-width="1.628in"/>
    </style:style>
    <style:style style:name="co56" style:family="table-column">
      <style:table-column-properties fo:break-before="auto" style:column-width="0.3728in"/>
    </style:style>
    <style:style style:name="co57" style:family="table-column">
      <style:table-column-properties fo:break-before="auto" style:column-width="0.5693in"/>
    </style:style>
    <style:style style:name="co58" style:family="table-column">
      <style:table-column-properties fo:break-before="auto" style:column-width="5.9764in"/>
    </style:style>
    <style:style style:name="co59" style:family="table-column">
      <style:table-column-properties fo:break-before="auto" style:column-width="1.8638in"/>
    </style:style>
    <style:style style:name="co60" style:family="table-column">
      <style:table-column-properties fo:break-before="auto" style:column-width="0.3862in"/>
    </style:style>
    <style:style style:name="co61" style:family="table-column">
      <style:table-column-properties fo:break-before="auto" style:column-width="1.8071in"/>
    </style:style>
    <style:style style:name="co62" style:family="table-column">
      <style:table-column-properties fo:break-before="auto" style:column-width="2.1043in"/>
    </style:style>
    <style:style style:name="co63" style:family="table-column">
      <style:table-column-properties fo:break-before="auto" style:column-width="1.211in"/>
    </style:style>
    <style:style style:name="co64" style:family="table-column">
      <style:table-column-properties fo:break-before="auto" style:column-width="1.7339in"/>
    </style:style>
    <style:style style:name="co65" style:family="table-column">
      <style:table-column-properties fo:break-before="auto" style:column-width="0.7126in"/>
    </style:style>
    <style:style style:name="co66" style:family="table-column">
      <style:table-column-properties fo:break-before="auto" style:column-width="0.3752in"/>
    </style:style>
    <style:style style:name="co67" style:family="table-column">
      <style:table-column-properties fo:break-before="auto" style:column-width="2.3283in"/>
    </style:style>
    <style:style style:name="co68" style:family="table-column">
      <style:table-column-properties fo:break-before="auto" style:column-width="0.2744in"/>
    </style:style>
    <style:style style:name="co69" style:family="table-column">
      <style:table-column-properties fo:break-before="auto" style:column-width="2.4126in"/>
    </style:style>
    <style:style style:name="co70" style:family="table-column">
      <style:table-column-properties fo:break-before="auto" style:column-width="0.75in"/>
    </style:style>
    <style:style style:name="co71" style:family="table-column">
      <style:table-column-properties fo:break-before="auto" style:column-width="0.3772in"/>
    </style:style>
    <style:style style:name="co72" style:family="table-column">
      <style:table-column-properties fo:break-before="auto" style:column-width="2.3945in"/>
    </style:style>
    <style:style style:name="co73" style:family="table-column">
      <style:table-column-properties fo:break-before="auto" style:column-width="0.3516in"/>
    </style:style>
    <style:style style:name="co74" style:family="table-column">
      <style:table-column-properties fo:break-before="auto" style:column-width="2.9272in"/>
    </style:style>
    <style:style style:name="co75" style:family="table-column">
      <style:table-column-properties fo:break-before="auto" style:column-width="0.3256in"/>
    </style:style>
    <style:style style:name="co76" style:family="table-column">
      <style:table-column-properties fo:break-before="auto" style:column-width="1.9583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3.411in"/>
    </style:style>
    <style:style style:name="co79" style:family="table-column">
      <style:table-column-properties fo:break-before="auto" style:column-width="0.2689in"/>
    </style:style>
    <style:style style:name="co80" style:family="table-column">
      <style:table-column-properties fo:break-before="auto" style:column-width="1.248in"/>
    </style:style>
    <style:style style:name="co81" style:family="table-column">
      <style:table-column-properties fo:break-before="auto" style:column-width="0.9701in"/>
    </style:style>
    <style:style style:name="co82" style:family="table-column">
      <style:table-column-properties fo:break-before="auto" style:column-width="10.4953in"/>
    </style:style>
    <style:style style:name="co83" style:family="table-column">
      <style:table-column-properties fo:break-before="auto" style:column-width="10.839in"/>
    </style:style>
    <style:style style:name="co84" style:family="table-column">
      <style:table-column-properties fo:break-before="auto" style:column-width="0.6118in"/>
    </style:style>
    <style:style style:name="co85" style:family="table-column">
      <style:table-column-properties fo:break-before="auto" style:column-width="0.8189in"/>
    </style:style>
    <style:style style:name="co86" style:family="table-column">
      <style:table-column-properties fo:break-before="auto" style:column-width="0.7693in"/>
    </style:style>
    <style:style style:name="co87" style:family="table-column">
      <style:table-column-properties fo:break-before="auto" style:column-width="0.5457in"/>
    </style:style>
    <style:style style:name="co88" style:family="table-column">
      <style:table-column-properties fo:break-before="auto" style:column-width="0.7591in"/>
    </style:style>
    <style:style style:name="co89" style:family="table-column">
      <style:table-column-properties fo:break-before="auto" style:column-width="0.5374in"/>
    </style:style>
    <style:style style:name="co90" style:family="table-column">
      <style:table-column-properties fo:break-before="auto" style:column-width="0.6236in"/>
    </style:style>
    <style:style style:name="co91" style:family="table-column">
      <style:table-column-properties fo:break-before="auto" style:column-width="2.0083in"/>
    </style:style>
    <style:style style:name="co92" style:family="table-column">
      <style:table-column-properties fo:break-before="auto" style:column-width="1.3008in"/>
    </style:style>
    <style:style style:name="co93" style:family="table-column">
      <style:table-column-properties fo:break-before="auto" style:column-width="0.5055in"/>
    </style:style>
    <style:style style:name="co94" style:family="table-column">
      <style:table-column-properties fo:break-before="auto" style:column-width="0.7209in"/>
    </style:style>
    <style:style style:name="co95" style:family="table-column">
      <style:table-column-properties fo:break-before="auto" style:column-width="0.6744in"/>
    </style:style>
    <style:style style:name="co96" style:family="table-column">
      <style:table-column-properties fo:break-before="auto" style:column-width="0.9in"/>
    </style:style>
    <style:style style:name="co97" style:family="table-column">
      <style:table-column-properties fo:break-before="auto" style:column-width="1.2016in"/>
    </style:style>
    <style:style style:name="co98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189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835in" fo:break-before="auto" style:use-optimal-row-height="true"/>
    </style:style>
    <style:style style:name="ro16" style:family="table-row">
      <style:table-row-properties style:row-height="0.2083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1.1398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4902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3311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228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3937in" fo:break-before="auto" style:use-optimal-row-height="true"/>
    </style:style>
    <style:style style:name="ro32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4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4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/>
    </style:style>
    <style:style style:name="ce3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4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4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4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normal" style:font-size-asian="9pt" style:font-size-complex="9pt"/>
    </style:style>
    <style:style style:name="ce352" style:family="table-cell" style:parent-style-name="Default"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5" style:family="table-cell" style:parent-style-name="Default">
      <style:table-cell-properties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07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36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4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 fo:font-weight="bold"/>
    </style:style>
    <style:style style:name="ce8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4" fo:font-size="8pt" fo:font-style="normal" fo:font-weight="normal" style:font-style-asian="normal" style:font-style-complex="normal"/>
    </style:style>
    <style:style style:name="ce9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9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4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/>
    </style:style>
    <style:style style:name="ce1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4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4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4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4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4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/>
    </style:style>
    <style:style style:name="ce164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4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4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4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4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4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4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4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22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3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4" fo:font-weight="bold"/>
    </style:style>
    <style:style style:name="ce23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3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4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4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4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4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566" style:family="table-cell" style:parent-style-name="Default">
      <style:table-cell-properties fo:border="none" style:vertical-align="middle"/>
      <style:text-properties style:font-name="Avenir4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2"/>
    </style:style>
    <style:style style:name="ce27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2"/>
    </style:style>
    <style:style style:name="ce274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7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7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4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4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4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6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4"/>
    </style:style>
    <style:style style:name="ce301" style:family="table-cell" style:parent-style-name="Default">
      <style:table-cell-properties style:vertical-align="middle"/>
      <style:text-properties fo:color="#c9211e" style:font-name="Avenir4" fo:font-size="11pt" fo:font-weight="bold" style:font-size-asian="11pt" style:font-weight-asian="bold" style:font-size-complex="11pt" style:font-weight-complex="bold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310" style:family="table-cell" style:parent-style-name="Default">
      <style:table-cell-properties fo:background-color="transparent"/>
      <style:text-properties style:font-name="Avenir4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2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4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3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4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4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4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4" fo:font-weight="bold"/>
    </style:style>
    <style:style style:name="ce70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 fo:font-weight="bold"/>
    </style:style>
    <style:style style:name="ce56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4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4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4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4"/>
    </style:style>
    <style:style style:name="ce355" style:family="table-cell" style:parent-style-name="Default">
      <style:table-cell-properties style:vertical-align="middle"/>
      <style:text-properties style:font-name="Avenir4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42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4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70" style:family="table-cell" style:parent-style-name="Default">
      <style:table-cell-properties fo:border="0.74pt solid #000000" style:vertical-align="middle"/>
    </style:style>
    <style:style style:name="ce47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47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48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48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4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49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531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35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5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7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8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25" style:family="table-cell" style:parent-style-name="Default">
      <style:text-properties style:font-name="Avenir" fo:font-style="normal" style:font-style-asian="normal" style:font-style-complex="normal"/>
    </style:style>
    <style:style style:name="ce6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8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55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69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712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1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3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78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1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3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3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66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9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K$68])                                                                                              AND ([$Alapértékek.C18]&lt;[$Data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6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11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118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4"/>
    </style:style>
    <style:style style:name="ce1148" style:family="table-cell" style:parent-style-name="Default">
      <style:table-cell-properties fo:border="2.24pt solid #000000" style:vertical-align="middle"/>
      <style:text-properties style:font-name="Avenir4" fo:font-size="9pt"/>
    </style:style>
    <style:style style:name="ce136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4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4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4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4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4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4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4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4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2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4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2" style:family="table-cell" style:parent-style-name="Default">
      <style:text-properties fo:color="#c9211e" fo:font-weight="bold" style:font-weight-asian="bold" style:font-weight-complex="bold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447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448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49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45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45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45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59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4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6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47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9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7pt" fo:font-weight="bold" style:font-size-asian="7pt" style:font-weight-asian="bold" style:font-size-complex="7pt" style:font-weight-complex="bold"/>
    </style:style>
    <style:style style:name="ce150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4" fo:font-size="9pt"/>
    </style:style>
    <style:style style:name="ce15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2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5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9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17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10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711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171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71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4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4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78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90" style:family="table-cell" style:parent-style-name="Default">
      <style:table-cell-properties style:vertical-align="middle"/>
      <style:text-properties style:font-name="Avenir"/>
    </style:style>
    <style:style style:name="ce1791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7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3" style:family="table-cell" style:parent-style-name="Default">
      <style:table-cell-properties fo:background-color="transparent" style:vertical-align="middle"/>
      <style:text-properties style:font-name="Avenir"/>
    </style:style>
    <style:style style:name="ce179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5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17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7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99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00" style:family="table-cell" style:parent-style-name="Default">
      <style:table-cell-properties style:vertical-align="middle"/>
      <style:text-properties style:use-window-font-color="true" style:font-name="Avenir"/>
    </style:style>
    <style:style style:name="ce1801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02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0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6" style:family="table-cell" style:parent-style-name="Default">
      <style:table-cell-properties fo:wrap-option="no-wrap" style:vertical-align="middle"/>
    </style:style>
    <style:style style:name="ce1808" style:family="table-cell" style:parent-style-name="Default">
      <style:table-cell-properties fo:wrap-option="wrap" style:vertical-align="middle"/>
    </style:style>
    <style:style style:name="ce1811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1812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1813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1814" style:family="table-cell" style:parent-style-name="Default" style:data-style-name="N100">
      <style:text-properties style:font-name="Avenir4" fo:font-weight="bold"/>
    </style:style>
    <style:style style:name="ce1815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1816" style:family="table-cell" style:parent-style-name="Default" style:data-style-name="N100">
      <style:text-properties style:font-name="Avenir4" fo:font-weight="normal"/>
    </style:style>
    <style:style style:name="ce1823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1824" style:family="table-cell" style:parent-style-name="Default" style:data-style-name="N100">
      <style:text-properties fo:color="#ff0000" style:font-name="Avenir4" fo:font-weight="bold"/>
    </style:style>
    <style:style style:name="ce1825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1826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1827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6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62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6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6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6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6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3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63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3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42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6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6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8pt"/>
    </style:style>
    <style:style style:name="ce166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"/>
    </style:style>
    <style:style style:name="ce15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15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5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6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74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5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color="#c9211e" style:font-name="Avenir" fo:font-weight="bold"/>
    </style:style>
    <style:style style:name="ce17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color="#c9211e" style:font-name="Avenir" fo:font-weight="bold"/>
    </style:style>
    <style:style style:name="ce18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 style:font-name="Avenir" fo:font-size="6pt"/>
    </style:style>
    <style:style style:name="ce181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c9211e" style:font-name="Avenir" fo:font-weight="bold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7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8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c9211e" style:font-name="Avenir" fo:font-weight="bold"/>
    </style:style>
    <style:style style:name="ce18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c9211e" style:font-name="Avenir" fo:font-weight="bold"/>
    </style:style>
    <style:style style:name="ce18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c9211e" style:font-name="Avenir" fo:font-weight="bold"/>
    </style:style>
    <style:style style:name="ce1820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c9211e" style:font-name="Avenir" fo:font-size="8pt"/>
    </style:style>
    <style:style style:name="ce18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9211e" style:font-name="Avenir"/>
    </style:style>
    <style:style style:name="ce18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9211e" style:font-name="Avenir" fo:font-size="8pt"/>
    </style:style>
    <style:style style:name="ce1962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/>
    </style:style>
    <style:style style:name="T4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size="10pt" style:font-weight-asian="bold" style:font-weight-complex="bold"/>
    </style:style>
    <style:style style:name="T5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8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9" style:family="text">
      <style:text-properties fo:font-size="7pt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2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4" style:family="text">
      <style:text-properties style:font-name="Avenir4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fo:font-size="10pt" fo:font-weight="bold" style:font-size-asian="10pt" style:font-size-complex="10pt" style:font-weight-asian="bold" style:font-weight-complex="bold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Avenir4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4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4" style:family="text">
      <style:text-properties fo:font-size="10pt" style:font-size-asian="10pt" style:font-size-complex="10pt" fo:font-weight="bold" style:font-weight-asian="bold" style:font-weight-complex="bold"/>
    </style:style>
    <style:style style:name="T25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7" style:family="text">
      <style:text-properties style:font-name="Avenir4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1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2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4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3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42" style:family="text">
      <style:text-properties fo:color="#bf0041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color="#ff0000" fo:font-weight="bold" style:font-weight-asian="bold" style:font-weight-complex="bold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7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áttere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1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0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3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1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Háttere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2" table:condition="of:cell-content-is-in-list(kepzettseg_szekunder)" table:allow-empty-cell="true" table:display-list="unsorted" table:base-cell-address="Alapértékek.G42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0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1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2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3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6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7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8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69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1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2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3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4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7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8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9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0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1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2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3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4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5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6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88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89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90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1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2" table:condition="of:cell-content-is-in-list(&quot;0&quot;;&quot;1&quot;;&quot;2&quot;;&quot;3&quot;)" table:allow-empty-cell="true" table:display-list="unsorted" table:base-cell-address="Hátterek.K28">
          <table:error-message table:message-type="stop" table:display="true"/>
        </table:content-validation>
        <table:content-validation table:name="val93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4" table:condition="of:cell-content-is-in-list(&quot;0&quot;;&quot;1&quot;;&quot;2&quot;;&quot;3&quot;)" table:allow-empty-cell="true" table:display-list="unsorted" table:base-cell-address="Hátterek.K38">
          <table:error-message table:message-type="stop" table:display="true"/>
        </table:content-validation>
        <table:content-validation table:name="val95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24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8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5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6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7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18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19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0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1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2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6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7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8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9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0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1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2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3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4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5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6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7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2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3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4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5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0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1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5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7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58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0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3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4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5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6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7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8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6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1" table:condition="of:cell-content-is-whole-number() and cell-content-is-between(0,15)" table:allow-empty-cell="true" table:base-cell-address="Misztikus.E17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2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3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7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8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9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1" table:base-cell-address="Data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ce301" office:value-type="string" calcext:value-type="string">
            <text:p>CSAK 1 KP igényű KÉPZETTSÉG MODELL</text:p>
          </table:table-cell>
          <table:table-cell table:style-name="ce5" table:number-columns-repeated="16371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09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09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1])&gt;[Data.B21];15;[.$D$8]+[$Data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09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2])&gt;[Data.B21];15;[.$D$8]+[$Data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09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4])" office:value-type="float" office:value="950" calcext:value-type="float">
            <text:p>9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09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65"/>
          <table:table-cell table:style-name="ce147" table:content-validation-name="val46" table:formula="of:=[$Data.$K$7]+([.$D$8]*(   ((2*[.C22])+[$Data.$K8])  +   ((2*[.$C23])+[Data.$K9]) )  )" office:value-type="float" office:value="950" calcext:value-type="float">
            <text:p>9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9])+SUM([.$K$42:.$K$58])+SUM([Hátterek.F25:.F37])" office:value-type="float" office:value="0" calcext:value-type="float">
            <text:p>0</text:p>
          </table:table-cell>
          <table:table-cell table:style-name="ce609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09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39])+SUM([.$E32:.$E42])+[.$E$53]+[Harcértékek.$E$10]+[Misztikus.$E$4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09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0"/>
          <table:table-cell table:style-name="ce151" table:content-validation-name="val47" table:formula="of:=([$Data.$K$7]+([.$D$8]*((2*[.$C22])+[$Data.$K8])))" office:value-type="float" office:value="700" calcext:value-type="float">
            <text:p>70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5">Harcmodor képzettségek </text:span><text:span text:style-name="T6">🅿️</text:span></text:p>
          </table:table-cell>
          <table:covered-table-cell table:style-name="ce201"/>
          <table:covered-table-cell table:style-name="ce219"/>
          <table:covered-table-cell table:style-name="ce566"/>
          <table:covered-table-cell table:style-name="ce155"/>
          <table:table-cell table:style-name="ce609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28"/>
          <table:table-cell table:style-name="ce143" office:value-type="string" calcext:value-type="string">
            <text:p>MP</text:p>
          </table:table-cell>
          <table:table-cell table:style-name="ce228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09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30" table:content-validation-name="val56"/>
          <table:table-cell table:style-name="ce220" table:content-validation-name="val61" table:formula="of:=[.$J16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30" table:content-validation-name="val56"/>
          <table:table-cell table:style-name="ce220" table:content-validation-name="val61" table:formula="of:=[.$J17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70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30" table:content-validation-name="val56"/>
          <table:table-cell table:style-name="ce220" table:content-validation-name="val61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70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30" table:content-validation-name="val56"/>
          <table:table-cell table:style-name="ce220" table:content-validation-name="val61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7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30" table:content-validation-name="val57"/>
          <table:table-cell table:style-name="ce220" table:content-validation-name="val61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7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30" table:content-validation-name="val57"/>
          <table:table-cell table:style-name="ce220" table:content-validation-name="val61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7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30" table:content-validation-name="val57"/>
          <table:table-cell table:style-name="ce220" table:content-validation-name="val61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0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09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7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30" table:content-validation-name="val57"/>
          <table:table-cell table:style-name="ce220" table:content-validation-name="val61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09" office:value-type="string" calcext:value-type="string">
            <text:p>Össz harcmodor</text:p>
          </table:table-cell>
          <table:table-cell table:style-name="ce609" table:formula="of:=SUM([.K16:.K23])" office:value-type="float" office:value="0" calcext:value-type="float">
            <text:p>0</text:p>
          </table:table-cell>
          <table:table-cell table:style-name="ce609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70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30" table:content-validation-name="val57"/>
          <table:table-cell table:style-name="ce220" table:content-validation-name="val61" table:formula="of:=[.$J24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609" table:content-validation-name="val64" office:value-type="string" calcext:value-type="string">
            <text:p>Primer képzettség</text:p>
          </table:table-cell>
          <table:table-cell table:style-name="ce609" table:formula="of:=SUM([.K28:.K29])+SUM([.K38:.K41])" office:value-type="float" office:value="0" calcext:value-type="float">
            <text:p>0</text:p>
          </table:table-cell>
          <table:table-cell table:style-name="ce609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7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09" office:value-type="string" calcext:value-type="string">
            <text:p>Mesterfegyver</text:p>
          </table:table-cell>
          <table:table-cell table:style-name="ce609" table:formula="of:=[.E53]" office:value-type="float" office:value="0" calcext:value-type="float">
            <text:p>0</text:p>
          </table:table-cell>
          <table:table-cell table:style-name="ce609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19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5">Primer képzettségek</text:span><text:span text:style-name="T7"> </text:span><text:span text:style-name="T8">🅿️</text:span></text:p>
          </table:table-cell>
          <table:covered-table-cell table:number-columns-repeated="3" table:style-name="ce206"/>
          <table:covered-table-cell table:style-name="ce245"/>
          <table:table-cell table:style-name="ce609" office:value-type="string" calcext:value-type="string">
            <text:p>Primer Fortélyok</text:p>
          </table:table-cell>
          <table:table-cell table:style-name="ce609" table:formula="of:=SUM([.E33:.E42])" office:value-type="float" office:value="0" calcext:value-type="float">
            <text:p>0</text:p>
          </table:table-cell>
          <table:table-cell table:style-name="ce609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0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1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33"/>
          <table:table-cell table:style-name="ce2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09" office:value-type="string" calcext:value-type="string">
            <text:p>Pszí + Mágia</text:p>
          </table:table-cell>
          <table:table-cell table:style-name="ce609" table:formula="of:=[$Misztikus.E4]" office:value-type="float" office:value="0" calcext:value-type="float">
            <text:p>0</text:p>
          </table:table-cell>
          <table:table-cell table:style-name="ce609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1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1"/>
          <table:table-cell table:style-name="ce164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235" table:content-validation-name="val57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35" table:content-validation-name="val57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74" office:value-type="string" calcext:value-type="string" table:number-columns-spanned="5" table:number-rows-spanned="1">
            <text:p><text:span text:style-name="T2">Harci fortélyok </text:span><text:span text:style-name="T3"> </text:span><text:span text:style-name="T4">🅿️</text:span>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58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58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Vértviselet</text:p>
          </table:table-cell>
          <table:covered-table-cell/>
          <table:table-cell table:style-name="ce81" table:content-validation-name="val22" office:value-type="float" office:value="3" calcext:value-type="float">
            <text:p>3</text:p>
          </table:table-cell>
          <table:table-cell table:style-name="ce111" table:content-validation-name="val33"/>
          <table:table-cell table:style-name="ce159" table:content-validation-name="val45" table:formula="of:=[.$D32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58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81" table:content-validation-name="val23" office:value-type="float" office:value="4" calcext:value-type="float">
            <text:p>4</text:p>
          </table:table-cell>
          <table:table-cell table:style-name="ce111" table:content-validation-name="val34"/>
          <table:table-cell table:style-name="ce159" table:content-validation-name="val45" table:formula="of:=[.$D33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1">
          <table:table-cell table:style-name="ce37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81" table:content-validation-name="val24" office:value-type="float" office:value="1" calcext:value-type="float">
            <text:p>1</text:p>
          </table:table-cell>
          <table:table-cell table:style-name="ce111" table:content-validation-name="val35"/>
          <table:table-cell table:style-name="ce159" table:content-validation-name="val45" table:formula="of:=[.$D34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81" table:content-validation-name="val25" office:value-type="float" office:value="2" calcext:value-type="float">
            <text:p>2</text:p>
          </table:table-cell>
          <table:table-cell table:style-name="ce111" table:content-validation-name="val36"/>
          <table:table-cell table:style-name="ce159" table:content-validation-name="val45" table:formula="of:=[.$D35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81" table:content-validation-name="val26" office:value-type="float" office:value="2" calcext:value-type="float">
            <text:p>2</text:p>
          </table:table-cell>
          <table:table-cell table:style-name="ce111" table:content-validation-name="val37"/>
          <table:table-cell table:style-name="ce159" table:content-validation-name="val45" table:formula="of:=[.$D36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81" table:content-validation-name="val27" office:value-type="float" office:value="3" calcext:value-type="float">
            <text:p>3</text:p>
          </table:table-cell>
          <table:table-cell table:style-name="ce111" table:content-validation-name="val38"/>
          <table:table-cell table:style-name="ce159" table:content-validation-name="val45" table:formula="of:=[.$D37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81" table:content-validation-name="val28" office:value-type="float" office:value="1" calcext:value-type="float">
            <text:p>1</text:p>
          </table:table-cell>
          <table:table-cell table:style-name="ce111" table:content-validation-name="val39"/>
          <table:table-cell table:style-name="ce159" table:content-validation-name="val45" table:formula="of:=[.$D38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39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0]*[$Data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16373"/>
        </table:table-row>
        <table:table-row table:style-name="ro2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1]*[$Data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33"/>
          <table:table-cell table:style-name="ce2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2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0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42]&gt;0;VLOOKUP([.$J42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Data.$K$14]" office:value-type="float" office:value="0" calcext:value-type="float">
            <text:p>0</text:p>
          </table:covered-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0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0" office:value-type="float" office:value="1" calcext:value-type="float">
            <text:p>1</text:p>
          </table:table-cell>
          <table:table-cell table:style-name="ce111" table:content-validation-name="val40"/>
          <table:table-cell table:style-name="ce159" table:content-validation-name="val45" table:formula="of:=IF(([Misztikus.E8]&gt;2);0;[.$D44]*[$Data.$K$14])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0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44]&gt;0;VLOOKUP([.$J44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5]) ;&quot;&quot;;VLOOKUP([.$A45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5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6]) ;&quot;&quot;;VLOOKUP([.$A46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6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7]) ;&quot;&quot;;VLOOKUP([.$A47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7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8]) ;&quot;&quot;;VLOOKUP([.$A48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8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9]) ;&quot;&quot;;VLOOKUP([.$A49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9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50]) ;&quot;&quot;;VLOOKUP([.$A50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50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51]) ;&quot;&quot;;VLOOKUP([.$A51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51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Data.$K$14]" office:value-type="float" office:value="0" calcext:value-type="float">
            <text:p>0</text:p>
          </table:covered-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1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Háttere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65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64"/>
          <table:table-cell table:style-name="ce5"/>
          <table:table-cell table:style-name="ce209" table:content-validation-name="val53" office:value-type="string" calcext:value-type="string">
            <text:p>Szakma:</text:p>
          </table:table-cell>
          <table:table-cell table:style-name="ce248" table:content-validation-name="val60" table:number-columns-spanned="2" table:number-rows-spanned="1"/>
          <table:covered-table-cell table:style-name="ce248" table:content-validation-name="val60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09" table:content-validation-name="val53" office:value-type="string" calcext:value-type="string">
            <text:p>Szakma:</text:p>
          </table:table-cell>
          <table:table-cell table:style-name="ce248" table:content-validation-name="val60" table:number-columns-spanned="2" table:number-rows-spanned="1"/>
          <table:covered-table-cell table:style-name="ce248" table:content-validation-name="val60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Data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09" table:content-validation-name="val53" office:value-type="string" calcext:value-type="string">
            <text:p>Szakma:</text:p>
          </table:table-cell>
          <table:table-cell table:style-name="ce248" table:content-validation-name="val60" table:number-columns-spanned="2" table:number-rows-spanned="1"/>
          <table:covered-table-cell table:style-name="ce248" table:content-validation-name="val60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94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94"/>
          <table:covered-table-cell table:style-name="Default"/>
          <table:table-cell table:style-name="ce274" office:value-type="string" calcext:value-type="string" table:number-columns-spanned="2" table:number-rows-spanned="1">
            <text:p>Fok</text:p>
          </table:table-cell>
          <table:covered-table-cell table:style-name="ce274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75" table:content-validation-name="val63" office:value-type="string" calcext:value-type="string" table:number-columns-spanned="2" table:number-rows-spanned="1">
            <text:p>alap</text:p>
          </table:table-cell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96" table:content-validation-name="val32"/>
          <table:table-cell table:style-name="ce96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277" table:content-validation-name="val63" table:number-columns-spanned="2" table:number-rows-spanned="1"/>
          <table:covered-table-cell table:style-name="ce277" table:content-validation-name="val63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39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2:Alapértékek.J58">
            <calcext:condition calcext:apply-style-name="Warning_szinttúlépés" calcext:value="&gt;[$Alapértékek.$J$8]" calcext:base-cell-address="Alapértékek.J42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482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3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3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486" office:value-type="string" calcext:value-type="string" table:number-columns-spanned="3" table:number-rows-spanned="1">
            <text:p>Származás</text:p>
          </table:table-cell>
          <table:covered-table-cell table:style-name="ce486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6"/>
          <table:table-cell table:style-name="ce350" table:content-validation-name="val78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461" table:content-validation-name="val80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6" table:content-validation-name="val53" table:number-columns-spanned="6" table:number-rows-spanned="1"/>
          <table:covered-table-cell table:number-columns-repeated="5" table:style-name="ce6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486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6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470"/>
          <table:covered-table-cell table:style-name="ce543"/>
          <table:covered-table-cell/>
          <table:table-cell table:style-name="ce573" table:content-validation-name="val45" table:formula="of:=[$Alapértékek.D8]*[$Data.O23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470"/>
          <table:covered-table-cell table:style-name="ce543"/>
          <table:covered-table-cell/>
          <table:table-cell table:style-name="ce575" table:content-validation-name="val95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9]) ;&quot;&quot;;VLOOKUP([.$A9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9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486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0]) ;&quot;&quot;;VLOOKUP([.$A10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0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37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64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1]) ;&quot;&quot;;VLOOKUP([.$A11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1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2]) ;&quot;&quot;;VLOOKUP([.$A12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2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3]) ;&quot;&quot;;VLOOKUP([.$A13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3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4]) ;&quot;&quot;;VLOOKUP([.$A14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4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5]) ;&quot;&quot;;VLOOKUP([.$A15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5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6]) ;&quot;&quot;;VLOOKUP([.$A16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6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7]) ;&quot;&quot;;VLOOKUP([.$A17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7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8]) ;&quot;&quot;;VLOOKUP([.$A18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8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23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4" office:value-type="float" office:value="5" calcext:value-type="float">
            <text:p>5</text:p>
          </table:table-cell>
          <table:table-cell table:style-name="ce111" table:content-validation-name="val75"/>
          <table:table-cell table:style-name="ce446" table:content-validation-name="val45" table:formula="of:=-[.$E19]*[$Data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23" table:content-validation-name="val6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2"/>
          <table:covered-table-cell table:style-name="ce560"/>
          <table:table-cell table:style-name="ce121" table:content-validation-name="val74" office:value-type="float" office:value="1" calcext:value-type="float">
            <text:p>1</text:p>
          </table:table-cell>
          <table:table-cell table:style-name="ce111" table:content-validation-name="val76"/>
          <table:table-cell table:style-name="ce446" table:content-validation-name="val45" table:formula="of:=-[.$E20]*[$Data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23" table:content-validation-name="val6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2"/>
          <table:covered-table-cell table:style-name="ce560"/>
          <table:table-cell table:style-name="ce121" table:content-validation-name="val74" office:value-type="float" office:value="1" calcext:value-type="float">
            <text:p>1</text:p>
          </table:table-cell>
          <table:table-cell table:style-name="ce111" table:content-validation-name="val77"/>
          <table:table-cell table:style-name="ce446" table:content-validation-name="val45" table:formula="of:=-[.$E21]*[$Data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434"/>
          <table:table-cell table:style-name="ce617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33" table:content-validation-name="val53"/>
          <table:covered-table-cell/>
          <table:table-cell table:style-name="ce233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501" table:content-validation-name="val81" table:number-columns-spanned="3" table:number-rows-spanned="1"/>
          <table:covered-table-cell table:style-name="ce472" table:content-validation-name="val81"/>
          <table:covered-table-cell table:style-name="ce472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4" table:content-validation-name="val82" office:value-type="string" calcext:value-type="string" table:number-columns-spanned="2" table:number-rows-spanned="1">
            <text:p>saját kultúrkör</text:p>
          </table:table-cell>
          <table:covered-table-cell table:style-name="ce470"/>
          <table:table-cell table:style-name="ce522" table:content-validation-name="val85" office:value-type="float" office:value="3" calcext:value-type="float">
            <text:p>3</text:p>
          </table:table-cell>
          <table:table-cell table:style-name="ce499" table:content-validation-name="val91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6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47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47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47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470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37" office:value-type="string" calcext:value-type="string" table:number-columns-spanned="2" table:number-rows-spanned="1">
            <text:p>Hely</text:p>
          </table:table-cell>
          <table:covered-table-cell table:style-name="ce470"/>
          <table:table-cell table:style-name="ce364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69" table:number-columns-spanned="4" table:number-rows-spanned="1"/>
          <table:covered-table-cell table:number-columns-repeated="2" table:style-name="ce362" table:content-validation-name="val53"/>
          <table:covered-table-cell table:style-name="ce406"/>
          <table:table-cell table:style-name="ce440" table:content-validation-name="val62" office:value-type="float" office:value="0" calcext:value-type="float">
            <text:p>0</text:p>
          </table:table-cell>
          <table:table-cell table:style-name="ce480" table:content-validation-name="val79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470"/>
          <table:table-cell table:style-name="ce527" table:content-validation-name="val88" office:value-type="float" office:value="3" calcext:value-type="float">
            <text:p>3</text:p>
          </table:table-cell>
          <table:table-cell table:style-name="ce499" table:content-validation-name="val93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37" office:value-type="string" calcext:value-type="string" table:number-columns-spanned="2" table:number-rows-spanned="1">
            <text:p>Név</text:p>
          </table:table-cell>
          <table:covered-table-cell table:style-name="ce364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1" table:number-columns-spanned="2" table:number-rows-spanned="1"/>
          <table:covered-table-cell table:style-name="ce390" table:content-validation-name="val70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3" table:number-columns-spanned="2" table:number-rows-spanned="1"/>
          <table:covered-table-cell table:style-name="ce520" table:content-validation-name="val53"/>
          <table:table-cell table:style-name="ce472" table:content-validation-name="val89"/>
          <table:table-cell table:style-name="ce472" table:content-validation-name="val94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4" table:default-cell-style-name="ce625"/>
        <table:table-column table:style-name="co25" table:default-cell-style-name="ce625"/>
        <table:table-column table:style-name="co26" table:default-cell-style-name="ce625"/>
        <table:table-column table:style-name="co27" table:default-cell-style-name="ce625"/>
        <table:table-column table:style-name="co28" table:number-columns-repeated="2" table:default-cell-style-name="ce625"/>
        <table:table-column table:style-name="co29" table:number-columns-repeated="3" table:default-cell-style-name="ce625"/>
        <table:table-column table:style-name="co30" table:default-cell-style-name="ce625"/>
        <table:table-column table:style-name="co14" table:default-cell-style-name="ce625"/>
        <table:table-column table:style-name="co31" table:default-cell-style-name="ce625"/>
        <table:table-column table:style-name="co32" table:default-cell-style-name="ce625"/>
        <table:table-column table:style-name="co33" table:default-cell-style-name="ce625"/>
        <table:table-column table:style-name="co34" table:default-cell-style-name="ce625"/>
        <table:table-column table:style-name="co35" table:default-cell-style-name="ce894"/>
        <table:table-column table:style-name="co36" table:default-cell-style-name="ce909"/>
        <table:table-column table:style-name="co37" table:number-columns-repeated="239" table:default-cell-style-name="ce625"/>
        <table:table-column table:style-name="co14" table:number-columns-repeated="16128" table:default-cell-style-name="ce625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31"/>
          <table:covered-table-cell table:number-columns-repeated="5" table:style-name="ce644"/>
          <table:covered-table-cell table:number-columns-repeated="2" table:style-name="ce531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4">
          <table:table-cell table:style-name="ce531"/>
          <table:table-cell table:style-name="ce531" table:number-columns-spanned="6" table:number-rows-spanned="1"/>
          <table:covered-table-cell table:number-columns-repeated="5" table:style-name="ce531"/>
          <table:table-cell table:style-name="ce531" table:number-columns-repeated="8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6">
          <table:table-cell table:style-name="ce431"/>
          <table:table-cell table:style-name="ce626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26" table:content-validation-name="val129" office:value-type="string" calcext:value-type="string">
            <text:p>Módosítók</text:p>
          </table:table-cell>
          <table:table-cell table:style-name="ce626" table:content-validation-name="val136" office:value-type="string" calcext:value-type="string">
            <text:p>Összesen</text:p>
          </table:table-cell>
          <table:table-cell table:style-name="ce531"/>
          <table:table-cell table:style-name="ce748" office:value-type="string" calcext:value-type="string" table:number-columns-spanned="2" table:number-rows-spanned="1">
            <text:p>Összesen felvett HM:</text:p>
          </table:table-cell>
          <table:covered-table-cell table:style-name="ce531"/>
          <table:table-cell table:style-name="ce790" table:content-validation-name="val159" table:formula="of:=SUM([.B5:.B6])" office:value-type="float" office:value="0" calcext:value-type="float">
            <text:p>0 HM</text:p>
          </table:table-cell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11" table:content-validation-name="val119" office:value-type="float" office:value="10" calcext:value-type="float">
            <text:p>10</text:p>
          </table:table-cell>
          <table:table-cell table:style-name="ce711" table:content-validation-name="val130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787" table:content-validation-name="val137" table:formula="of:=[.C4]+[.D4]" office:value-type="float" office:value="15" calcext:value-type="float">
            <text:p>15</text:p>
          </table:table-cell>
          <table:table-cell table:style-name="ce531"/>
          <table:table-cell table:style-name="ce748" office:value-type="string" calcext:value-type="string" table:number-columns-spanned="2" table:number-rows-spanned="1">
            <text:p>Max felvehető HM:</text:p>
          </table:table-cell>
          <table:covered-table-cell table:style-name="ce531"/>
          <table:table-cell table:style-name="ce966" table:content-validation-name="val160" table:formula="of:=[Data.K20]*[Alapértékek.D8]" office:value-type="float" office:value="30" calcext:value-type="float">
            <text:p>30 HM</text:p>
          </table:table-cell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5" office:value-type="float" office:value="0" calcext:value-type="float">
            <text:p>0</text:p>
          </table:table-cell>
          <table:table-cell table:style-name="ce711" table:content-validation-name="val119" office:value-type="float" office:value="20" calcext:value-type="float">
            <text:p>20</text:p>
          </table:table-cell>
          <table:table-cell table:style-name="ce711" table:content-validation-name="val131" table:formula="of:=2*([Alapértékek.$C$18]+[Alapértékek.$C$20]+[Alapértékek.$C$21])" office:value-type="float" office:value="0" calcext:value-type="float">
            <text:p>0</text:p>
          </table:table-cell>
          <table:table-cell table:style-name="ce787" table:content-validation-name="val138" table:formula="of:=[.C5]+[.B5]+[.D5]" office:value-type="float" office:value="20" calcext:value-type="float">
            <text:p>20</text:p>
          </table:table-cell>
          <table:table-cell table:style-name="ce531" table:number-columns-repeated="5"/>
          <table:table-cell/>
          <table:table-cell table:style-name="ce531" table:number-columns-repeated="4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6" office:value-type="float" office:value="0" calcext:value-type="float">
            <text:p>0</text:p>
          </table:table-cell>
          <table:table-cell table:style-name="ce711" table:content-validation-name="val119" office:value-type="float" office:value="120" calcext:value-type="float">
            <text:p>120</text:p>
          </table:table-cell>
          <table:table-cell table:style-name="ce711" table:content-validation-name="val132" table:formula="of:=2*([Alapértékek.$C$20]+[Alapértékek.$C$21])" office:value-type="float" office:value="0" calcext:value-type="float">
            <text:p>0</text:p>
          </table:table-cell>
          <table:table-cell table:style-name="ce787" table:content-validation-name="val139" table:formula="of:=[.C6]+[.B6]+[.D6]" office:value-type="float" office:value="120" calcext:value-type="float">
            <text:p>120</text:p>
          </table:table-cell>
          <table:table-cell table:style-name="ce531" table:number-columns-repeated="5"/>
          <table:table-cell/>
          <table:table-cell table:style-name="ce531" table:number-columns-repeated="4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7">
          <table:table-cell table:style-name="ce531" table:number-columns-repeated="6"/>
          <table:table-cell table:style-name="ce748" office:value-type="string" calcext:value-type="string" table:number-columns-spanned="2" table:number-rows-spanned="1">
            <text:p>Össz felvett CM:</text:p>
          </table:table-cell>
          <table:covered-table-cell table:style-name="ce531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531"/>
          <table:table-cell/>
          <table:table-cell table:style-name="ce531" table:number-columns-repeated="4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7" office:value-type="float" office:value="0" calcext:value-type="float">
            <text:p>0</text:p>
          </table:table-cell>
          <table:table-cell table:style-name="ce711" table:content-validation-name="val120" table:formula="of:=[Data.K17]" office:value-type="float" office:value="-30" calcext:value-type="float">
            <text:p>-30</text:p>
          </table:table-cell>
          <table:table-cell table:style-name="ce507" table:content-validation-name="val133" table:formula="of:=2*[Alapértékek.C24]" office:value-type="float" office:value="0" calcext:value-type="float">
            <text:p>0</text:p>
          </table:table-cell>
          <table:table-cell table:style-name="ce787" table:content-validation-name="val140" table:formula="of:=[.C8]+[.B8]+[.D8]" office:value-type="float" office:value="-30" calcext:value-type="float">
            <text:p>-30</text:p>
          </table:table-cell>
          <table:table-cell table:style-name="ce531"/>
          <table:table-cell table:style-name="ce748" office:value-type="string" calcext:value-type="string" table:number-columns-spanned="2" table:number-rows-spanned="1">
            <text:p>Max felvehető CM:</text:p>
          </table:table-cell>
          <table:covered-table-cell table:style-name="ce531"/>
          <table:table-cell table:style-name="ce966" table:content-validation-name="val161" table:formula="of:=[Data.K23]*[Alapértékek.$D$8]" office:value-type="float" office:value="20" calcext:value-type="float">
            <text:p>20 HM</text:p>
          </table:table-cell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31" table:number-columns-spanned="9" table:number-rows-spanned="1"/>
          <table:covered-table-cell table:number-columns-repeated="5" table:style-name="ce644"/>
          <table:covered-table-cell table:number-columns-repeated="3" table:style-name="ce531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950" calcext:value-type="float">
            <text:p>950</text:p>
          </table:table-cell>
          <table:table-cell table:style-name="ce531"/>
          <table:table-cell table:style-name="ce748" office:value-type="string" calcext:value-type="string">
            <text:p>KP HM-re:</text:p>
          </table:table-cell>
          <table:table-cell table:style-name="ce658" table:content-validation-name="val141" table:formula="of:=[.I3]*[Data.K19]+[.I7]*[Data.K22]" office:value-type="float" office:value="0" calcext:value-type="float">
            <text:p>0 KP</text:p>
          </table:table-cell>
          <table:table-cell table:style-name="ce531"/>
          <table:table-cell table:style-name="ce748" office:value-type="string" calcext:value-type="string" table:number-columns-spanned="2" table:number-rows-spanned="1">
            <text:p>Átlag HM</text:p>
          </table:table-cell>
          <table:covered-table-cell table:style-name="ce531"/>
          <table:table-cell table:style-name="ce793" table:content-validation-name="val162" table:formula="of:=(([.I3]+[.I7])/[Alapértékek.D8])" office:value-type="float" office:value="0" calcext:value-type="float">
            <text:p>0 HM</text:p>
          </table:table-cell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35"/>
          <table:table-cell table:style-name="ce535" table:number-columns-spanned="6" table:number-rows-spanned="1"/>
          <table:covered-table-cell table:number-columns-repeated="5" table:style-name="ce535"/>
          <table:table-cell table:style-name="ce535" table:number-columns-repeated="8"/>
          <table:table-cell table:style-name="ce840"/>
          <table:table-cell table:style-name="ce633"/>
          <table:table-cell table:style-name="ce535" table:number-columns-repeated="239"/>
          <table:table-cell table:number-columns-repeated="1612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31"/>
          <table:table-cell/>
          <table:table-cell table:style-name="ce531" table:number-columns-repeated="4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12" table:content-validation-name="val121" office:value-type="string" calcext:value-type="string">
            <text:p>Szint</text:p>
          </table:table-cell>
          <table:table-cell table:style-name="ce712" office:value-type="string" calcext:value-type="string">
            <text:p>KÉ</text:p>
          </table:table-cell>
          <table:table-cell table:style-name="ce712" office:value-type="string" calcext:value-type="string">
            <text:p>TÉ/CÉ</text:p>
          </table:table-cell>
          <table:table-cell table:style-name="ce712" office:value-type="string" calcext:value-type="string">
            <text:p>VÉ</text:p>
          </table:table-cell>
          <table:table-cell table:style-name="ce712" table:content-validation-name="val147" office:value-type="string" calcext:value-type="string">
            <text:p>Harckeret</text:p>
          </table:table-cell>
          <table:table-cell table:style-name="ce71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1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7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1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7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1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7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1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7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1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1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1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1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31" table:number-columns-repeated="2"/>
          <table:table-cell table:number-columns-repeated="2"/>
          <table:table-cell table:style-name="ce531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0">
          <table:table-cell table:style-name="ce535" table:number-columns-spanned="9" table:number-rows-spanned="1"/>
          <table:covered-table-cell table:number-columns-repeated="7" table:style-name="ce535"/>
          <table:covered-table-cell table:style-name="ce977"/>
          <table:table-cell table:style-name="ce535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535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48"/>
          <table:covered-table-cell table:number-columns-repeated="5" table:style-name="ce580"/>
          <table:covered-table-cell table:style-name="ce648"/>
          <table:covered-table-cell table:style-name="ce864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50" table:content-validation-name="val53" office:value-type="string" calcext:value-type="string">
            <text:p>Fegyver</text:p>
          </table:table-cell>
          <table:table-cell table:style-name="ce651" table:content-validation-name="val53" office:value-type="string" calcext:value-type="string">
            <text:p>Sebesség</text:p>
          </table:table-cell>
          <table:table-cell table:style-name="ce715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15" office:value-type="string" calcext:value-type="string">
            <text:p>SP</text:p>
          </table:table-cell>
          <table:table-cell table:style-name="ce715" office:value-type="string" calcext:value-type="string" table:number-columns-spanned="2" table:number-rows-spanned="1">
            <text:p>Komment</text:p>
          </table:table-cell>
          <table:covered-table-cell table:style-name="ce655"/>
          <table:table-cell table:style-name="ce535"/>
          <table:table-cell table:style-name="ce840"/>
          <table:table-cell table:number-columns-repeated="2"/>
          <table:table-cell table:style-name="ce840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25];kezifegyverek_all;12;0);[Data.$K$38])" office:value-type="float" office:value="5" calcext:value-type="float">
            <text:p>5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5];kezifegyverek_all;9;0)+[.$C25]*[Data.$E$47];[Data.$K$38])" office:value-type="float" office:value="-10" calcext:value-type="float">
            <text:p>-10</text:p>
          </table:table-cell>
          <table:table-cell table:style-name="ce730" table:content-validation-name="val42" table:formula="of:=IFERROR(VLOOKUP([.$A25];kezifegyverek_all;10;0)+[.$C25]*[Data.$E$47];[Data.$K$38])" office:value-type="float" office:value="-10" calcext:value-type="float">
            <text:p>-10</text:p>
          </table:table-cell>
          <table:table-cell table:style-name="ce730" table:content-validation-name="val42" table:formula="of:=IFERROR(VLOOKUP([.$A25];kezifegyverek_all;11;0)+[.$C25]*[Data.$E$47];[Data.$K$38])" office:value-type="float" office:value="-10" calcext:value-type="float">
            <text:p>-10</text:p>
          </table:table-cell>
          <table:table-cell table:style-name="ce730" table:content-validation-name="val148" table:formula="of:=(VLOOKUP([.$A25];kezifegyverek_all;3;0)+([.$C25]*[Data.$H$47])+[Data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44"/>
          <table:table-cell table:style-name="ce644" table:number-columns-repeated="2"/>
          <table:table-cell table:style-name="ce1095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5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6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6];kezifegyverek_all;9;0)+[.$C26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6];kezifegyverek_all;10;0)+[.$C26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6];kezifegyverek_all;11;0)+[.$C26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26];kezifegyverek_all;3;0))=1;(VLOOKUP([.$A26];kezifegyverek_all;3;0)+[Data.$K$36]+([.$C26]*[Data.$H$47])&amp;IF(VLOOKUP([.$A26];kezifegyverek_all;6;0)=1;&quot;/&quot;&amp;(VLOOKUP([.$A26];kezifegyverek_all;3;0)+[Data.$K$36]+([.$C26]*[Data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8])" office:value-type="string" office:string-value="N/A" calcext:value-type="string">
            <text:p>N/A</text:p>
          </table:table-cell>
          <table:table-cell table:style-name="ce933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6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7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7];kezifegyverek_all;9;0)+[.$C27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7];kezifegyverek_all;10;0)+[.$C27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7];kezifegyverek_all;11;0)+[.$C27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27];kezifegyverek_all;3;0))=1;(VLOOKUP([.$A27];kezifegyverek_all;3;0)+[Data.$K$36]+([.$C27]*[Data.$H$47])&amp;IF(VLOOKUP([.$A27];kezifegyverek_all;6;0)=1;&quot;/&quot;&amp;(VLOOKUP([.$A27];kezifegyverek_all;3;0)+[Data.$K$36]+([.$C27]*[Data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8])" office:value-type="string" office:string-value="N/A" calcext:value-type="string">
            <text:p>N/A</text:p>
          </table:table-cell>
          <table:table-cell table:style-name="ce933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5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8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8];kezifegyverek_all;9;0)+[.$C28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8];kezifegyverek_all;10;0)+[.$C28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8];kezifegyverek_all;11;0)+[.$C28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28];kezifegyverek_all;3;0))=1;(VLOOKUP([.$A28];kezifegyverek_all;3;0)+[Data.$K$36]+([.$C28]*[Data.$H$47])&amp;IF(VLOOKUP([.$A28];kezifegyverek_all;6;0)=1;&quot;/&quot;&amp;(VLOOKUP([.$A28];kezifegyverek_all;3;0)+[Data.$K$36]+([.$C28]*[Data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8])" office:value-type="string" office:string-value="N/A" calcext:value-type="string">
            <text:p>N/A</text:p>
          </table:table-cell>
          <table:table-cell table:style-name="ce933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5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9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9];kezifegyverek_all;9;0)+[.$C29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9];kezifegyverek_all;10;0)+[.$C29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9];kezifegyverek_all;11;0)+[.$C29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29];kezifegyverek_all;3;0))=1;(VLOOKUP([.$A29];kezifegyverek_all;3;0)+[Data.$K$36]+([.$C29]*[Data.$H$47])&amp;IF(VLOOKUP([.$A29];kezifegyverek_all;6;0)=1;&quot;/&quot;&amp;(VLOOKUP([.$A29];kezifegyverek_all;3;0)+[Data.$K$36]+([.$C29]*[Data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8])" office:value-type="string" office:string-value="N/A" calcext:value-type="string">
            <text:p>N/A</text:p>
          </table:table-cell>
          <table:table-cell table:style-name="ce933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5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0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30];kezifegyverek_all;9;0)+[.$C30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30];kezifegyverek_all;10;0)+[.$C30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30];kezifegyverek_all;11;0)+[.$C30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30];kezifegyverek_all;3;0))=1;(VLOOKUP([.$A30];kezifegyverek_all;3;0)+[Data.$K$36]+([.$C30]*[Data.$H$47])&amp;IF(VLOOKUP([.$A30];kezifegyverek_all;6;0)=1;&quot;/&quot;&amp;(VLOOKUP([.$A30];kezifegyverek_all;3;0)+[Data.$K$36]+([.$C30]*[Data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8])" office:value-type="string" office:string-value="N/A" calcext:value-type="string">
            <text:p>N/A</text:p>
          </table:table-cell>
          <table:table-cell table:style-name="ce933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68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0" table:formula="of:=[$Data.$K$36]" office:value-type="float" office:value="0" calcext:value-type="float">
            <text:p>0</text:p>
          </table:table-cell>
          <table:table-cell table:style-name="ce568" table:number-columns-spanned="2" table:number-rows-spanned="1"/>
          <table:covered-table-cell table:style-name="ce568"/>
          <table:table-cell table:style-name="ce835"/>
          <table:table-cell table:style-name="Default" table:number-columns-repeated="3"/>
          <table:table-cell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55"/>
          <table:table-cell table:style-name="ce535"/>
          <table:table-cell table:style-name="Default" table:number-columns-repeated="3"/>
          <table:table-cell table:style-name="ce840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50" table:content-validation-name="val98" office:value-type="string" calcext:value-type="string">
            <text:p>Távolsági fegyver</text:p>
          </table:table-cell>
          <table:table-cell table:style-name="ce651" table:content-validation-name="val53" office:value-type="string" calcext:value-type="string">
            <text:p>Sebesség</text:p>
          </table:table-cell>
          <table:table-cell table:style-name="ce715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15" office:value-type="string" calcext:value-type="string">
            <text:p>SP</text:p>
          </table:table-cell>
          <table:table-cell table:style-name="ce715" office:value-type="string" calcext:value-type="string" table:number-columns-spanned="2" table:number-rows-spanned="1">
            <text:p>Hatótáv + Komment</text:p>
          </table:table-cell>
          <table:covered-table-cell table:style-name="ce655"/>
          <table:table-cell table:style-name="ce535"/>
          <table:table-cell table:style-name="Default" table:number-columns-repeated="3"/>
          <table:table-cell table:style-name="ce840"/>
          <table:table-cell table:style-name="ce531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57" table:content-validation-name="val99"/>
          <table:table-cell table:style-name="ce512" table:content-validation-name="val108" table:formula="of:=IF(ISNUMBER(VLOOKUP([.$A34];tavolsagi_fegyverek_all;12;0))=1;VLOOKUP([.$A34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4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7]);[Data.$K$38])" office:value-type="string" office:string-value="N/A" calcext:value-type="string">
            <text:p>N/A</text:p>
          </table:table-cell>
          <table:table-cell table:style-name="ce730" table:content-validation-name="val42" table:formula="of:=IF(ISNUMBER(VLOOKUP([.$A34];tavolsagi_fegyverek_all;10;0));(VLOOKUP([.$A34];tavolsagi_fegyverek_all;10;0)+[.$C34]*[Data.$F$47]);[Data.$K$38])" office:value-type="string" office:string-value="N/A" calcext:value-type="string">
            <text:p>N/A</text:p>
          </table:table-cell>
          <table:table-cell table:style-name="ce730" table:formula="of:=IF(ISNUMBER(VLOOKUP([.$A34];tavolsagi_fegyverek_all;11;0));VLOOKUP([.$A34];tavolsagi_fegyverek_all;11;0);[Data.$K$38])" office:value-type="string" office:string-value="N/A" calcext:value-type="string">
            <text:p>N/A</text:p>
          </table:table-cell>
          <table:table-cell table:style-name="ce730" table:content-validation-name="val151" table:formula="of:=IF(ISNUMBER(VLOOKUP([.$A34];tavolsagi_fegyverek_all;3;0));(VLOOKUP([.$A34];tavolsagi_fegyverek_all;3;0)+([.$C34]*[Data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31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67" table:content-validation-name="val99" office:value-type="string" calcext:value-type="string">
            <text:p><text:s/>__</text:p>
          </table:table-cell>
          <table:table-cell table:style-name="ce512" table:content-validation-name="val108" table:formula="of:=IF(ISNUMBER(VLOOKUP([.$A35];tavolsagi_fegyverek_all;12;0))=1;VLOOKUP([.$A35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4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7]);[Data.$K$38])" office:value-type="string" office:string-value="N/A" calcext:value-type="string">
            <text:p>N/A</text:p>
          </table:table-cell>
          <table:table-cell table:style-name="ce730" table:content-validation-name="val42" table:formula="of:=IF(ISNUMBER(VLOOKUP([.$A35];tavolsagi_fegyverek_all;10;0));(VLOOKUP([.$A35];tavolsagi_fegyverek_all;10;0)+[.$C35]*[Data.$F$47]);[Data.$K$38])" office:value-type="string" office:string-value="N/A" calcext:value-type="string">
            <text:p>N/A</text:p>
          </table:table-cell>
          <table:table-cell table:style-name="ce730" table:formula="of:=IF((ISNUMBER(VLOOKUP([.$A35];tavolsagi_fegyverek_all;11;0))=1);VLOOKUP([.$A35];tavolsagi_fegyverek_all;11;0);[Data.$K$38])" office:value-type="string" office:string-value="N/A" calcext:value-type="string">
            <text:p>N/A</text:p>
          </table:table-cell>
          <table:table-cell table:style-name="ce730" table:content-validation-name="val151" table:formula="of:=IF(ISNUMBER(VLOOKUP([.$A35];tavolsagi_fegyverek_all;3;0));(VLOOKUP([.$A35];tavolsagi_fegyverek_all;3;0)+([.$C35]*[Data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31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44"/>
          <table:covered-table-cell/>
          <table:covered-table-cell table:style-name="ce531"/>
          <table:covered-table-cell table:style-name="ce794"/>
          <table:table-cell table:style-name="ce531"/>
          <table:table-cell table:style-name="Default" table:number-columns-repeated="3"/>
          <table:table-cell table:style-name="ce531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2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3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31"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3">
          <table:table-cell table:style-name="ce451" table:content-validation-name="val100" office:value-type="string" calcext:value-type="string" table:number-columns-spanned="2" table:number-rows-spanned="1">
            <text:p>Fegyver<text:span text:style-name="T9"> (harcmodor)</text:span></text:p>
          </table:table-cell>
          <table:covered-table-cell table:style-name="ce648" table:content-validation-name="val109"/>
          <table:table-cell table:style-name="ce651" table:content-validation-name="val125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64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31"/>
          <table:table-cell table:style-name="ce531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31"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730" table:content-validation-name="val126" table:formula="of:=IF(ISNUMBER(VLOOKUP([.$A25];kezifegyverek_all;12;0));1+ROUNDDOWN(VLOOKUP(VLOOKUP([.$A25];kezifegyverek_all;13;0);harcmodor_harcertekek;7;0)/VLOOKUP([.$A25];kezifegyverek_all;12;0));[Data.$K$38])" office:value-type="float" office:value="1" calcext:value-type="float">
            <text:p>1</text:p>
          </table:table-cell>
          <table:table-cell table:style-name="ce622" table:content-validation-name="val134" table:formula="of:=IF(ISNUMBER([.D25]);IF(ISNA((VLOOKUP((VLOOKUP([.$A25];kezifegyverek_all;13;0));harcmodor_harcertekek;4;0)));&quot;nincs harcm&quot;;(VLOOKUP((VLOOKUP([.$A25];kezifegyverek_all;13;0));harcmodor_harcertekek;4;0)+[.$D25]));[Data.$K$38])" office:value-type="float" office:value="-15" calcext:value-type="float">
            <text:p>-15</text:p>
          </table:table-cell>
          <table:table-cell table:style-name="ce622" table:content-validation-name="val134" table:formula="of:=IF(ISNUMBER([.E25]);IF(ISNA((VLOOKUP((VLOOKUP([.$A25];kezifegyverek_all;13;0));harcmodor_harcertekek;5;0)));&quot;nincs harcm&quot;;(VLOOKUP((VLOOKUP([.$A25];kezifegyverek_all;13;0));harcmodor_harcertekek;5;0)+[.$E25]));[Data.$K$38])" office:value-type="float" office:value="-20" calcext:value-type="float">
            <text:p>-20</text:p>
          </table:table-cell>
          <table:table-cell table:style-name="ce691" table:content-validation-name="val134" table:formula="of:=IF(ISNUMBER([.F25]);IF(ISNA((VLOOKUP((VLOOKUP([.$A25];kezifegyverek_all;13;0));harcmodor_harcertekek;6;0)));&quot;nincs harcm&quot;;(VLOOKUP((VLOOKUP([.$A25];kezifegyverek_all;13;0));harcmodor_harcertekek;6;0)+[.$F25]));[Data.$K$38])" office:value-type="float" office:value="80" calcext:value-type="float">
            <text:p>80</text:p>
          </table:table-cell>
          <table:table-cell table:style-name="ce732" table:content-validation-name="val152" table:formula="of:=[.G25]" office:value-type="string" office:string-value="-5 Z" calcext:value-type="string">
            <text:p>-5 Z</text:p>
          </table:table-cell>
          <table:table-cell table:style-name="ce939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31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31"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2"/>
          <table:table-cell table:style-name="ce730" table:content-validation-name="val126" table:formula="of:=IF(ISNUMBER(VLOOKUP([.$A26];kezifegyverek_all;12;0));1+ROUNDDOWN(VLOOKUP(VLOOKUP([.$A26];kezifegyverek_all;13;0);harcmodor_harcertekek;7;0)/VLOOKUP([.$A26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6]);IF(ISNA((VLOOKUP((VLOOKUP([.$A26];kezifegyverek_all;13;0));harcmodor_harcertekek;4;0)));&quot;nincs harcm&quot;;(VLOOKUP((VLOOKUP([.$A26];kezifegyverek_all;13;0));harcmodor_harcertekek;4;0)+[.$D26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6]);IF(ISNA((VLOOKUP((VLOOKUP([.$A26];kezifegyverek_all;13;0));harcmodor_harcertekek;5;0)));&quot;nincs harcm&quot;;(VLOOKUP((VLOOKUP([.$A26];kezifegyverek_all;13;0));harcmodor_harcertekek;5;0)+[.$E26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6]);IF(ISNA((VLOOKUP((VLOOKUP([.$A26];kezifegyverek_all;13;0));harcmodor_harcertekek;6;0)));&quot;nincs harcm&quot;;(VLOOKUP((VLOOKUP([.$A26];kezifegyverek_all;13;0));harcmodor_harcertekek;6;0)+[.$F26]));[Data.$K$38])" office:value-type="string" office:string-value="N/A" calcext:value-type="string">
            <text:p>N/A</text:p>
          </table:table-cell>
          <table:table-cell table:style-name="ce730" table:content-validation-name="val149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531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31"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0" table:content-validation-name="val126" table:formula="of:=IF(ISNUMBER(VLOOKUP([.$A27];kezifegyverek_all;12;0));1+ROUNDDOWN(VLOOKUP(VLOOKUP([.$A27];kezifegyverek_all;13;0);harcmodor_harcertekek;7;0)/VLOOKUP([.$A27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7]);IF(ISNA((VLOOKUP((VLOOKUP([.$A27];kezifegyverek_all;13;0));harcmodor_harcertekek;4;0)));&quot;nincs harcm&quot;;(VLOOKUP((VLOOKUP([.$A27];kezifegyverek_all;13;0));harcmodor_harcertekek;4;0)+[.$D27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7]);IF(ISNA((VLOOKUP((VLOOKUP([.$A27];kezifegyverek_all;13;0));harcmodor_harcertekek;5;0)));&quot;nincs harcm&quot;;(VLOOKUP((VLOOKUP([.$A27];kezifegyverek_all;13;0));harcmodor_harcertekek;5;0)+[.$E27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7]);IF(ISNA((VLOOKUP((VLOOKUP([.$A27];kezifegyverek_all;13;0));harcmodor_harcertekek;6;0)));&quot;nincs harcm&quot;;(VLOOKUP((VLOOKUP([.$A27];kezifegyverek_all;13;0));harcmodor_harcertekek;6;0)+[.$F27]));[Data.$K$38])" office:value-type="string" office:string-value="N/A" calcext:value-type="string">
            <text:p>N/A</text:p>
          </table:table-cell>
          <table:table-cell table:style-name="ce730" table:content-validation-name="val149" table:formula="of:=[.G27]" office:value-type="string" office:string-value="N/A" calcext:value-type="string">
            <text:p>N/A</text:p>
          </table:table-cell>
          <table:table-cell table:style-name="ce939" table:number-columns-spanned="2" table:number-rows-spanned="1"/>
          <table:covered-table-cell table:style-name="ce799"/>
          <table:table-cell table:style-name="ce531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31"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0" table:content-validation-name="val126" table:formula="of:=IF(ISNUMBER(VLOOKUP([.$A28];kezifegyverek_all;12;0));1+ROUNDDOWN(VLOOKUP(VLOOKUP([.$A28];kezifegyverek_all;13;0);harcmodor_harcertekek;7;0)/VLOOKUP([.$A28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8]);IF(ISNA((VLOOKUP((VLOOKUP([.$A28];kezifegyverek_all;13;0));harcmodor_harcertekek;4;0)));&quot;nincs harcm&quot;;(VLOOKUP((VLOOKUP([.$A28];kezifegyverek_all;13;0));harcmodor_harcertekek;4;0)+[.$D28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8]);IF(ISNA((VLOOKUP((VLOOKUP([.$A28];kezifegyverek_all;13;0));harcmodor_harcertekek;5;0)));&quot;nincs harcm&quot;;(VLOOKUP((VLOOKUP([.$A28];kezifegyverek_all;13;0));harcmodor_harcertekek;5;0)+[.$E28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8]);IF(ISNA((VLOOKUP((VLOOKUP([.$A28];kezifegyverek_all;13;0));harcmodor_harcertekek;6;0)));&quot;nincs harcm&quot;;(VLOOKUP((VLOOKUP([.$A28];kezifegyverek_all;13;0));harcmodor_harcertekek;6;0)+[.$F28]));[Data.$K$38])" office:value-type="string" office:string-value="N/A" calcext:value-type="string">
            <text:p>N/A</text:p>
          </table:table-cell>
          <table:table-cell table:style-name="ce730" table:content-validation-name="val149" table:formula="of:=[.G28]" office:value-type="string" office:string-value="N/A" calcext:value-type="string">
            <text:p>N/A</text:p>
          </table:table-cell>
          <table:table-cell table:style-name="ce939" table:number-columns-spanned="2" table:number-rows-spanned="1"/>
          <table:covered-table-cell table:style-name="ce799"/>
          <table:table-cell table:style-name="ce531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0" table:content-validation-name="val126" table:formula="of:=IF(ISNUMBER(VLOOKUP([.$A29];kezifegyverek_all;12;0));1+ROUNDDOWN(VLOOKUP(VLOOKUP([.$A29];kezifegyverek_all;13;0);harcmodor_harcertekek;7;0)/VLOOKUP([.$A29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9]);IF(ISNA((VLOOKUP((VLOOKUP([.$A29];kezifegyverek_all;13;0));harcmodor_harcertekek;4;0)));&quot;nincs harcm&quot;;(VLOOKUP((VLOOKUP([.$A29];kezifegyverek_all;13;0));harcmodor_harcertekek;4;0)+[.$D29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9]);IF(ISNA((VLOOKUP((VLOOKUP([.$A29];kezifegyverek_all;13;0));harcmodor_harcertekek;5;0)));&quot;nincs harcm&quot;;(VLOOKUP((VLOOKUP([.$A29];kezifegyverek_all;13;0));harcmodor_harcertekek;5;0)+[.$E29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9]);IF(ISNA((VLOOKUP((VLOOKUP([.$A29];kezifegyverek_all;13;0));harcmodor_harcertekek;6;0)));&quot;nincs harcm&quot;;(VLOOKUP((VLOOKUP([.$A29];kezifegyverek_all;13;0));harcmodor_harcertekek;6;0)+[.$F29]));[Data.$K$38])" office:value-type="string" office:string-value="N/A" calcext:value-type="string">
            <text:p>N/A</text:p>
          </table:table-cell>
          <table:table-cell table:style-name="ce730" table:content-validation-name="val149" table:formula="of:=[.G29]" office:value-type="string" office:string-value="N/A" calcext:value-type="string">
            <text:p>N/A</text:p>
          </table:table-cell>
          <table:table-cell table:style-name="ce939" table:number-columns-spanned="2" table:number-rows-spanned="1"/>
          <table:covered-table-cell table:style-name="ce799"/>
          <table:table-cell table:style-name="ce531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0" table:content-validation-name="val126" table:formula="of:=IF(ISNUMBER(VLOOKUP([.$A30];kezifegyverek_all;12;0));1+ROUNDDOWN(VLOOKUP(VLOOKUP([.$A30];kezifegyverek_all;13;0);harcmodor_harcertekek;7;0)/VLOOKUP([.$A30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30]);IF(ISNA((VLOOKUP((VLOOKUP([.$A30];kezifegyverek_all;13;0));harcmodor_harcertekek;4;0)));&quot;nincs harcm&quot;;(VLOOKUP((VLOOKUP([.$A30];kezifegyverek_all;13;0));harcmodor_harcertekek;4;0)+[.$D30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30]);IF(ISNA((VLOOKUP((VLOOKUP([.$A30];kezifegyverek_all;13;0));harcmodor_harcertekek;5;0)));&quot;nincs harcm&quot;;(VLOOKUP((VLOOKUP([.$A30];kezifegyverek_all;13;0));harcmodor_harcertekek;5;0)+[.$E30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30]);IF(ISNA((VLOOKUP((VLOOKUP([.$A30];kezifegyverek_all;13;0));harcmodor_harcertekek;6;0)));&quot;nincs harcm&quot;;(VLOOKUP((VLOOKUP([.$A30];kezifegyverek_all;13;0));harcmodor_harcertekek;6;0)+[.$F30]));[Data.$K$38])" office:value-type="string" office:string-value="N/A" calcext:value-type="string">
            <text:p>N/A</text:p>
          </table:table-cell>
          <table:table-cell table:style-name="ce870" table:content-validation-name="val149" table:formula="of:=[.G30]" office:value-type="string" office:string-value="N/A" calcext:value-type="string">
            <text:p>N/A</text:p>
          </table:table-cell>
          <table:table-cell table:style-name="ce939" table:number-columns-spanned="2" table:number-rows-spanned="1"/>
          <table:covered-table-cell table:style-name="ce803"/>
          <table:table-cell table:style-name="ce531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569" table:content-validation-name="val126" table:formula="of:=IF(ISNUMBER(VLOOKUP([.$A34];tavolsagi_fegyverek_all;12;0));1+ROUNDDOWN(VLOOKUP(VLOOKUP([.$A34];tavolsagi_fegyverek_all;13;0);harcmodor_harcertekek;7;0)/VLOOKUP([.$A34];tavolsagi_fegyverek_all;12;0));[Data.$K$38])" office:value-type="string" office:string-value="N/A" calcext:value-type="string">
            <text:p>N/A</text:p>
          </table:table-cell>
          <table:table-cell table:style-name="ce623" table:content-validation-name="val134" table:formula="of:=IF(ISNUMBER([.D34]);IF(ISNA((VLOOKUP((VLOOKUP([.$A34];tavolsagi_fegyverek_all;13;0));harcmodor_harcertekek;4;0)));&quot;nincs harcm&quot;;(VLOOKUP((VLOOKUP([.$A34];tavolsagi_fegyverek_all;13;0));harcmodor_harcertekek;4;0)+[.$D34]));[Data.$K$38])" office:value-type="string" office:string-value="N/A" calcext:value-type="string">
            <text:p>N/A</text:p>
          </table:table-cell>
          <table:table-cell table:style-name="ce659" table:content-validation-name="val134" table:formula="of:=IF(ISNUMBER([.E34]);IF(ISNA((VLOOKUP((VLOOKUP([.$A34];tavolsagi_fegyverek_all;13;0));harcmodor_harcertekek;8;0)));&quot;nincs harcm&quot;;(VLOOKUP((VLOOKUP([.$A34];tavolsagi_fegyverek_all;13;0));harcmodor_harcertekek;8;0)+[.$E34]));[Data.$K$38])" office:value-type="string" office:string-value="N/A" calcext:value-type="string">
            <text:p>N/A</text:p>
          </table:table-cell>
          <table:table-cell table:style-name="ce692" table:content-validation-name="val134" table:formula="of:=IF(ISNUMBER([.F34]);&quot;Osztó: &quot;&amp;[.F34];[Data.K38])" office:value-type="string" office:string-value="N/A" calcext:value-type="string">
            <text:p>N/A</text:p>
          </table:table-cell>
          <table:table-cell table:style-name="ce938" table:content-validation-name="val151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531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570" table:content-validation-name="val126" table:formula="of:=IF(ISNUMBER(VLOOKUP([.$A35];tavolsagi_fegyverek_all;12;0));1+ROUNDDOWN(VLOOKUP(VLOOKUP([.$A35];tavolsagi_fegyverek_all;13;0);harcmodor_harcertekek;7;0)/VLOOKUP([.$A35];tavolsagi_fegyverek_all;12;0));[Data.$K$38])" office:value-type="string" office:string-value="N/A" calcext:value-type="string">
            <text:p>N/A</text:p>
          </table:table-cell>
          <table:table-cell table:style-name="ce624" table:content-validation-name="val134" table:formula="of:=IF(ISNUMBER([.D35]);IF(ISNA((VLOOKUP((VLOOKUP([.$A35];tavolsagi_fegyverek_all;13;0));harcmodor_harcertekek;4;0)));&quot;nincs harcm&quot;;(VLOOKUP((VLOOKUP([.$A35];tavolsagi_fegyverek_all;13;0));harcmodor_harcertekek;4;0)+[.$D35]));[Data.$K$38])" office:value-type="string" office:string-value="N/A" calcext:value-type="string">
            <text:p>N/A</text:p>
          </table:table-cell>
          <table:table-cell table:style-name="ce660" table:content-validation-name="val134" table:formula="of:=IF(ISNUMBER([.E35]);IF(ISNA((VLOOKUP((VLOOKUP([.$A35];tavolsagi_fegyverek_all;13;0));harcmodor_harcertekek;8;0)));&quot;nincs harcm&quot;;(VLOOKUP((VLOOKUP([.$A35];tavolsagi_fegyverek_all;13;0));harcmodor_harcertekek;8;0)+[.$E35]));[Data.$K$38])" office:value-type="string" office:string-value="N/A" calcext:value-type="string">
            <text:p>N/A</text:p>
          </table:table-cell>
          <table:table-cell table:style-name="ce693" table:content-validation-name="val134" table:formula="of:=IF(ISNUMBER([.F35]);&quot;Osztó: &quot;&amp;[.F35];[Data.K38])" office:value-type="string" office:string-value="N/A" calcext:value-type="string">
            <text:p>N/A</text:p>
          </table:table-cell>
          <table:table-cell table:style-name="ce940" table:content-validation-name="val151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31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2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2" table:formula="of:=ROUNDDOWN([Alapértékek.$J$29]*[Alapértékek.$D$35]*0.5)" office:value-type="float" office:value="0" calcext:value-type="float">
            <text:p>0</text:p>
          </table:table-cell>
          <table:table-cell table:style-name="ce875" table:number-columns-spanned="3" table:number-rows-spanned="1"/>
          <table:covered-table-cell table:number-columns-repeated="2" table:style-name="ce939"/>
          <table:table-cell table:style-name="ce531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75" table:content-validation-name="val153"/>
          <table:covered-table-cell table:style-name="ce939"/>
          <table:covered-table-cell table:style-name="ce531"/>
          <table:table-cell table:style-name="ce531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31" table:number-columns-repeated="239"/>
          <table:table-cell table:number-columns-repeated="16128"/>
        </table:table-row>
        <table:table-row table:style-name="ro14">
          <table:table-cell table:style-name="ce458" office:value-type="string" calcext:value-type="string">
            <text:p>Válassz pajzsot:</text:p>
          </table:table-cell>
          <table:table-cell table:style-name="ce539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7"/>
          <table:table-cell table:style-name="ce628" office:value-type="float" office:value="0" calcext:value-type="float">
            <text:p>0</text:p>
          </table:table-cell>
          <table:table-cell table:style-name="ce667" table:content-validation-name="val143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870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655"/>
          <table:table-cell table:style-name="ce531"/>
          <table:table-cell/>
          <table:table-cell table:style-name="Default" table:number-columns-repeated="6"/>
          <table:table-cell table:number-columns-repeated="5"/>
          <table:table-cell table:style-name="ce531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1"/>
          <table:table-cell/>
          <table:table-cell table:style-name="Default" table:number-columns-repeated="6"/>
          <table:table-cell table:number-columns-repeated="5"/>
          <table:table-cell table:style-name="ce531" table:number-columns-repeated="234"/>
          <table:table-cell table:number-columns-repeated="16128"/>
        </table:table-row>
        <table:table-row table:style-name="ro14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535"/>
          <table:table-cell/>
          <table:table-cell table:style-name="Default" table:number-columns-repeated="6"/>
          <table:table-cell table:number-columns-repeated="5"/>
          <table:table-cell table:style-name="ce531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5"/>
          <table:table-cell/>
          <table:table-cell table:style-name="Default" table:number-columns-repeated="6"/>
          <table:table-cell table:number-columns-repeated="5"/>
          <table:table-cell table:style-name="ce535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11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8"/>
          <table:table-cell table:style-name="ce814" table:content-validation-name="val125" office:value-type="string" calcext:value-type="string">
            <text:p>Tám/kör</text:p>
          </table:table-cell>
          <table:table-cell table:style-name="ce814" office:value-type="string" calcext:value-type="string">
            <text:p>KÉ</text:p>
          </table:table-cell>
          <table:table-cell table:style-name="ce814" office:value-type="string" calcext:value-type="string">
            <text:p>TÉ</text:p>
          </table:table-cell>
          <table:table-cell table:style-name="ce814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53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535" table:number-columns-repeated="234"/>
          <table:table-cell table:number-columns-repeated="16128"/>
        </table:table-row>
        <table:table-row table:style-name="ro2">
          <table:table-cell table:style-name="ce641" table:content-validation-name="val103" office:value-type="string" calcext:value-type="string">
            <text:p><text:s text:c="3"/>Elsődleges fegyver</text:p>
          </table:table-cell>
          <table:table-cell table:style-name="ce686" table:content-validation-name="val112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8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3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535" table:number-columns-repeated="234"/>
          <table:table-cell table:number-columns-repeated="16128"/>
        </table:table-row>
        <table:table-row table:style-name="ro2">
          <table:table-cell table:style-name="ce641" table:content-validation-name="val103" office:value-type="string" calcext:value-type="string">
            <text:p><text:s text:c="3"/>Másodlagos fegyver</text:p>
          </table:table-cell>
          <table:table-cell table:style-name="ce686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8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64" office:value-type="string" calcext:value-type="string">
            <text:p>KÉ</text:p>
          </table:table-cell>
          <table:table-cell table:style-name="ce1071" office:value-type="string" calcext:value-type="string">
            <text:p>TÉ</text:p>
          </table:table-cell>
          <table:table-cell table:style-name="ce107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535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655" table:number-columns-repeated="2"/>
          <table:table-cell table:style-name="ce633"/>
          <table:table-cell table:style-name="ce655"/>
          <table:table-cell table:style-name="ce633" table:number-columns-repeated="3"/>
          <table:table-cell table:style-name="ce1034"/>
          <table:table-cell table:style-name="ce535"/>
          <table:table-cell/>
          <table:table-cell table:style-name="ce861" table:content-validation-name="val167" table:formula="of:=IF((ISNUMBER(VLOOKUP([.$B54];kezifegyverek_all;9;0))=1);(VLOOKUP([.$B54];kezifegyverek_all;9;0)+IF([.B53]&gt;=[$Data.$K$65];VLOOKUP([.$B$54];valasztott_fegyverek_all;3;0)*[Data.E$47];0));[Data.$K$38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0;0))=1);(VLOOKUP([.$B54];kezifegyverek_all;10;0)+IF([.$B$53]&gt;=[$Data.$K$65];VLOOKUP([.$B$54];valasztott_fegyverek_all;3;0)*[Data.F$47];0));[Data.$K$38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1;0))=1);(VLOOKUP([.$B54];kezifegyverek_all;11;0)+IF([.$B$53]&gt;=[$Data.$K$65];VLOOKUP([.$B$54];valasztott_fegyverek_all;3;0)*[Data.G$47];0));[Data.$K$38])" office:value-type="string" office:string-value="N/A" calcext:value-type="string">
            <text:p>N/A</text:p>
          </table:table-cell>
          <table:table-cell table:style-name="ce884" table:content-validation-name="val167" table:formula="of:=IF((ISNUMBER(VLOOKUP([.$B54];kezifegyverek_all;3;0))=1);(VLOOKUP([.$B54];kezifegyverek_all;3;0)+IF([.$B$53]&gt;=[$Data.$K$65];VLOOKUP([.$B$54];valasztott_fegyverek_all;3;0)*[Data.H$47];0));[Data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535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4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818" office:value-type="string" calcext:value-type="string">
            <text:p>Harckeret</text:p>
          </table:table-cell>
          <table:table-cell table:style-name="ce818" table:content-validation-name="val79" table:formula="of:=VLOOKUP(VLOOKUP([.$B$54];kezifegyverek_all;13;0);harcmodor_harcertekek;7;0)+VLOOKUP([.B53];ketkezes_harc_bonuszok;2;0)+IF([.$B$57]=1;[$Data.K61];[$Data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818"/>
          <table:table-cell table:style-name="ce811" table:content-validation-name="val79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31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535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696" table:number-columns-spanned="2" table:number-rows-spanned="1"/>
          <table:covered-table-cell table:style-name="ce696"/>
          <table:table-cell table:style-name="ce821" table:content-validation-name="val135" office:value-type="string" calcext:value-type="string">
            <text:p>Akt MGT</text:p>
          </table:table-cell>
          <table:table-cell table:style-name="ce851" table:content-validation-name="val144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4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064" office:value-type="string" calcext:value-type="string">
            <text:p>KÉ</text:p>
          </table:table-cell>
          <table:table-cell table:style-name="ce1071" office:value-type="string" calcext:value-type="string">
            <text:p>TÉ</text:p>
          </table:table-cell>
          <table:table-cell table:style-name="ce107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743" office:value-type="string" calcext:value-type="string">
            <text:p>Szúró</text:p>
          </table:table-cell>
          <table:table-cell table:style-name="ce743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064" table:content-validation-name="val167" table:formula="of:=IF((ISNUMBER(VLOOKUP([.$B55];kezifegyverek_all;9;0))=1);(VLOOKUP([.$B55];kezifegyverek_all;9;0)+IF([.B53]&gt;=[$Data.$K$66];VLOOKUP([.$B$55];valasztott_fegyverek_all;3;0)*[Data.E$47];0));[Data.$K$38])" office:value-type="string" office:string-value="N/A" calcext:value-type="string">
            <text:p>N/A</text:p>
          </table:table-cell>
          <table:table-cell table:style-name="ce1071" table:content-validation-name="val167" table:formula="of:=IF((ISNUMBER(VLOOKUP([.$B55];kezifegyverek_all;10;0))=1);(VLOOKUP([.$B55];kezifegyverek_all;10;0)+IF([.B53]&gt;=[$Data.K66];VLOOKUP([.$B$55];valasztott_fegyverek_all;3;0)*[Data.F$47];0));[Data.$K$38])" office:value-type="string" office:string-value="N/A" calcext:value-type="string">
            <text:p>N/A</text:p>
          </table:table-cell>
          <table:table-cell table:style-name="ce1071" table:content-validation-name="val167" table:formula="of:=IF((ISNUMBER(VLOOKUP([.$B55];kezifegyverek_all;11;0))=1);(VLOOKUP([.$B55];kezifegyverek_all;11;0)+IF([.$B$53]&gt;=[$Data.$K$66];VLOOKUP([.$B$55];valasztott_fegyverek_all;3;0)*[Data.G$47];0));[Data.$K$38])" office:value-type="string" office:string-value="N/A" calcext:value-type="string">
            <text:p>N/A</text:p>
          </table:table-cell>
          <table:table-cell table:style-name="ce883" table:content-validation-name="val167" table:formula="of:=IF((ISNUMBER(VLOOKUP([.$B55];kezifegyverek_all;3;0))=1);(VLOOKUP([.$B55];kezifegyverek_all;3;0)+IF([.$B$53]&gt;=[$Data.$K$66];VLOOKUP([.$B$55];valasztott_fegyverek_all;3;0)*[Data.H$47];0));[Data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53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Struktúra + anyag</text:p>
          </table:table-cell>
          <table:table-cell table:style-name="ce698" table:content-validation-name="val115" table:number-columns-spanned="2" table:number-rows-spanned="1"/>
          <table:covered-table-cell table:style-name="ce743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942" table:content-validation-name="val155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5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5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531"/>
          <table:table-cell table:style-name="ce866" table:content-validation-name="val167" table:formula="of:=IF([.$B$53]&gt;0;[.L$60];[$Data.$L$53])" office:value-type="float" office:value="-10" calcext:value-type="float">
            <text:p>-10</text:p>
          </table:table-cell>
          <table:table-cell table:style-name="ce1075" table:content-validation-name="val167" table:formula="of:=IF([.$B$53]&gt;0;[.M$60];[$Data.$L$53])" office:value-type="float" office:value="-10" calcext:value-type="float">
            <text:p>-10</text:p>
          </table:table-cell>
          <table:table-cell table:style-name="ce1075" table:content-validation-name="val167" table:formula="of:=IF([.$B$53]&gt;0;[.N$60];[$Data.$L$53])" office:value-type="float" office:value="-10" calcext:value-type="float">
            <text:p>-10</text:p>
          </table:table-cell>
          <table:table-cell table:style-name="ce1075" table:content-validation-name="val167" table:formula="of:=IF([.$B$53]&gt;0;[.O$60];0)" office:value-type="float" office:value="0" calcext:value-type="float">
            <text:p>0</text:p>
          </table:table-cell>
          <table:table-cell table:style-name="ce1075" table:formula="of:=[.P60]" office:value-type="float" office:value="0" calcext:value-type="float">
            <text:p>0</text:p>
          </table:table-cell>
          <table:table-cell table:style-name="ce907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720" table:content-validation-name="val116" office:value-type="float" office:value="0" calcext:value-type="float" table:number-columns-spanned="2" table:number-rows-spanned="1">
            <text:p>0</text:p>
          </table:table-cell>
          <table:covered-table-cell table:style-name="ce698"/>
          <table:table-cell table:style-name="ce638" office:value-type="string" calcext:value-type="string">
            <text:p>2x Erő</text:p>
          </table:table-cell>
          <table:table-cell table:style-name="ce685" table:content-validation-name="val79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531" table:number-columns-repeated="3"/>
          <table:table-cell table:style-name="ce745" table:number-columns-repeated="3"/>
          <table:table-cell table:style-name="ce893"/>
          <table:table-cell table:style-name="ce633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Fémalapanyag</text:p>
          </table:table-cell>
          <table:table-cell table:style-name="ce698" table:content-validation-name="val117" table:number-columns-spanned="2" table:number-rows-spanned="1"/>
          <table:covered-table-cell table:style-name="ce698"/>
          <table:table-cell table:style-name="ce655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4" table:formula="of:=[$Alapértékek.D32]" office:value-type="float" office:value="0" calcext:value-type="float">
            <text:p>0. fok</text:p>
          </table:table-cell>
          <table:table-cell table:style-name="ce531" table:number-columns-repeated="3"/>
          <table:table-cell table:style-name="ce745" table:number-columns-repeated="3"/>
          <table:table-cell table:style-name="ce893"/>
          <table:table-cell table:style-name="ce633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639" office:value-type="string" calcext:value-type="string">
            <text:p><text:s text:c="3"/>Kidolgozottság</text:p>
          </table:table-cell>
          <table:table-cell table:style-name="ce701" table:content-validation-name="val118" table:number-columns-spanned="2" table:number-rows-spanned="1"/>
          <table:covered-table-cell table:style-name="ce701"/>
          <table:table-cell table:style-name="ce824" office:value-type="string" calcext:value-type="string">
            <text:p>Lefedettség %</text:p>
          </table:table-cell>
          <table:table-cell table:style-name="ce857" table:content-validation-name="val145" office:value-type="float" office:value="0" calcext:value-type="float">
            <text:p>0 %</text:p>
          </table:table-cell>
          <table:table-cell table:style-name="ce844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844"/>
          <table:table-cell table:style-name="ce1040" table:content-validation-name="val165" office:value-type="float" office:value="1" calcext:value-type="float">
            <text:p>1</text:p>
          </table:table-cell>
          <table:table-cell table:style-name="ce838"/>
          <table:table-cell table:style-name="ce531" table:number-columns-repeated="2"/>
          <table:table-cell table:style-name="ce745" table:number-columns-repeated="3"/>
          <table:table-cell table:style-name="ce893"/>
          <table:table-cell table:style-name="ce633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934"/>
          <table:table-cell table:style-name="ce721"/>
          <table:table-cell table:style-name="ce535" table:number-columns-repeated="2"/>
          <table:table-cell table:number-columns-repeated="3"/>
          <table:table-cell table:style-name="ce535"/>
          <table:table-cell table:style-name="ce977"/>
          <table:table-cell table:style-name="ce531" table:number-columns-repeated="3"/>
          <table:table-cell table:style-name="ce745" table:number-columns-repeated="3"/>
          <table:table-cell table:style-name="ce893"/>
          <table:table-cell table:style-name="ce633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31"/>
          <table:table-cell table:style-name="ce664" office:value-type="string" calcext:value-type="string">
            <text:p>ÉP</text:p>
          </table:table-cell>
          <table:table-cell table:style-name="ce746" table:content-validation-name="val15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45" table:number-columns-repeated="6"/>
          <table:table-cell table:style-name="ce893"/>
          <table:table-cell table:style-name="ce633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66"/>
          <table:table-cell table:style-name="ce710"/>
          <table:table-cell table:style-name="ce773"/>
          <table:table-cell table:style-name="ce90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68"/>
          <table:table-cell table:style-name="ce716"/>
          <table:table-cell table:style-name="ce777"/>
          <table:table-cell table:style-name="ce903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75"/>
          <table:table-cell table:style-name="ce719"/>
          <table:table-cell table:style-name="ce778"/>
          <table:table-cell table:style-name="ce904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76"/>
          <table:table-cell table:style-name="ce725"/>
          <table:table-cell table:style-name="ce780"/>
          <table:table-cell table:style-name="ce911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77"/>
          <table:table-cell table:style-name="ce727"/>
          <table:table-cell table:style-name="ce781"/>
          <table:table-cell table:style-name="ce91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45"/>
          <table:covered-table-cell table:style-name="ce825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6" office:value-type="string" calcext:value-type="string">
            <text:p>-</text:p>
          </table:table-cell>
          <table:table-cell table:style-name="ce757" table:content-validation-name="val157" table:formula="of:=IF(([Data.N18]+([Alapértékek.H38]+[Alapértékek.C24]))&gt;0;0;[Data.N18]+([Alapértékek.H38]+[Alapértékek.C24]))" office:value-type="float" office:value="-10" calcext:value-type="float">
            <text:p>-10</text:p>
          </table:table-cell>
          <table:table-cell table:style-name="ce789" table:content-validation-name="val158" table:formula="of:=IF(([Data.O18]+([Alapértékek.H38]+[Alapértékek.C24]))&gt;0;0;[Data.O18]+([Alapértékek.H38]+[Alapértékek.C24]))" office:value-type="float" office:value="-20" calcext:value-type="float">
            <text:p>-20</text:p>
          </table:table-cell>
          <table:table-cell table:style-name="ce826" table:content-validation-name="val166" table:formula="of:=IF(([Data.P18]+([Alapértékek.H38]+[Alapértékek.C24]))&gt;0;0;[Data.P18]+([Alapértékek.H38]+[Alapértékek.C24]))" office:value-type="float" office:value="-30" calcext:value-type="float">
            <text:p>-30</text:p>
          </table:table-cell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45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31"/>
          <table:table-cell table:style-name="ce556"/>
          <table:table-cell table:style-name="ce531" table:number-columns-repeated="13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 table:number-rows-repeated="65465">
          <table:table-cell table:style-name="ce531" table:number-columns-repeated="15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 table:number-rows-repeated="9">
          <table:table-cell table:style-name="ce531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8])                                                                                              AND ([$Alapértékek.C18]&lt;[$Data.K69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17" table:number-columns-repeated="2" table:default-cell-style-name="ce6"/>
        <table:table-column table:style-name="co49" table:default-cell-style-name="ce609"/>
        <table:table-column table:style-name="co50" table:default-cell-style-name="ce6"/>
        <table:table-column table:style-name="co37" table:number-columns-repeated="2" table:default-cell-style-name="ce6"/>
        <table:table-column table:style-name="co51" table:default-cell-style-name="ce6"/>
        <table:table-column table:style-name="co52" table:default-cell-style-name="ce609"/>
        <table:table-column table:style-name="co53" table:default-cell-style-name="ce609"/>
        <table:table-column table:style-name="co37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21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6369"/>
        </table:table-row>
        <table:table-row table:style-name="ro7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2" table:formula="of:=[Alapértékek.E10]" office:value-type="float" office:value="950" calcext:value-type="float" table:number-columns-spanned="2" table:number-rows-spanned="1">
            <text:p>950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2" table:formula="of:=SUM([.F17];[.F20:.F26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5" table:formula="of:=[.$K$3]+VLOOKUP(([.$O$3]+1); auraero; 2; 1)" office:value-type="string" office:string-value="" calcext:value-type="error" table:number-columns-spanned="3" table:number-rows-spanned="1">
            <text:p>#N/A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6" office:value-type="string" calcext:value-type="string">
            <text:p>Af Próba Nehézség</text:p>
          </table:table-cell>
          <table:table-cell table:style-name="ce1223" table:content-validation-name="val176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7" office:value-type="float" office:value="3" calcext:value-type="float">
            <text:p>3 →</text:p>
          </table:table-cell>
          <table:table-cell table:style-name="ce1225" table:content-validation-name="val17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319" office:value-type="string" calcext:value-type="string" table:number-columns-spanned="6" table:number-rows-spanned="1">
            <text:p><text:span text:style-name="T10">Tradíció képzettségek </text:span><text:span text:style-name="T11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10">Arkánum képzettségek </text:span><text:span text:style-name="T11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7" office:value-type="float" office:value="6" calcext:value-type="float">
            <text:p>6 →</text:p>
          </table:table-cell>
          <table:table-cell table:style-name="ce1225" table:content-validation-name="val177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00"/>
          <table:table-cell table:style-name="ce2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00"/>
          <table:covered-table-cell table:number-columns-repeated="2" table:style-name="ce233"/>
          <table:table-cell table:style-name="ce2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7" office:value-type="float" office:value="9" calcext:value-type="float">
            <text:p>9 →</text:p>
          </table:table-cell>
          <table:table-cell table:style-name="ce1225" table:content-validation-name="val177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0" table:content-validation-name="val168"/>
          <table:covered-table-cell table:style-name="ce235" table:content-validation-name="val168"/>
          <table:covered-table-cell table:style-name="ce252" table:content-validation-name="val16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2" calcext:value-type="float">
            <text:p>12 →</text:p>
          </table:table-cell>
          <table:table-cell table:style-name="ce1225" table:content-validation-name="val177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0" table:content-validation-name="val168"/>
          <table:covered-table-cell table:style-name="ce235" table:content-validation-name="val168"/>
          <table:covered-table-cell table:style-name="ce252" table:content-validation-name="val16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5" calcext:value-type="float">
            <text:p>15 →</text:p>
          </table:table-cell>
          <table:table-cell table:style-name="ce1225" table:content-validation-name="val177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06" table:content-validation-name="val168" table:number-columns-spanned="4" table:number-rows-spanned="1"/>
          <table:covered-table-cell table:style-name="ce1363" table:content-validation-name="val168"/>
          <table:covered-table-cell table:style-name="ce1020" table:content-validation-name="val168"/>
          <table:covered-table-cell table:style-name="ce1022" table:content-validation-name="val168"/>
          <table:table-cell table:style-name="ce970" table:content-validation-name="val62" office:value-type="float" office:value="0" calcext:value-type="float">
            <text:p>0</text:p>
          </table:table-cell>
          <table:table-cell table:style-name="ce428" table:content-validation-name="val42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8" calcext:value-type="float">
            <text:p>18 →</text:p>
          </table:table-cell>
          <table:table-cell table:style-name="ce1225" table:content-validation-name="val177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1" calcext:value-type="float">
            <text:p>21 →</text:p>
          </table:table-cell>
          <table:table-cell table:style-name="ce1225" table:content-validation-name="val177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998" office:value-type="string" calcext:value-type="string" table:number-columns-spanned="6" table:number-rows-spanned="1">
            <text:p><text:span text:style-name="T12">Pszi alkalmazás (fortély) </text:span><text:span text:style-name="T13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4" calcext:value-type="float">
            <text:p>24 →</text:p>
          </table:table-cell>
          <table:table-cell table:style-name="ce1225" table:content-validation-name="val177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0"/>
          <table:table-cell table:style-name="ce69" office:value-type="string" calcext:value-type="string">
            <text:p>Max</text:p>
          </table:table-cell>
          <table:table-cell table:style-name="ce69" table:content-validation-name="val169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7" calcext:value-type="float">
            <text:p>27 →</text:p>
          </table:table-cell>
          <table:table-cell table:style-name="ce1225" table:content-validation-name="val177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00"/>
          <table:table-cell table:style-name="ce952" table:content-validation-name="val42" office:value-type="float" office:value="4" calcext:value-type="float">
            <text:p>4</text:p>
          </table:table-cell>
          <table:table-cell table:style-name="ce1147" table:content-validation-name="val170" office:value-type="float" office:value="0" calcext:value-type="float">
            <text:p>0</text:p>
          </table:table-cell>
          <table:table-cell table:style-name="ce1041" table:content-validation-name="val42" table:formula="of:=[.$E14]*[$Data.$K$14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30" calcext:value-type="float">
            <text:p>30 →</text:p>
          </table:table-cell>
          <table:table-cell table:style-name="ce1225" table:content-validation-name="val177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1002" office:value-type="string" calcext:value-type="string" table:number-columns-spanned="6" table:number-rows-spanned="1">
            <text:p><text:span text:style-name="T10">Pszí-iskola (képzettség) </text:span><text:span text:style-name="T11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00"/>
          <table:covered-table-cell table:number-columns-repeated="2" table:style-name="ce233"/>
          <table:table-cell table:style-name="ce233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1112" office:value-type="string" calcext:value-type="string" table:number-columns-spanned="4" table:number-rows-spanned="1">
            <text:p>Pszí iskola</text:p>
          </table:table-cell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1032" table:content-validation-name="val171" office:value-type="float" office:value="0" calcext:value-type="float">
            <text:p>0</text:p>
          </table:table-cell>
          <table:table-cell table:style-name="ce1043" table:content-validation-name="val42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442" office:value-type="string" calcext:value-type="string">
            <text:p>6 alatt nem muxik</text:p>
          </table:table-cell>
          <table:table-cell table:style-name="Default" table:number-columns-repeated="8"/>
          <table:table-cell table:number-columns-repeated="1636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106" table:content-validation-name="val173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2" office:value-type="float" office:value="0" calcext:value-type="float">
            <text:p>0</text:p>
          </table:table-cell>
          <table:table-cell table:style-name="ce428" table:content-validation-name="val42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0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4" table:content-validation-name="val42" table:formula="of:=[.$E20]*[$Data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5" table:content-validation-name="val42" table:formula="of:=[.$E21]*[$Data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0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6" table:content-validation-name="val42" table:formula="of:=[.$E22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5" table:content-validation-name="val42" table:formula="of:=[.$L22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7" table:content-validation-name="val42" table:formula="of:=[.$E23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6" table:content-validation-name="val42" table:formula="of:=[.$L23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8" table:content-validation-name="val42" table:formula="of:=[.$E24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7" table:content-validation-name="val42" table:formula="of:=[.$L24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5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8" table:content-validation-name="val42" table:formula="of:=[.$L25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6]*[$Data.$K$14]" office:value-type="float" office:value="0" calcext:value-type="float">
            <text:p>0</text:p>
          </table:table-cell>
          <table:table-cell/>
          <table:table-cell table:style-name="ce1106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6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516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35" table:number-columns-spanned="4" table:number-rows-spanned="1"/>
          <table:covered-table-cell table:number-columns-repeated="3" table:style-name="ce1135"/>
          <table:table-cell table:style-name="ce1055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35" table:number-columns-spanned="4" table:number-rows-spanned="1"/>
          <table:covered-table-cell table:number-columns-repeated="3" table:style-name="ce1135"/>
          <table:table-cell table:style-name="ce1055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35" table:number-columns-spanned="4" table:number-rows-spanned="1"/>
          <table:covered-table-cell table:number-columns-repeated="3" table:style-name="ce1135"/>
          <table:table-cell table:style-name="ce1055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4" table:default-cell-style-name="ce700"/>
        <table:table-column table:style-name="co55" table:default-cell-style-name="ce6"/>
        <table:table-column table:style-name="co37" table:number-columns-repeated="4" table:default-cell-style-name="ce6"/>
        <table:table-column table:style-name="co56" table:default-cell-style-name="ce6"/>
        <table:table-column table:style-name="co57" table:default-cell-style-name="ce6"/>
        <table:table-column table:style-name="co37" table:number-columns-repeated="6" table:default-cell-style-name="ce6"/>
        <table:table-column table:style-name="co58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16">
          <table:table-cell table:style-name="ce1446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16370"/>
        </table:table-row>
        <table:table-row table:style-name="ro2">
          <table:table-cell table:style-name="ce1447"/>
          <table:table-cell table:style-name="ce1460" office:value-type="string" calcext:value-type="string">
            <text:p>Fegyver</text:p>
          </table:table-cell>
          <table:table-cell table:style-name="ce1493" office:value-type="string" calcext:value-type="string">
            <text:p>Típus</text:p>
          </table:table-cell>
          <table:table-cell table:style-name="ce1460" office:value-type="string" calcext:value-type="string">
            <text:p>SP</text:p>
          </table:table-cell>
          <table:table-cell table:style-name="ce1517" office:value-type="string" calcext:value-type="string">
            <text:p>Sebzés módja</text:p>
          </table:table-cell>
          <table:table-cell table:style-name="ce1522" office:value-type="string" calcext:value-type="string">
            <text:p>Átütés</text:p>
          </table:table-cell>
          <table:table-cell table:style-name="ce1522" office:value-type="string" calcext:value-type="string">
            <text:p>Íves</text:p>
          </table:table-cell>
          <table:table-cell table:style-name="ce1536" office:value-type="string" calcext:value-type="string">
            <text:p>1,5 kezes</text:p>
          </table:table-cell>
          <table:table-cell table:style-name="ce1522" office:value-type="string" calcext:value-type="string">
            <text:p>Pengehossz</text:p>
          </table:table-cell>
          <table:table-cell table:style-name="ce1522" office:value-type="string" calcext:value-type="string">
            <text:p>KÉ</text:p>
          </table:table-cell>
          <table:table-cell table:style-name="ce1522" office:value-type="string" calcext:value-type="string">
            <text:p>TÉ</text:p>
          </table:table-cell>
          <table:table-cell table:style-name="ce1522" office:value-type="string" calcext:value-type="string">
            <text:p>VÉ</text:p>
          </table:table-cell>
          <table:table-cell table:style-name="ce1522" office:value-type="string" calcext:value-type="string">
            <text:p>Sebesség</text:p>
          </table:table-cell>
          <table:table-cell table:style-name="ce1493" office:value-type="string" calcext:value-type="string">
            <text:p>Harcmodor</text:p>
          </table:table-cell>
          <table:table-cell table:style-name="ce1576" office:value-type="string" calcext:value-type="string">
            <text:p>Megjegyzés</text:p>
          </table:table-cell>
          <table:table-cell table:style-name="ce1710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Közelharci fegyverek</text:p>
          </table:table-cell>
          <table:table-cell table:style-name="ce1461" office:value-type="string" calcext:value-type="string">
            <text:p><text:s/>__</text:p>
          </table:table-cell>
          <table:table-cell table:style-name="ce1495"/>
          <table:table-cell table:number-columns-repeated="3" table:style-name="ce1495" office:value-type="string" calcext:value-type="string">
            <text:p>N/A</text:p>
          </table:table-cell>
          <table:table-cell table:style-name="ce1461"/>
          <table:table-cell table:style-name="ce1537"/>
          <table:table-cell table:number-columns-repeated="5" table:style-name="ce1495" office:value-type="string" calcext:value-type="string">
            <text:p>N/A</text:p>
          </table:table-cell>
          <table:table-cell table:style-name="ce1461" table:number-columns-repeated="2"/>
          <table:table-cell table:style-name="ce1711" table:number-columns-repeated="241"/>
          <table:table-cell table:number-columns-repeated="16128"/>
        </table:table-row>
        <table:table-row table:style-name="ro17">
          <table:table-cell/>
          <table:table-cell table:style-name="ce1462" office:value-type="string" calcext:value-type="string">
            <text:p>Puszta kéz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-5" calcext:value-type="float">
            <text:p>-5</text:p>
          </table:table-cell>
          <table:table-cell table:style-name="ce1496" office:value-type="string" calcext:value-type="string">
            <text:p>Z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540"/>
          <table:table-cell table:style-name="ce1555" office:value-type="float" office:value="0" calcext:value-type="float">
            <text:p>0</text:p>
          </table:table-cell>
          <table:table-cell table:number-columns-repeated="3" table:style-name="ce1496" office:value-type="float" office:value="-10" calcext:value-type="float">
            <text:p>-10</text:p>
          </table:table-cell>
          <table:table-cell table:style-name="ce149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Tőr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447"/>
          <table:table-cell table:style-name="ce1466" office:value-type="string" calcext:value-type="string">
            <text:p>Béltépő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string" calcext:value-type="string">
            <text:p>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Dzsambi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Garott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string" calcext:value-type="string">
            <text:p>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string" calcext:value-type="string">
            <text:p>spec.</text:p>
          </table:table-cell>
          <table:table-cell table:number-columns-repeated="3"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-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Ké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466" office:value-type="string" calcext:value-type="string">
            <text:p>Kriszké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Levéltőr</text:p>
          </table:table-cell>
          <table:table-cell table:style-name="ce1497" office:value-type="string" calcext:value-type="string">
            <text:p>egykezes</text:p>
          </table:table-cell>
          <table:table-cell table:style-name="ce1506" office:value-type="float" office:value="1" calcext:value-type="float">
            <text:p>1</text:p>
          </table:table-cell>
          <table:table-cell table:style-name="ce1506" office:value-type="string" calcext:value-type="string">
            <text:p>S/V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543"/>
          <table:table-cell table:style-name="ce1497" office:value-type="float" office:value="0" calcext:value-type="float">
            <text:p>0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4" calcext:value-type="float">
            <text:p>4</text:p>
          </table:table-cell>
          <table:table-cell table:number-columns-repeated="2" table:style-name="ce150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Markolatgomb</text:p>
          </table:table-cell>
          <table:table-cell table:style-name="ce1497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Z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543"/>
          <table:table-cell table:style-name="ce1506" office:value-type="float" office:value="0" calcext:value-type="float">
            <text:p>0</text:p>
          </table:table-cell>
          <table:table-cell table:number-columns-repeated="3" table:style-name="ce1506" office:value-type="float" office:value="-7" calcext:value-type="float">
            <text:p>-7</text:p>
          </table:table-cell>
          <table:table-cell table:style-name="ce150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Méregfog</text:p>
          </table:table-cell>
          <table:table-cell table:style-name="ce1497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S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543"/>
          <table:table-cell table:style-name="ce1497" office:value-type="float" office:value="0" calcext:value-type="float">
            <text:p>0</text:p>
          </table:table-cell>
          <table:table-cell table:style-name="ce1506" office:value-type="float" office:value="1" calcext:value-type="float">
            <text:p>1</text:p>
          </table:table-cell>
          <table:table-cell table:number-columns-repeated="2" table:style-name="ce1506" office:value-type="float" office:value="3" calcext:value-type="float">
            <text:p>3</text:p>
          </table:table-cell>
          <table:table-cell table:style-name="ce150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Pugos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Ramier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3" calcext:value-type="float">
            <text:p>3</text:p>
          </table:table-cell>
          <table:table-cell table:number-columns-repeated="3"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617" table:number-columns-repeated="16128"/>
        </table:table-row>
        <table:table-row table:style-name="ro7">
          <table:table-cell/>
          <table:table-cell table:style-name="ce1466" office:value-type="string" calcext:value-type="string">
            <text:p>Tőr, hárító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85" office:value-type="string" calcext:value-type="string">
            <text:p><text:span text:style-name="T17">Nagyon</text:span><text:span text:style-name="T18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Tőr, kígyó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Tőr, ököl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-5" calcext:value-type="float">
            <text:p>-5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-5" calcext:value-type="float">
            <text:p>-5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/>
          <table:table-cell table:number-columns-repeated="16369"/>
        </table:table-row>
        <table:table-row table:style-name="ro7">
          <table:table-cell table:style-name="ce1449"/>
          <table:table-cell table:style-name="ce1467" office:value-type="string" calcext:value-type="string">
            <text:p>Tőr, páncélszúró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string" calcext:value-type="string">
            <text:p>S</text:p>
          </table:table-cell>
          <table:table-cell table:style-name="ce1523" office:value-type="string" calcext:value-type="string">
            <text:p>5+Erő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közelharc</text:p>
          </table:table-cell>
          <table:table-cell table:style-name="ce1686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66" office:value-type="string" calcext:value-type="string">
            <text:p>Tőr, Slan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number-columns-repeated="2" table:style-name="ce1497" office:value-type="float" office:value="0" calcext:value-type="float">
            <text:p>0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/>
          <table:table-cell table:number-columns-repeated="16369"/>
        </table:table-row>
        <table:table-row table:style-name="ro1">
          <table:table-cell table:style-name="ce1363"/>
          <table:table-cell table:style-name="ce1468" office:value-type="string" calcext:value-type="string">
            <text:p>Vasököl / páncélkesztyű</text:p>
          </table:table-cell>
          <table:table-cell table:style-name="ce1499" office:value-type="string" calcext:value-type="string">
            <text:p>egykezes</text:p>
          </table:table-cell>
          <table:table-cell table:style-name="ce1499" office:value-type="float" office:value="0" calcext:value-type="float">
            <text:p>0</text:p>
          </table:table-cell>
          <table:table-cell table:style-name="ce1499" office:value-type="string" calcext:value-type="string">
            <text:p>Z</text:p>
          </table:table-cell>
          <table:table-cell table:style-name="ce1525" office:value-type="float" office:value="0" calcext:value-type="float">
            <text:p>0</text:p>
          </table:table-cell>
          <table:table-cell table:style-name="ce1499" office:value-type="float" office:value="0" calcext:value-type="float">
            <text:p>0</text:p>
          </table:table-cell>
          <table:table-cell table:style-name="ce1546"/>
          <table:table-cell table:style-name="ce1499" office:value-type="float" office:value="0" calcext:value-type="float">
            <text:p>0</text:p>
          </table:table-cell>
          <table:table-cell table:number-columns-repeated="3" table:style-name="ce1499" office:value-type="float" office:value="-7" calcext:value-type="float">
            <text:p>-7</text:p>
          </table:table-cell>
          <table:table-cell table:style-name="ce1499" office:value-type="float" office:value="5" calcext:value-type="float">
            <text:p>5</text:p>
          </table:table-cell>
          <table:table-cell table:style-name="ce1563" office:value-type="string" calcext:value-type="string">
            <text:p>közelharc</text:p>
          </table:table-cell>
          <table:table-cell table:style-name="ce1687" office:value-type="string" calcext:value-type="string">
            <text:p>Erőbónusz: 0 feletti rész 1:1-ben számít be.</text:p>
          </table:table-cell>
          <table:table-cell table:style-name="ce365" table:number-columns-repeated="241"/>
          <table:table-cell table:number-columns-repeated="16128"/>
        </table:table-row>
        <table:table-row table:style-name="ro19">
          <table:table-cell table:style-name="ce1448" office:value-type="string" calcext:value-type="string">
            <text:p>Kardvívó fegyverek</text:p>
          </table:table-cell>
          <table:table-cell table:style-name="ce1462" office:value-type="string" calcext:value-type="string">
            <text:p>Kard, dzsenn szablya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string" calcext:value-type="string">
            <text:p>V/S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1" calcext:value-type="float">
            <text:p>1</text:p>
          </table:table-cell>
          <table:table-cell table:style-name="ce1540"/>
          <table:table-cell table:style-name="ce1496" office:value-type="float" office:value="1" calcext:value-type="float">
            <text:p>1</text:p>
          </table:table-cell>
          <table:table-cell table:style-name="ce1496" office:value-type="float" office:value="8" calcext:value-type="float">
            <text:p>8</text:p>
          </table:table-cell>
          <table:table-cell table:number-columns-repeated="2" table:style-name="ce1496" office:value-type="float" office:value="15" calcext:value-type="float">
            <text:p>15</text:p>
          </table:table-cell>
          <table:table-cell table:style-name="ce1496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47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emrelin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7" calcext:value-type="float">
            <text:p>7</text:p>
          </table:table-cell>
          <table:table-cell table:number-columns-repeated="2" table:style-name="ce1497" office:value-type="float" office:value="13" calcext:value-type="float">
            <text:p>13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88"/>
          <table:table-cell table:number-columns-repeated="16369"/>
        </table:table-row>
        <table:table-row table:style-name="ro20">
          <table:table-cell/>
          <table:table-cell table:style-name="ce1466" office:value-type="string" calcext:value-type="string">
            <text:p>Kard, fejvadász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11" calcext:value-type="float">
            <text:p>11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88" office:value-type="string" calcext:value-type="string">
            <text:p><text:span text:style-name="T19">KF</text:span><text:span text:style-name="T20">: Tradíció: Fejvadász – 6.szint</text:span></text:p>
            <text:p><text:span text:style-name="T20">Gorviki klánnal, vagy mesterrel.</text:span></text:p>
            <text:p><text:span text:style-name="T20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466" office:value-type="string" calcext:value-type="string">
            <text:p>Kard, handzsár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hiequar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S/V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2" calcext:value-type="float">
            <text:p>12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Kard, hosszú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518" office:value-type="string" calcext:value-type="string">
            <text:p><text:span text:style-name="T15"> </text:span><text:span text:style-name="T16">V/S</text:span>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6" calcext:value-type="float">
            <text:p>6</text:p>
          </table:table-cell>
          <table:table-cell table:number-columns-repeated="2" table:style-name="ce1497" office:value-type="float" office:value="12" calcext:value-type="float">
            <text:p>12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Kard, jatagán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518" office:value-type="string" calcext:value-type="string">
            <text:p><text:span text:style-name="T15"> </text:span><text:span text:style-name="T16">V/S</text:span>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466" office:value-type="string" calcext:value-type="string">
            <text:p>Kard, kétkezes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20" calcext:value-type="float">
            <text:p>20</text:p>
          </table:table-cell>
          <table:table-cell table:style-name="ce1497" office:value-type="float" office:value="15" calcext:value-type="float">
            <text:p>15</text:p>
          </table:table-cell>
          <table:table-cell table:style-name="ce1497" office:value-type="float" office:value="8" calcext:value-type="float">
            <text:p>8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khossa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1" calcext:value-type="float">
            <text:p>11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Kard, kígyó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518" office:value-type="string" calcext:value-type="string">
            <text:p><text:span text:style-name="T15"> </text:span><text:span text:style-name="T16">V/S</text:span>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5" calcext:value-type="float">
            <text:p>5</text:p>
          </table:table-cell>
          <table:table-cell table:number-columns-repeated="2" table:style-name="ce1497" office:value-type="float" office:value="11" calcext:value-type="float">
            <text:p>11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Szúró sebzés: +5 SP; <text:span text:style-name="T21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Kard, Lagoss 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518" office:value-type="string" calcext:value-type="string">
            <text:p><text:span text:style-name="T15"> </text:span><text:span text:style-name="T16">V/S</text:span>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8" calcext:value-type="float">
            <text:p>8</text:p>
          </table:table-cell>
          <table:table-cell table:number-columns-repeated="2" table:style-name="ce1497" office:value-type="float" office:value="16" calcext:value-type="float">
            <text:p>16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<text:span text:style-name="T21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lovag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float" office:value="15" calcext:value-type="float">
            <text:p>15</text:p>
          </table:table-cell>
          <table:table-cell table:style-name="ce1497" office:value-type="float" office:value="12" calcext:value-type="float">
            <text:p>12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466" office:value-type="string" calcext:value-type="string">
            <text:p>Kard, másfélkezes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8" calcext:value-type="float">
            <text:p>8</text:p>
          </table:table-cell>
          <table:table-cell table:number-columns-repeated="2" table:style-name="ce1497" office:value-type="float" office:value="16" calcext:value-type="float">
            <text:p>16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kardvívás</text:p>
          </table:table-cell>
          <table:table-cell table:style-name="ce1688" office:value-type="string" calcext:value-type="string">
            <text:p><text:span text:style-name="T21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Kard, mesterkard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18" calcext:value-type="float">
            <text:p>18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kardvívás</text:p>
          </table:table-cell>
          <table:table-cell table:style-name="ce1691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Kard, Pugoss 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6" calcext:value-type="float">
            <text:p>6</text:p>
          </table:table-cell>
          <table:table-cell table:number-columns-repeated="2" table:style-name="ce1497" office:value-type="float" office:value="12" calcext:value-type="float">
            <text:p>12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21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rövid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4" calcext:value-type="float">
            <text:p>4</text:p>
          </table:table-cell>
          <table:table-cell table:number-columns-repeated="2"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-</text:p>
          </table:table-cell>
          <table:table-cell table:number-columns-repeated="241"/>
          <table:table-cell table:style-name="ce617" table:number-columns-repeated="16128"/>
        </table:table-row>
        <table:table-row table:style-name="ro17">
          <table:table-cell/>
          <table:table-cell table:style-name="ce1466" office:value-type="string" calcext:value-type="string">
            <text:p>Kard, Slan 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19" calcext:value-type="float">
            <text:p>19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88" office:value-type="string" calcext:value-type="string">
            <text:p><text:span text:style-name="T21">MK</text:span>, <text:span text:style-name="T21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number-columns-repeated="241"/>
          <table:table-cell table:style-name="ce617" table:number-columns-repeated="16128"/>
        </table:table-row>
        <table:table-row table:style-name="ro2">
          <table:table-cell/>
          <table:table-cell table:style-name="ce1466" office:value-type="string" calcext:value-type="string">
            <text:p>Kard, Slan rövid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11" calcext:value-type="float">
            <text:p>11</text:p>
          </table:table-cell>
          <table:table-cell table:number-columns-repeated="2"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466" office:value-type="string" calcext:value-type="string">
            <text:p>Kard, Slan csatakard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23" calcext:value-type="float">
            <text:p>23</text:p>
          </table:table-cell>
          <table:table-cell table:style-name="ce1497" office:value-type="float" office:value="17" calcext:value-type="float">
            <text:p>17</text:p>
          </table:table-cell>
          <table:table-cell table:style-name="ce1497" office:value-type="float" office:value="8" calcext:value-type="float">
            <text:p>8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  <table:table-cell table:style-name="ce1457" table:number-columns-repeated="16128"/>
        </table:table-row>
        <table:table-row table:style-name="ro19">
          <table:table-cell/>
          <table:table-cell table:style-name="ce1466" office:value-type="string" calcext:value-type="string">
            <text:p>Kard, szably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6" calcext:value-type="float">
            <text:p>6</text:p>
          </table:table-cell>
          <table:table-cell table:number-columns-repeated="2" table:style-name="ce1497" office:value-type="float" office:value="12" calcext:value-type="float">
            <text:p>12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449"/>
          <table:table-cell table:style-name="ce1467" office:value-type="string" calcext:value-type="string">
            <text:p>Mara-sequor </text:p>
          </table:table-cell>
          <table:table-cell table:style-name="ce1498" office:value-type="string" calcext:value-type="string">
            <text:p>kétkezes</text:p>
          </table:table-cell>
          <table:table-cell table:style-name="ce1498" office:value-type="float" office:value="6" calcext:value-type="float">
            <text:p>6</text:p>
          </table:table-cell>
          <table:table-cell table:style-name="ce1498" office:value-type="string" calcext:value-type="string">
            <text:p>V/S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0" calcext:value-type="float">
            <text:p>0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1.5" calcext:value-type="float">
            <text:p>1.5</text:p>
          </table:table-cell>
          <table:table-cell table:style-name="ce1498" office:value-type="float" office:value="9" calcext:value-type="float">
            <text:p>9</text:p>
          </table:table-cell>
          <table:table-cell table:style-name="ce1498" office:value-type="float" office:value="20" calcext:value-type="float">
            <text:p>20</text:p>
          </table:table-cell>
          <table:table-cell table:style-name="ce1498" office:value-type="float" office:value="16" calcext:value-type="float">
            <text:p>16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22">MK, KF</text:span><text:span text:style-name="T23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7">
          <table:table-cell table:style-name="ce1449"/>
          <table:table-cell table:style-name="ce1467" office:value-type="string" calcext:value-type="string">
            <text:p>Meneth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V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6" calcext:value-type="float">
            <text:p>6</text:p>
          </table:table-cell>
          <table:table-cell table:style-name="ce1498" office:value-type="float" office:value="10" calcext:value-type="float">
            <text:p>10</text:p>
          </table:table-cell>
          <table:table-cell table:style-name="ce1498" office:value-type="float" office:value="7" calcext:value-type="float">
            <text:p>7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22">KF</text:span><text:span text:style-name="T23">: Tradíció: Amund - 9.szint, Spec: ⭕TODO</text:span>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66" office:value-type="string" calcext:value-type="string">
            <text:p>Predoci egyeneskard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V/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8" office:value-type="float" office:value="7" calcext:value-type="float">
            <text:p>7</text:p>
          </table:table-cell>
          <table:table-cell table:style-name="ce1498" office:value-type="float" office:value="13" calcext:value-type="float">
            <text:p>13</text:p>
          </table:table-cell>
          <table:table-cell table:style-name="ce1498" office:value-type="float" office:value="11" calcext:value-type="float">
            <text:p>11</text:p>
          </table:table-cell>
          <table:table-cell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Sequor 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V/S</text:p>
          </table:table-cell>
          <table:table-cell table:style-name="ce1498" office:value-type="float" office:value="0" calcext:value-type="float">
            <text:p>0</text:p>
          </table:table-cell>
          <table:table-cell table:style-name="ce1498" office:value-type="float" office:value="1" calcext:value-type="float">
            <text:p>1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6" calcext:value-type="float">
            <text:p>6</text:p>
          </table:table-cell>
          <table:table-cell table:style-name="ce1498" office:value-type="float" office:value="13" calcext:value-type="float">
            <text:p>13</text:p>
          </table:table-cell>
          <table:table-cell table:style-name="ce1498" office:value-type="float" office:value="11" calcext:value-type="float">
            <text:p>11</text:p>
          </table:table-cell>
          <table:table-cell table:style-name="ce1498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3" office:value-type="string" calcext:value-type="string">
            <text:p><text:span text:style-name="T21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455"/>
          <table:table-cell table:style-name="ce1472" office:value-type="string" calcext:value-type="string">
            <text:p>Tőrkard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49"/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6" calcext:value-type="float">
            <text:p>6</text:p>
          </table:table-cell>
          <table:table-cell table:number-columns-repeated="2" table:style-name="ce1500" office:value-type="float" office:value="12" calcext:value-type="float">
            <text:p>12</text:p>
          </table:table-cell>
          <table:table-cell table:style-name="ce1500" office:value-type="float" office:value="5" calcext:value-type="float">
            <text:p>5</text:p>
          </table:table-cell>
          <table:table-cell table:style-name="ce1565" office:value-type="string" calcext:value-type="string">
            <text:p>kardvívás</text:p>
          </table:table-cell>
          <table:table-cell table:style-name="ce1694" office:value-type="string" calcext:value-type="string">
            <text:p><text:span text:style-name="T20">- Az áldozat páncéldobás során -1 büntetést szenved el</text:span></text:p>
            <text:p><text:span text:style-name="T20">- Pontra támadás manővernél: a manőver nehézsége 1-el csökken </text:span></text:p>
            <text:p><text:span text:style-name="T20">- Ha az ellenfél is tőrkarddal harcol, mindketten kapnak +10 VÉ bónuszt.</text:span></text:p>
            <text:p><text:span text:style-name="T20">- Erőbónusz nem számít!</text:span></text:p>
            <text:p><text:span text:style-name="T20">- Könnyebb ellene a fegyvertörés Manőver: </text:span><text:span text:style-name="T24">+2</text:span></text:p>
            <text:p><text:span text:style-name="T20">- Zúzó fegyverek ellen VÉ büntetés: </text:span><text:span text:style-name="T24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Zúzó fegyverek</text:p>
          </table:table-cell>
          <table:table-cell table:style-name="ce1462" office:value-type="string" calcext:value-type="string">
            <text:p>Bot, rövid</text:p>
          </table:table-cell>
          <table:table-cell table:style-name="ce1496" office:value-type="string" calcext:value-type="string">
            <text:p>egykezes</text:p>
          </table:table-cell>
          <table:table-cell table:style-name="ce1502" office:value-type="float" office:value="-3" calcext:value-type="float">
            <text:p>-3</text:p>
          </table:table-cell>
          <table:table-cell table:style-name="ce1502" office:value-type="string" calcext:value-type="string">
            <text:p>Z</text:p>
          </table:table-cell>
          <table:table-cell table:number-columns-repeated="2" table:style-name="ce1502" office:value-type="float" office:value="0" calcext:value-type="float">
            <text:p>0</text:p>
          </table:table-cell>
          <table:table-cell table:style-name="ce1540"/>
          <table:table-cell table:style-name="ce1497" office:value-type="float" office:value="0.5" calcext:value-type="float">
            <text:p>0.5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9" calcext:value-type="float">
            <text:p>9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5" calcext:value-type="float">
            <text:p>5</text:p>
          </table:table-cell>
          <table:table-cell table:style-name="ce1561" office:value-type="string" calcext:value-type="string">
            <text:p>zúzás</text:p>
          </table:table-cell>
          <table:table-cell table:style-name="ce1686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ot, furkós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-1" calcext:value-type="float">
            <text:p>-1</text:p>
          </table:table-cell>
          <table:table-cell table:style-name="ce1498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10" calcext:value-type="float">
            <text:p>10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Buzogány, egykezes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519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502" office:value-type="float" office:value="1" calcext:value-type="float">
            <text:p>1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12" calcext:value-type="float">
            <text:p>12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uzogány, kétkezes</text:p>
          </table:table-cell>
          <table:table-cell table:style-name="ce1498" office:value-type="string" calcext:value-type="string">
            <text:p>kétkezes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string" calcext:value-type="string">
            <text:p>Z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1.5" calcext:value-type="float">
            <text:p>1.5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20" calcext:value-type="float">
            <text:p>20</text:p>
          </table:table-cell>
          <table:table-cell table:number-columns-repeated="2" table:style-name="ce1498" office:value-type="float" office:value="8" calcext:value-type="float">
            <text:p>8</text:p>
          </table:table-cell>
          <table:table-cell table:style-name="ce1562" office:value-type="string" calcext:value-type="string">
            <text:p>zúzás</text:p>
          </table:table-cell>
          <table:table-cell table:style-name="ce169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uzogány, láncos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3" calcext:value-type="float">
            <text:p>3</text:p>
          </table:table-cell>
          <table:table-cell table:style-name="ce1498" office:value-type="float" office:value="15" calcext:value-type="float">
            <text:p>15</text:p>
          </table:table-cell>
          <table:table-cell table:number-columns-repeated="2"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 office:value-type="string" calcext:value-type="string">
            <text:p>Ellenfél Pajzs VÉ értéke csak a fele.</text:p>
          </table:table-cell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466" office:value-type="string" calcext:value-type="string">
            <text:p>Buzogány, shadleki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string" calcext:value-type="string">
            <text:p>Z</text:p>
          </table:table-cell>
          <table:table-cell table:style-name="ce1498" office:value-type="float" office:value="3" calcext:value-type="float">
            <text:p>3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float" office:value="14" calcext:value-type="float">
            <text:p>14</text:p>
          </table:table-cell>
          <table:table-cell table:style-name="ce1498" office:value-type="float" office:value="9" calcext:value-type="float">
            <text:p>9</text:p>
          </table:table-cell>
          <table:table-cell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uzogány, tollas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Z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9" calcext:value-type="float">
            <text:p>9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5" calcext:value-type="float">
            <text:p>5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Csatabárd, egykeze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520" office:value-type="string" calcext:value-type="string">
            <text:p>Z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4" calcext:value-type="float">
            <text:p>4</text:p>
          </table:table-cell>
          <table:table-cell table:number-columns-repeated="2"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Csatabárd, kétkezes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string" calcext:value-type="string">
            <text:p>Z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8" calcext:value-type="float">
            <text:p>18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8" calcext:value-type="float">
            <text:p>8</text:p>
          </table:table-cell>
          <table:table-cell table:style-name="ce1561" office:value-type="string" calcext:value-type="string">
            <text:p>zúzás</text:p>
          </table:table-cell>
          <table:table-cell table:style-name="ce1690"/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Csatacsákány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string" calcext:value-type="string">
            <text:p>Z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14" calcext:value-type="float">
            <text:p>14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zúzás</text:p>
          </table:table-cell>
          <table:table-cell table:style-name="ce169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55"/>
          <table:table-cell table:style-name="ce1472" office:value-type="string" calcext:value-type="string">
            <text:p>Harci kalapács</text:p>
          </table:table-cell>
          <table:table-cell table:style-name="ce1501" office:value-type="string" calcext:value-type="string">
            <text:p>kétkezes</text:p>
          </table:table-cell>
          <table:table-cell table:style-name="ce1501" office:value-type="float" office:value="7" calcext:value-type="float">
            <text:p>7</text:p>
          </table:table-cell>
          <table:table-cell table:style-name="ce1501" office:value-type="string" calcext:value-type="string">
            <text:p>Z</text:p>
          </table:table-cell>
          <table:table-cell table:number-columns-repeated="2" table:style-name="ce1501" office:value-type="float" office:value="0" calcext:value-type="float">
            <text:p>0</text:p>
          </table:table-cell>
          <table:table-cell table:style-name="ce1549"/>
          <table:table-cell table:style-name="ce1501" office:value-type="float" office:value="1.5" calcext:value-type="float">
            <text:p>1.5</text:p>
          </table:table-cell>
          <table:table-cell table:style-name="ce1501" office:value-type="float" office:value="1" calcext:value-type="float">
            <text:p>1</text:p>
          </table:table-cell>
          <table:table-cell table:style-name="ce1501" office:value-type="float" office:value="20" calcext:value-type="float">
            <text:p>20</text:p>
          </table:table-cell>
          <table:table-cell table:number-columns-repeated="2" table:style-name="ce1501" office:value-type="float" office:value="8" calcext:value-type="float">
            <text:p>8</text:p>
          </table:table-cell>
          <table:table-cell table:style-name="ce1566" office:value-type="string" calcext:value-type="string">
            <text:p>zúzás</text:p>
          </table:table-cell>
          <table:table-cell table:style-name="ce1695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Lándzsavívó fegyverek</text:p>
          </table:table-cell>
          <table:table-cell table:style-name="ce1473" office:value-type="string" calcext:value-type="string">
            <text:p>Alabárd</text:p>
          </table:table-cell>
          <table:table-cell table:style-name="ce1502" office:value-type="string" calcext:value-type="string">
            <text:p>kétkezes</text:p>
          </table:table-cell>
          <table:table-cell table:style-name="ce1502" office:value-type="float" office:value="4" calcext:value-type="float">
            <text:p>4</text:p>
          </table:table-cell>
          <table:table-cell table:style-name="ce1502" office:value-type="string" calcext:value-type="string">
            <text:p>S+Z/V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0" calcext:value-type="float">
            <text:p>0</text:p>
          </table:table-cell>
          <table:table-cell table:style-name="ce1540"/>
          <table:table-cell table:style-name="ce1498" office:value-type="float" office:value="3" calcext:value-type="float">
            <text:p>3</text:p>
          </table:table-cell>
          <table:table-cell table:style-name="ce1502" office:value-type="float" office:value="12" calcext:value-type="float">
            <text:p>12</text:p>
          </table:table-cell>
          <table:table-cell table:number-columns-repeated="2" table:style-name="ce1502" office:value-type="float" office:value="28" calcext:value-type="float">
            <text:p>28</text:p>
          </table:table-cell>
          <table:table-cell table:style-name="ce1502" office:value-type="float" office:value="8" calcext:value-type="float">
            <text:p>8</text:p>
          </table:table-cell>
          <table:table-cell table:style-name="ce1562" office:value-type="string" calcext:value-type="string">
            <text:p>lándzsavívás</text:p>
          </table:table-cell>
          <table:table-cell table:style-name="ce1697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449"/>
          <table:table-cell table:style-name="ce1467" office:value-type="string" calcext:value-type="string">
            <text:p>Bot, hosszú</text:p>
          </table:table-cell>
          <table:table-cell table:style-name="ce1498" office:value-type="string" calcext:value-type="string">
            <text:p>kétkezes</text:p>
          </table:table-cell>
          <table:table-cell table:style-name="ce1507" office:value-type="float" office:value="1" calcext:value-type="float">
            <text:p>1</text:p>
          </table:table-cell>
          <table:table-cell table:style-name="ce1498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8" office:value-type="float" office:value="14" calcext:value-type="float">
            <text:p>14</text:p>
          </table:table-cell>
          <table:table-cell table:style-name="ce1498" office:value-type="float" office:value="16" calcext:value-type="float">
            <text:p>16</text:p>
          </table:table-cell>
          <table:table-cell table:style-name="ce1498" office:value-type="float" office:value="24" calcext:value-type="float">
            <text:p>24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2">
          <table:table-cell table:style-name="ce1449"/>
          <table:table-cell table:style-name="ce1467" office:value-type="string" calcext:value-type="string">
            <text:p>Lándzsa</text:p>
          </table:table-cell>
          <table:table-cell table:style-name="ce1498" office:value-type="string" calcext:value-type="string">
            <text:p>kétkezes</text:p>
          </table:table-cell>
          <table:table-cell table:style-name="ce1510" office:value-type="float" office:value="2" calcext:value-type="float">
            <text:p>2</text:p>
          </table:table-cell>
          <table:table-cell table:style-name="ce1498" office:value-type="string" calcext:value-type="string">
            <text:p>S</text:p>
          </table:table-cell>
          <table:table-cell table:style-name="ce1498" office:value-type="string" calcext:value-type="string">
            <text:p>4/0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8" office:value-type="float" office:value="14" calcext:value-type="float">
            <text:p>14</text:p>
          </table:table-cell>
          <table:table-cell table:number-columns-repeated="2" table:style-name="ce1498" office:value-type="float" office:value="32" calcext:value-type="float">
            <text:p>32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lándzsavívás</text:p>
          </table:table-cell>
          <table:table-cell table:style-name="ce1698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2">
          <table:table-cell table:style-name="ce1449"/>
          <table:table-cell table:style-name="ce1467" office:value-type="string" calcext:value-type="string">
            <text:p>Pika</text:p>
          </table:table-cell>
          <table:table-cell table:style-name="ce1498" office:value-type="string" calcext:value-type="string">
            <text:p>kétkezes</text:p>
          </table:table-cell>
          <table:table-cell table:style-name="ce1510" office:value-type="float" office:value="2" calcext:value-type="float">
            <text:p>2</text:p>
          </table:table-cell>
          <table:table-cell table:style-name="ce1498" office:value-type="string" calcext:value-type="string">
            <text:p>S</text:p>
          </table:table-cell>
          <table:table-cell table:style-name="ce1498" office:value-type="string" calcext:value-type="string">
            <text:p>4/0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18" calcext:value-type="float">
            <text:p>18</text:p>
          </table:table-cell>
          <table:table-cell table:number-columns-repeated="2" table:style-name="ce1498" office:value-type="float" office:value="40" calcext:value-type="float">
            <text:p>40</text:p>
          </table:table-cell>
          <table:table-cell table:style-name="ce1498" office:value-type="float" office:value="9" calcext:value-type="float">
            <text:p>9</text:p>
          </table:table-cell>
          <table:table-cell table:style-name="ce1562" office:value-type="string" calcext:value-type="string">
            <text:p>lándzsavívás</text:p>
          </table:table-cell>
          <table:table-cell table:style-name="ce1698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style-name="Default" table:number-columns-repeated="16128"/>
        </table:table-row>
        <table:table-row table:style-name="ro2">
          <table:table-cell table:style-name="ce1449"/>
          <table:table-cell table:style-name="ce1467" office:value-type="string" calcext:value-type="string">
            <text:p>Szigony, egykezes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string" calcext:value-type="string">
            <text:p>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float" office:value="10" calcext:value-type="float">
            <text:p>10</text:p>
          </table:table-cell>
          <table:table-cell table:style-name="ce1498" office:value-type="float" office:value="14" calcext:value-type="float">
            <text:p>14</text:p>
          </table:table-cell>
          <table:table-cell table:style-name="ce1498" office:value-type="float" office:value="7" calcext:value-type="float">
            <text:p>7</text:p>
          </table:table-cell>
          <table:table-cell table:style-name="ce1562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456"/>
          <table:table-cell table:style-name="ce1474" office:value-type="string" calcext:value-type="string">
            <text:p>Szigony, kétkezes</text:p>
          </table:table-cell>
          <table:table-cell table:style-name="ce1503" office:value-type="string" calcext:value-type="string">
            <text:p>két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string" calcext:value-type="string">
            <text:p>S</text:p>
          </table:table-cell>
          <table:table-cell table:style-name="ce1503" office:value-type="float" office:value="2" calcext:value-type="float">
            <text:p>2</text:p>
          </table:table-cell>
          <table:table-cell table:style-name="ce1503" office:value-type="float" office:value="0" calcext:value-type="float">
            <text:p>0</text:p>
          </table:table-cell>
          <table:table-cell table:style-name="ce1546"/>
          <table:table-cell table:style-name="ce1503" office:value-type="float" office:value="3" calcext:value-type="float">
            <text:p>3</text:p>
          </table:table-cell>
          <table:table-cell table:style-name="ce1503" office:value-type="float" office:value="10" calcext:value-type="float">
            <text:p>10</text:p>
          </table:table-cell>
          <table:table-cell table:style-name="ce1503" office:value-type="float" office:value="22" calcext:value-type="float">
            <text:p>22</text:p>
          </table:table-cell>
          <table:table-cell table:style-name="ce1503" office:value-type="float" office:value="26" calcext:value-type="float">
            <text:p>26</text:p>
          </table:table-cell>
          <table:table-cell table:style-name="ce1503" office:value-type="float" office:value="8" calcext:value-type="float">
            <text:p>8</text:p>
          </table:table-cell>
          <table:table-cell table:style-name="ce1567" office:value-type="string" calcext:value-type="string">
            <text:p>lándzsavívás</text:p>
          </table:table-cell>
          <table:table-cell table:style-name="ce1699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09"/>
          <table:table-cell table:number-columns-repeated="16370"/>
        </table:table-row>
        <table:table-row table:style-name="ro2">
          <table:table-cell table:style-name="ce1458"/>
          <table:table-cell table:style-name="ce1477" office:value-type="string" calcext:value-type="string">
            <text:p>Fegyver</text:p>
          </table:table-cell>
          <table:table-cell table:style-name="ce1504" office:value-type="string" calcext:value-type="string">
            <text:p>Forgatás módja</text:p>
          </table:table-cell>
          <table:table-cell table:style-name="ce1477" office:value-type="string" calcext:value-type="string">
            <text:p>SP</text:p>
          </table:table-cell>
          <table:table-cell table:style-name="ce1504" office:value-type="string" calcext:value-type="string">
            <text:p>Sebzés módja</text:p>
          </table:table-cell>
          <table:table-cell table:style-name="ce1477" office:value-type="string" calcext:value-type="string">
            <text:p>Átütés</text:p>
          </table:table-cell>
          <table:table-cell table:style-name="ce1477" table:number-columns-repeated="2"/>
          <table:table-cell table:style-name="ce1477" office:value-type="string" calcext:value-type="string">
            <text:p>Hatótáv</text:p>
          </table:table-cell>
          <table:table-cell table:style-name="ce1477" office:value-type="string" calcext:value-type="string">
            <text:p>KÉ</text:p>
          </table:table-cell>
          <table:table-cell table:style-name="ce1477" office:value-type="string" calcext:value-type="string">
            <text:p>CÉ</text:p>
          </table:table-cell>
          <table:table-cell table:style-name="ce1477" office:value-type="string" calcext:value-type="string">
            <text:p>Osztó</text:p>
          </table:table-cell>
          <table:table-cell table:style-name="ce1477" office:value-type="string" calcext:value-type="string">
            <text:p>Sebesség</text:p>
          </table:table-cell>
          <table:table-cell table:style-name="ce1477" office:value-type="string" calcext:value-type="string">
            <text:p>Harcmodor</text:p>
          </table:table-cell>
          <table:table-cell table:style-name="ce1477"/>
          <table:table-cell table:style-name="ce1715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48" office:value-type="string" calcext:value-type="string">
            <text:p>Hajítófegyverek</text:p>
          </table:table-cell>
          <table:table-cell table:style-name="ce1479" office:value-type="string" calcext:value-type="string">
            <text:p>Bola</text:p>
          </table:table-cell>
          <table:table-cell table:style-name="ce1479" office:value-type="string" calcext:value-type="string">
            <text:p>egykezes</text:p>
          </table:table-cell>
          <table:table-cell table:number-columns-repeated="2" table:style-name="ce1511" office:value-type="string" calcext:value-type="string">
            <text:p>-</text:p>
          </table:table-cell>
          <table:table-cell table:style-name="ce1511" office:value-type="float" office:value="0" calcext:value-type="float">
            <text:p>0</text:p>
          </table:table-cell>
          <table:table-cell table:style-name="ce1527"/>
          <table:table-cell table:style-name="ce1550"/>
          <table:table-cell table:style-name="ce1511" office:value-type="string" calcext:value-type="string">
            <text:p>20m</text:p>
          </table:table-cell>
          <table:table-cell table:number-columns-repeated="2" table:style-name="ce1511" office:value-type="float" office:value="2" calcext:value-type="float">
            <text:p>2</text:p>
          </table:table-cell>
          <table:table-cell table:style-name="ce1479" office:value-type="float" office:value="1" calcext:value-type="float">
            <text:p>1</text:p>
          </table:table-cell>
          <table:table-cell table:style-name="ce1556" office:value-type="float" office:value="10" calcext:value-type="float">
            <text:p>10</text:p>
          </table:table-cell>
          <table:table-cell table:style-name="ce1561" office:value-type="string" calcext:value-type="string">
            <text:p>hajítás</text:p>
          </table:table-cell>
          <table:table-cell table:style-name="ce1700"/>
          <table:table-cell table:number-columns-repeated="241"/>
          <table:table-cell table:style-name="Default" table:number-columns-repeated="16128"/>
        </table:table-row>
        <table:table-row table:style-name="ro23">
          <table:table-cell table:style-name="ce1459"/>
          <table:table-cell table:style-name="ce1483" office:value-type="string" calcext:value-type="string">
            <text:p>Dárda</text:p>
          </table:table-cell>
          <table:table-cell table:style-name="ce1483" office:value-type="string" calcext:value-type="string">
            <text:p>egykezes</text:p>
          </table:table-cell>
          <table:table-cell table:style-name="ce1513" office:value-type="float" office:value="3" calcext:value-type="float">
            <text:p>3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3" calcext:value-type="float">
            <text:p>3</text:p>
          </table:table-cell>
          <table:table-cell table:style-name="ce1528" table:number-columns-repeated="2"/>
          <table:table-cell table:style-name="ce1513" office:value-type="string" calcext:value-type="string">
            <text:p>5m + (Erő x 3)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3" calcext:value-type="float">
            <text:p>3</text:p>
          </table:table-cell>
          <table:table-cell table:style-name="ce1491" office:value-type="float" office:value="2" calcext:value-type="float">
            <text:p>2</text:p>
          </table:table-cell>
          <table:table-cell table:style-name="ce1557" office:value-type="float" office:value="7" calcext:value-type="float">
            <text:p>7</text:p>
          </table:table-cell>
          <table:table-cell table:style-name="ce1568" office:value-type="string" calcext:value-type="string">
            <text:p>hajítás</text:p>
          </table:table-cell>
          <table:table-cell table:style-name="ce1701" office:value-type="string" calcext:value-type="string">
            <text:p>Követelmény: Erő +0</text:p>
            <text:p><text:span text:style-name="T25">Maximális hatótávolsága: </text:span><text:span text:style-name="T26">5m + (Erő x 3)</text:span></text:p>
            <text:p>Pajzsba dobva csökkenti annak <text:span text:style-name="T21">Védő Értékét</text:span> a dobott <text:span text:style-name="T21">SP</text:span> értékkel</text:p>
          </table:table-cell>
          <table:table-cell table:style-name="ce1716"/>
          <table:table-cell table:style-name="ce566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79" office:value-type="string" calcext:value-type="string">
            <text:p>Dobóháló</text:p>
          </table:table-cell>
          <table:table-cell table:style-name="ce1491" office:value-type="string" calcext:value-type="string">
            <text:p>egykezes</text:p>
          </table:table-cell>
          <table:table-cell table:number-columns-repeated="2" table:style-name="ce1511" office:value-type="string" calcext:value-type="string">
            <text:p>-</text:p>
          </table:table-cell>
          <table:table-cell table:style-name="ce1511" office:value-type="float" office:value="0" calcext:value-type="float">
            <text:p>0</text:p>
          </table:table-cell>
          <table:table-cell table:style-name="ce1527"/>
          <table:table-cell table:style-name="ce1550"/>
          <table:table-cell table:style-name="ce1511" office:value-type="string" calcext:value-type="string">
            <text:p>4m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0" calcext:value-type="float">
            <text:p>0</text:p>
          </table:table-cell>
          <table:table-cell table:style-name="ce1479" office:value-type="float" office:value="1" calcext:value-type="float">
            <text:p>1</text:p>
          </table:table-cell>
          <table:table-cell table:style-name="ce1556" office:value-type="float" office:value="10" calcext:value-type="float">
            <text:p>10</text:p>
          </table:table-cell>
          <table:table-cell table:style-name="ce1561" office:value-type="string" calcext:value-type="string">
            <text:p>hajítás</text:p>
          </table:table-cell>
          <table:table-cell table:style-name="ce1700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Hajítóbárd</text:p>
          </table:table-cell>
          <table:table-cell table:style-name="ce1491" office:value-type="string" calcext:value-type="string">
            <text:p>egy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string" calcext:value-type="string">
            <text:p>Z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20m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float" office:value="4" calcext:value-type="float">
            <text:p>4</text:p>
          </table:table-cell>
          <table:table-cell table:style-name="ce1487" office:value-type="float" office:value="2" calcext:value-type="float">
            <text:p>2</text:p>
          </table:table-cell>
          <table:table-cell table:style-name="ce1558" office:value-type="float" office:value="6" calcext:value-type="float">
            <text:p>6</text:p>
          </table:table-cell>
          <table:table-cell table:style-name="ce1561" office:value-type="string" calcext:value-type="string">
            <text:p>hajítás</text:p>
          </table:table-cell>
          <table:table-cell table:style-name="ce170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447"/>
          <table:table-cell table:style-name="ce1488" office:value-type="string" calcext:value-type="string">
            <text:p>Hajítótőr</text:p>
          </table:table-cell>
          <table:table-cell table:style-name="ce1483" office:value-type="string" calcext:value-type="string">
            <text:p>egykezes</text:p>
          </table:table-cell>
          <table:table-cell table:style-name="ce1488" office:value-type="float" office:value="0" calcext:value-type="float">
            <text:p>0</text:p>
          </table:table-cell>
          <table:table-cell table:style-name="ce1521" office:value-type="string" calcext:value-type="string">
            <text:p>S</text:p>
          </table:table-cell>
          <table:table-cell table:style-name="ce1521" office:value-type="float" office:value="0" calcext:value-type="float">
            <text:p>0</text:p>
          </table:table-cell>
          <table:table-cell table:style-name="ce1533"/>
          <table:table-cell table:style-name="ce1552"/>
          <table:table-cell table:style-name="ce1521" office:value-type="string" calcext:value-type="string">
            <text:p>15m</text:p>
          </table:table-cell>
          <table:table-cell table:style-name="ce1521" office:value-type="float" office:value="12" calcext:value-type="float">
            <text:p>12</text:p>
          </table:table-cell>
          <table:table-cell table:style-name="ce1521" office:value-type="float" office:value="4" calcext:value-type="float">
            <text:p>4</text:p>
          </table:table-cell>
          <table:table-cell table:style-name="ce1488" office:value-type="float" office:value="2" calcext:value-type="float">
            <text:p>2</text:p>
          </table:table-cell>
          <table:table-cell table:style-name="ce1559" office:value-type="float" office:value="5" calcext:value-type="float">
            <text:p>5</text:p>
          </table:table-cell>
          <table:table-cell table:style-name="ce1572" office:value-type="string" calcext:value-type="string">
            <text:p>hajítás</text:p>
          </table:table-cell>
          <table:table-cell table:style-name="ce1703" office:value-type="string" calcext:value-type="string">
            <text:p><text:span text:style-name="T14">Automatikusan jár rá a</text:span></text:p>
            <text:p><text:span text:style-name="T14">Közeli lövés fortélynál leírt +10CÉ bónusz</text:span></text:p>
            <text:p><text:span text:style-name="T14">Ha a célpont Cellaszáma 1.</text:span></text:p>
            <text:p><text:span text:style-name="T14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487" office:value-type="string" calcext:value-type="string">
            <text:p>kő</text:p>
          </table:table-cell>
          <table:table-cell table:style-name="ce1487" office:value-type="string" calcext:value-type="string">
            <text:p>egykezes</text:p>
          </table:table-cell>
          <table:table-cell table:style-name="ce1514" office:value-type="float" office:value="-10" calcext:value-type="float">
            <text:p>-10</text:p>
          </table:table-cell>
          <table:table-cell table:style-name="ce1514" office:value-type="string" calcext:value-type="string">
            <text:p>Z</text:p>
          </table:table-cell>
          <table:table-cell table:style-name="ce1514" office:value-type="float" office:value="0" calcext:value-type="float">
            <text:p>0</text:p>
          </table:table-cell>
          <table:table-cell table:style-name="ce1533"/>
          <table:table-cell table:style-name="ce1552"/>
          <table:table-cell table:style-name="ce1521" office:value-type="string" calcext:value-type="string">
            <text:p>20m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0" calcext:value-type="float">
            <text:p>0</text:p>
          </table:table-cell>
          <table:table-cell table:style-name="ce1487" office:value-type="float" office:value="1" calcext:value-type="float">
            <text:p>1</text:p>
          </table:table-cell>
          <table:table-cell table:style-name="ce1558" office:value-type="float" office:value="5" calcext:value-type="float">
            <text:p>5</text:p>
          </table:table-cell>
          <table:table-cell table:style-name="ce1561" office:value-type="string" calcext:value-type="string">
            <text:p>hajítás</text:p>
          </table:table-cell>
          <table:table-cell table:style-name="ce1705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59"/>
          <table:table-cell table:style-name="ce1491" office:value-type="string" calcext:value-type="string">
            <text:p>Lasszó</text:p>
          </table:table-cell>
          <table:table-cell table:style-name="ce1491" office:value-type="string" calcext:value-type="string">
            <text:p>egykezes</text:p>
          </table:table-cell>
          <table:table-cell table:number-columns-repeated="2" table:style-name="ce1513" office:value-type="string" calcext:value-type="string">
            <text:p>-</text:p>
          </table:table-cell>
          <table:table-cell table:style-name="ce1513" office:value-type="float" office:value="0" calcext:value-type="float">
            <text:p>0</text:p>
          </table:table-cell>
          <table:table-cell table:style-name="ce1528" table:number-columns-repeated="2"/>
          <table:table-cell table:style-name="ce1513" office:value-type="string" calcext:value-type="string">
            <text:p>10m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491" office:value-type="float" office:value="1" calcext:value-type="float">
            <text:p>1</text:p>
          </table:table-cell>
          <table:table-cell table:style-name="ce1557" office:value-type="float" office:value="9" calcext:value-type="float">
            <text:p>9</text:p>
          </table:table-cell>
          <table:table-cell table:style-name="ce1568" office:value-type="string" calcext:value-type="string">
            <text:p>hajítás</text:p>
          </table:table-cell>
          <table:table-cell table:style-name="ce1706" office:value-type="string" calcext:value-type="string">
            <text:p>Sebesülés az esés következtében lehet.</text:p>
          </table:table-cell>
          <table:table-cell table:style-name="ce566" table:number-columns-repeated="241"/>
          <table:table-cell table:number-columns-repeated="16128"/>
        </table:table-row>
        <table:table-row table:style-name="ro25">
          <table:table-cell/>
          <table:table-cell table:style-name="ce1491" office:value-type="string" calcext:value-type="string">
            <text:p>Parittya</text:p>
          </table:table-cell>
          <table:table-cell table:style-name="ce1491" office:value-type="string" calcext:value-type="string">
            <text:p>egykeze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string" calcext:value-type="string">
            <text:p>Z</text:p>
          </table:table-cell>
          <table:table-cell table:style-name="ce1513" office:value-type="float" office:value="0" calcext:value-type="float">
            <text:p>0</text:p>
          </table:table-cell>
          <table:table-cell table:style-name="ce1528"/>
          <table:table-cell table:style-name="ce1554"/>
          <table:table-cell table:style-name="ce1513" office:value-type="string" calcext:value-type="string">
            <text:p>70m</text:p>
          </table:table-cell>
          <table:table-cell table:number-columns-repeated="2" table:style-name="ce1513" office:value-type="float" office:value="4" calcext:value-type="float">
            <text:p>4</text:p>
          </table:table-cell>
          <table:table-cell table:style-name="ce1491" office:value-type="float" office:value="2" calcext:value-type="float">
            <text:p>2</text:p>
          </table:table-cell>
          <table:table-cell table:style-name="ce1557" office:value-type="float" office:value="9" calcext:value-type="float">
            <text:p>9</text:p>
          </table:table-cell>
          <table:table-cell table:style-name="ce1568" office:value-type="string" calcext:value-type="string">
            <text:p>hajítás</text:p>
          </table:table-cell>
          <table:table-cell table:style-name="ce170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Ramiera</text:p>
          </table:table-cell>
          <table:table-cell table:style-name="ce1487" office:value-type="string" calcext:value-type="string">
            <text:p>egykeze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0m</text:p>
          </table:table-cell>
          <table:table-cell table:style-name="ce1514" office:value-type="float" office:value="7" calcext:value-type="float">
            <text:p>7</text:p>
          </table:table-cell>
          <table:table-cell table:style-name="ce1514" office:value-type="float" office:value="1" calcext:value-type="float">
            <text:p>1</text:p>
          </table:table-cell>
          <table:table-cell table:style-name="ce1487" office:value-type="float" office:value="1" calcext:value-type="float">
            <text:p>1</text:p>
          </table:table-cell>
          <table:table-cell table:style-name="ce1558" office:value-type="float" office:value="6" calcext:value-type="float">
            <text:p>6</text:p>
          </table:table-cell>
          <table:table-cell table:style-name="ce1561" office:value-type="string" calcext:value-type="string">
            <text:p>hajítás</text:p>
          </table:table-cell>
          <table:table-cell table:style-name="ce1702"/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Slan csillag</text:p>
          </table:table-cell>
          <table:table-cell table:style-name="ce1487" office:value-type="string" calcext:value-type="string">
            <text:p>egykezes</text:p>
          </table:table-cell>
          <table:table-cell table:style-name="ce1514" office:value-type="float" office:value="-5" calcext:value-type="float">
            <text:p>-5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5m</text:p>
          </table:table-cell>
          <table:table-cell table:style-name="ce1514" office:value-type="float" office:value="12" calcext:value-type="float">
            <text:p>12</text:p>
          </table:table-cell>
          <table:table-cell table:style-name="ce1514" office:value-type="float" office:value="3" calcext:value-type="float">
            <text:p>3</text:p>
          </table:table-cell>
          <table:table-cell table:style-name="ce1487" office:value-type="float" office:value="1" calcext:value-type="float">
            <text:p>1</text:p>
          </table:table-cell>
          <table:table-cell table:style-name="ce1558" office:value-type="float" office:value="4" calcext:value-type="float">
            <text:p>4</text:p>
          </table:table-cell>
          <table:table-cell table:style-name="ce1561" office:value-type="string" calcext:value-type="string">
            <text:p>hajítás</text:p>
          </table:table-cell>
          <table:table-cell table:style-name="ce1705"/>
          <table:table-cell table:number-columns-repeated="16369"/>
        </table:table-row>
        <table:table-row table:style-name="ro2">
          <table:table-cell table:style-name="ce1363"/>
          <table:table-cell table:style-name="ce1492" office:value-type="string" calcext:value-type="string">
            <text:p>Tőr</text:p>
          </table:table-cell>
          <table:table-cell table:style-name="ce1492" office:value-type="string" calcext:value-type="string">
            <text:p>egykezes</text:p>
          </table:table-cell>
          <table:table-cell table:style-name="ce1516" office:value-type="float" office:value="0" calcext:value-type="float">
            <text:p>0</text:p>
          </table:table-cell>
          <table:table-cell table:style-name="ce1516" office:value-type="string" calcext:value-type="string">
            <text:p>S</text:p>
          </table:table-cell>
          <table:table-cell table:style-name="ce1516" office:value-type="float" office:value="0" calcext:value-type="float">
            <text:p>0</text:p>
          </table:table-cell>
          <table:table-cell table:style-name="ce1534" table:number-columns-repeated="2"/>
          <table:table-cell table:style-name="ce1516" office:value-type="string" calcext:value-type="string">
            <text:p>10m</text:p>
          </table:table-cell>
          <table:table-cell table:style-name="ce1516" office:value-type="float" office:value="7" calcext:value-type="float">
            <text:p>7</text:p>
          </table:table-cell>
          <table:table-cell table:style-name="ce1516" office:value-type="float" office:value="2" calcext:value-type="float">
            <text:p>2</text:p>
          </table:table-cell>
          <table:table-cell table:style-name="ce1492" office:value-type="float" office:value="2" calcext:value-type="float">
            <text:p>2</text:p>
          </table:table-cell>
          <table:table-cell table:style-name="ce1560" office:value-type="float" office:value="6" calcext:value-type="float">
            <text:p>6</text:p>
          </table:table-cell>
          <table:table-cell table:style-name="ce1563" office:value-type="string" calcext:value-type="string">
            <text:p>hajítás</text:p>
          </table:table-cell>
          <table:table-cell table:style-name="ce365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448" office:value-type="string" calcext:value-type="string">
            <text:p>Íjász lőfegyverek</text:p>
          </table:table-cell>
          <table:table-cell table:style-name="ce1479" office:value-type="string" calcext:value-type="string">
            <text:p>Rövid íj</text:p>
          </table:table-cell>
          <table:table-cell table:style-name="ce1479" office:value-type="string" calcext:value-type="string">
            <text:p>kétkezes</text:p>
          </table:table-cell>
          <table:table-cell table:style-name="ce1511" office:value-type="float" office:value="1" calcext:value-type="float">
            <text:p>1</text:p>
          </table:table-cell>
          <table:table-cell table:style-name="ce1511" office:value-type="string" calcext:value-type="string">
            <text:p>S</text:p>
          </table:table-cell>
          <table:table-cell table:style-name="ce1526" office:value-type="float" office:value="0" calcext:value-type="float">
            <text:p>0</text:p>
          </table:table-cell>
          <table:table-cell table:style-name="ce1535"/>
          <table:table-cell table:style-name="ce1550"/>
          <table:table-cell table:style-name="ce1511" office:value-type="string" calcext:value-type="string">
            <text:p>60m</text:p>
          </table:table-cell>
          <table:table-cell table:number-columns-repeated="2" table:style-name="ce1511" office:value-type="float" office:value="10" calcext:value-type="float">
            <text:p>10</text:p>
          </table:table-cell>
          <table:table-cell table:style-name="ce1479" office:value-type="float" office:value="3" calcext:value-type="float">
            <text:p>3</text:p>
          </table:table-cell>
          <table:table-cell table:style-name="ce1556" office:value-type="float" office:value="5" calcext:value-type="float">
            <text:p>5</text:p>
          </table:table-cell>
          <table:table-cell table:style-name="ce1561" office:value-type="string" calcext:value-type="string">
            <text:p>íjászat</text:p>
          </table:table-cell>
          <table:table-cell table:style-name="ce1708" office:value-type="string" calcext:value-type="string">
            <text:p>Az Erőbónusz csak akkor számít</text:p>
            <text:p>Ha az íj erre az Erő értékre lett tervezve!</text:p>
            <text:p><text:span text:style-name="T21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487" office:value-type="string" calcext:value-type="string">
            <text:p>Hosszú íj</text:p>
          </table:table-cell>
          <table:table-cell table:style-name="ce1487" office:value-type="string" calcext:value-type="string">
            <text:p>kétkezes</text:p>
          </table:table-cell>
          <table:table-cell table:style-name="ce1514" office:value-type="float" office:value="3" calcext:value-type="float">
            <text:p>3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20m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12" calcext:value-type="float">
            <text:p>12</text:p>
          </table:table-cell>
          <table:table-cell table:style-name="ce1487" office:value-type="float" office:value="3" calcext:value-type="float">
            <text:p>3</text:p>
          </table:table-cell>
          <table:table-cell table:style-name="ce1558" office:value-type="float" office:value="7" calcext:value-type="float">
            <text:p>7</text:p>
          </table:table-cell>
          <table:table-cell table:style-name="ce1561" office:value-type="string" calcext:value-type="string">
            <text:p>íjászat</text:p>
          </table:table-cell>
          <table:table-cell table:style-name="ce1705" office:value-type="string" calcext:value-type="string">
            <text:p>Az Erőbónusz csak akkor számít</text:p>
            <text:p>Ha az íj erre az Erő értékre lett tervezve!</text:p>
            <text:p><text:span text:style-name="T27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487" office:value-type="string" calcext:value-type="string">
            <text:p>Visszacsapó íj</text:p>
          </table:table-cell>
          <table:table-cell table:style-name="ce1487" office:value-type="string" calcext:value-type="string">
            <text:p>két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3" calcext:value-type="float">
            <text:p>3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60m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10" calcext:value-type="float">
            <text:p>10</text:p>
          </table:table-cell>
          <table:table-cell table:style-name="ce1487" office:value-type="float" office:value="3" calcext:value-type="float">
            <text:p>3</text:p>
          </table:table-cell>
          <table:table-cell table:style-name="ce1558" office:value-type="float" office:value="7" calcext:value-type="float">
            <text:p>7</text:p>
          </table:table-cell>
          <table:table-cell table:style-name="ce1561" office:value-type="string" calcext:value-type="string">
            <text:p>íjászat</text:p>
          </table:table-cell>
          <table:table-cell table:style-name="ce1705" office:value-type="string" calcext:value-type="string">
            <text:p>Az Erőbónusz csak akkor számít</text:p>
            <text:p>Ha az íj erre az Erő értékre lett tervezve!</text:p>
            <text:p><text:span text:style-name="T27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487" office:value-type="string" calcext:value-type="string">
            <text:p>Elf íj</text:p>
          </table:table-cell>
          <table:table-cell table:style-name="ce1487" office:value-type="string" calcext:value-type="string">
            <text:p>két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20m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float" office:value="13" calcext:value-type="float">
            <text:p>13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6" calcext:value-type="float">
            <text:p>6</text:p>
          </table:table-cell>
          <table:table-cell table:style-name="ce1561" office:value-type="string" calcext:value-type="string">
            <text:p>íjászat</text:p>
          </table:table-cell>
          <table:table-cell table:style-name="ce170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7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491" office:value-type="string" calcext:value-type="string">
            <text:p>Fúvócső, kicsi</text:p>
          </table:table-cell>
          <table:table-cell table:style-name="ce1491" office:value-type="string" calcext:value-type="string">
            <text:p>egykezes</text:p>
          </table:table-cell>
          <table:table-cell table:style-name="ce1513" office:value-type="string" calcext:value-type="string">
            <text:p>spec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0" calcext:value-type="float">
            <text:p>0</text:p>
          </table:table-cell>
          <table:table-cell table:style-name="ce1528"/>
          <table:table-cell table:style-name="ce1554"/>
          <table:table-cell table:style-name="ce1513" office:value-type="string" calcext:value-type="string">
            <text:p>16m</text:p>
          </table:table-cell>
          <table:table-cell table:style-name="ce1513" office:value-type="float" office:value="10" calcext:value-type="float">
            <text:p>10</text:p>
          </table:table-cell>
          <table:table-cell table:style-name="ce1513" office:value-type="float" office:value="8" calcext:value-type="float">
            <text:p>8</text:p>
          </table:table-cell>
          <table:table-cell table:style-name="ce1491" office:value-type="float" office:value="1" calcext:value-type="float">
            <text:p>1</text:p>
          </table:table-cell>
          <table:table-cell table:style-name="ce1557" office:value-type="float" office:value="8" calcext:value-type="float">
            <text:p>8</text:p>
          </table:table-cell>
          <table:table-cell table:style-name="ce1568" office:value-type="string" calcext:value-type="string">
            <text:p>íjászat</text:p>
          </table:table-cell>
          <table:table-cell table:style-name="ce1706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59"/>
          <table:table-cell table:style-name="ce1491" office:value-type="string" calcext:value-type="string">
            <text:p>Fúvócső, vadász</text:p>
          </table:table-cell>
          <table:table-cell table:style-name="ce1491" office:value-type="string" calcext:value-type="string">
            <text:p>kétkezes</text:p>
          </table:table-cell>
          <table:table-cell table:style-name="ce1513" office:value-type="float" office:value="-10" calcext:value-type="float">
            <text:p>-10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0" calcext:value-type="float">
            <text:p>0</text:p>
          </table:table-cell>
          <table:table-cell table:style-name="ce1528" table:number-columns-repeated="2"/>
          <table:table-cell table:style-name="ce1513" office:value-type="string" calcext:value-type="string">
            <text:p>30m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10" calcext:value-type="float">
            <text:p>10</text:p>
          </table:table-cell>
          <table:table-cell table:style-name="ce1491" office:value-type="float" office:value="1" calcext:value-type="float">
            <text:p>1</text:p>
          </table:table-cell>
          <table:table-cell table:style-name="ce1557" office:value-type="float" office:value="9" calcext:value-type="float">
            <text:p>9</text:p>
          </table:table-cell>
          <table:table-cell table:style-name="ce1568" office:value-type="string" calcext:value-type="string">
            <text:p>íjászat</text:p>
          </table:table-cell>
          <table:table-cell table:style-name="ce1706"/>
          <table:table-cell table:style-name="ce566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Lövész lőfegyverek</text:p>
          </table:table-cell>
          <table:table-cell table:style-name="ce1479" office:value-type="string" calcext:value-type="string">
            <text:p>Kézi nyílpuska</text:p>
          </table:table-cell>
          <table:table-cell table:style-name="ce1479" office:value-type="string" calcext:value-type="string">
            <text:p>egykezes</text:p>
          </table:table-cell>
          <table:table-cell table:style-name="ce1479" office:value-type="float" office:value="0" calcext:value-type="float">
            <text:p>0</text:p>
          </table:table-cell>
          <table:table-cell table:style-name="ce1479" office:value-type="string" calcext:value-type="string">
            <text:p>S</text:p>
          </table:table-cell>
          <table:table-cell table:style-name="ce1479" office:value-type="float" office:value="0" calcext:value-type="float">
            <text:p>0</text:p>
          </table:table-cell>
          <table:table-cell table:style-name="ce1527"/>
          <table:table-cell table:style-name="ce1550"/>
          <table:table-cell table:style-name="ce1511" office:value-type="string" calcext:value-type="string">
            <text:p>20m</text:p>
          </table:table-cell>
          <table:table-cell table:style-name="ce1479" office:value-type="float" office:value="8" calcext:value-type="float">
            <text:p>8</text:p>
          </table:table-cell>
          <table:table-cell table:style-name="ce1479" office:value-type="float" office:value="10" calcext:value-type="float">
            <text:p>10</text:p>
          </table:table-cell>
          <table:table-cell table:style-name="ce1479" office:value-type="float" office:value="3" calcext:value-type="float">
            <text:p>3</text:p>
          </table:table-cell>
          <table:table-cell table:style-name="ce1556" office:value-type="float" office:value="9" calcext:value-type="float">
            <text:p>9</text:p>
          </table:table-cell>
          <table:table-cell table:style-name="ce1561" office:value-type="string" calcext:value-type="string">
            <text:p>lövészet</text:p>
          </table:table-cell>
          <table:table-cell table:style-name="ce1700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487" office:value-type="string" calcext:value-type="string">
            <text:p>Nyílpuska</text:p>
          </table:table-cell>
          <table:table-cell table:style-name="ce1487" office:value-type="string" calcext:value-type="string">
            <text:p>kétkezes</text:p>
          </table:table-cell>
          <table:table-cell table:style-name="ce1487" office:value-type="float" office:value="6" calcext:value-type="float">
            <text:p>6</text:p>
          </table:table-cell>
          <table:table-cell table:style-name="ce1487" office:value-type="string" calcext:value-type="string">
            <text:p>S</text:p>
          </table:table-cell>
          <table:table-cell table:style-name="ce1514" office:value-type="float" office:value="8" calcext:value-type="float">
            <text:p>8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50m</text:p>
          </table:table-cell>
          <table:table-cell table:style-name="ce1487" office:value-type="float" office:value="4" calcext:value-type="float">
            <text:p>4</text:p>
          </table:table-cell>
          <table:table-cell table:style-name="ce1487" office:value-type="float" office:value="16" calcext:value-type="float">
            <text:p>16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12" calcext:value-type="float">
            <text:p>12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Nehéz nyílpuska</text:p>
          </table:table-cell>
          <table:table-cell table:style-name="ce1487" office:value-type="string" calcext:value-type="string">
            <text:p>kétkezes</text:p>
          </table:table-cell>
          <table:table-cell table:style-name="ce1487" office:value-type="float" office:value="14" calcext:value-type="float">
            <text:p>14</text:p>
          </table:table-cell>
          <table:table-cell table:style-name="ce1487" office:value-type="string" calcext:value-type="string">
            <text:p>S</text:p>
          </table:table-cell>
          <table:table-cell table:style-name="ce1514" office:value-type="float" office:value="15" calcext:value-type="float">
            <text:p>15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80m</text:p>
          </table:table-cell>
          <table:table-cell table:style-name="ce1487" office:value-type="float" office:value="1" calcext:value-type="float">
            <text:p>1</text:p>
          </table:table-cell>
          <table:table-cell table:style-name="ce1487" office:value-type="float" office:value="16" calcext:value-type="float">
            <text:p>16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15" calcext:value-type="float">
            <text:p>15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487" office:value-type="string" calcext:value-type="string">
            <text:p>Shadoni páncéltörő</text:p>
          </table:table-cell>
          <table:table-cell table:style-name="ce1487" office:value-type="string" calcext:value-type="string">
            <text:p>kétkezes</text:p>
          </table:table-cell>
          <table:table-cell table:style-name="ce1487" office:value-type="float" office:value="20" calcext:value-type="float">
            <text:p>20</text:p>
          </table:table-cell>
          <table:table-cell table:style-name="ce1487" office:value-type="string" calcext:value-type="string">
            <text:p>Z</text:p>
          </table:table-cell>
          <table:table-cell table:style-name="ce1514" office:value-type="float" office:value="20" calcext:value-type="float">
            <text:p>2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20m</text:p>
          </table:table-cell>
          <table:table-cell table:number-columns-repeated="2" table:style-name="ce1487" office:value-type="float" office:value="0" calcext:value-type="float">
            <text:p>0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string" calcext:value-type="string">
            <text:p>-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Kharei nyílpuska</text:p>
          </table:table-cell>
          <table:table-cell table:style-name="ce1487" office:value-type="string" calcext:value-type="string">
            <text:p>egykezes</text:p>
          </table:table-cell>
          <table:table-cell table:style-name="ce1487" office:value-type="float" office:value="3" calcext:value-type="float">
            <text:p>3</text:p>
          </table:table-cell>
          <table:table-cell table:style-name="ce1487" office:value-type="string" calcext:value-type="string">
            <text:p>S</text:p>
          </table:table-cell>
          <table:table-cell table:style-name="ce1487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50m</text:p>
          </table:table-cell>
          <table:table-cell table:style-name="ce1487" office:value-type="float" office:value="5" calcext:value-type="float">
            <text:p>5</text:p>
          </table:table-cell>
          <table:table-cell table:style-name="ce1487" office:value-type="float" office:value="14" calcext:value-type="float">
            <text:p>14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5" calcext:value-type="float">
            <text:p>5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363"/>
          <table:table-cell table:style-name="ce1492" office:value-type="string" calcext:value-type="string">
            <text:p>Aquir nyílpuska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string" calcext:value-type="string">
            <text:p>halál / +6</text:p>
          </table:table-cell>
          <table:table-cell table:style-name="ce1492" office:value-type="string" calcext:value-type="string">
            <text:p>S</text:p>
          </table:table-cell>
          <table:table-cell table:style-name="ce1492" office:value-type="float" office:value="20" calcext:value-type="float">
            <text:p>20</text:p>
          </table:table-cell>
          <table:table-cell table:style-name="ce1534" table:number-columns-repeated="2"/>
          <table:table-cell table:style-name="ce1516" office:value-type="string" calcext:value-type="string">
            <text:p>50m</text:p>
          </table:table-cell>
          <table:table-cell table:style-name="ce1492" office:value-type="float" office:value="8" calcext:value-type="float">
            <text:p>8</text:p>
          </table:table-cell>
          <table:table-cell table:style-name="ce1492" office:value-type="float" office:value="16" calcext:value-type="float">
            <text:p>16</text:p>
          </table:table-cell>
          <table:table-cell table:style-name="ce1492" office:value-type="float" office:value="4" calcext:value-type="float">
            <text:p>4</text:p>
          </table:table-cell>
          <table:table-cell table:style-name="ce1560" office:value-type="float" office:value="6" calcext:value-type="float">
            <text:p>6</text:p>
          </table:table-cell>
          <table:table-cell table:style-name="ce1563" office:value-type="string" calcext:value-type="string">
            <text:p>lövészet</text:p>
          </table:table-cell>
          <table:table-cell table:style-name="ce1709" office:value-type="string" calcext:value-type="string">
            <text:p><text:span text:style-name="T28">* Halálos hatása csak aquir kézben érvényesül</text:span></text:p>
            <text:p><text:span text:style-name="T28">** Páncéltörő</text:span></text:p>
          </table:table-cell>
          <table:table-cell table:style-name="ce1709"/>
          <table:table-cell table:style-name="ce365" table:number-columns-repeated="240"/>
          <table:table-cell table:number-columns-repeated="16128"/>
        </table:table-row>
        <table:table-row table:style-name="ro2">
          <table:table-cell table:style-name="ce1447"/>
          <table:table-cell table:number-columns-repeated="12"/>
          <table:table-cell table:style-name="ce609"/>
          <table:table-cell table:number-columns-repeated="16370"/>
        </table:table-row>
        <table:table-row table:style-name="ro2">
          <table:table-cell table:number-columns-repeated="13"/>
          <table:table-cell table:style-name="ce609"/>
          <table:table-cell table:number-columns-repeated="16370"/>
        </table:table-row>
        <table:table-row table:style-name="ro2">
          <table:table-cell table:number-columns-repeated="2"/>
          <table:table-cell table:style-name="ce1505"/>
          <table:table-cell table:number-columns-repeated="10"/>
          <table:table-cell table:style-name="ce609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09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59" table:default-cell-style-name="ce1478"/>
        <table:table-column table:style-name="co60" table:default-cell-style-name="ce1481"/>
        <table:table-column table:style-name="co61" table:default-cell-style-name="ce1478"/>
        <table:table-column table:style-name="co60" table:default-cell-style-name="ce1481"/>
        <table:table-column table:style-name="co62" table:default-cell-style-name="ce1478"/>
        <table:table-column table:style-name="co60" table:default-cell-style-name="ce1530"/>
        <table:table-column table:style-name="co63" table:default-cell-style-name="ce1478"/>
        <table:table-column table:style-name="co64" table:default-cell-style-name="ce1515"/>
        <table:table-column table:style-name="co65" table:default-cell-style-name="ce1478"/>
        <table:table-column table:style-name="co66" table:default-cell-style-name="ce1530"/>
        <table:table-column table:style-name="co67" table:default-cell-style-name="ce1478"/>
        <table:table-column table:style-name="co68" table:default-cell-style-name="ce1481"/>
        <table:table-column table:style-name="co14" table:number-columns-repeated="16372" table:default-cell-style-name="ce1478"/>
        <table:table-row table:style-name="ro5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413"/>
          <table:covered-table-cell table:style-name="ce617"/>
          <table:covered-table-cell table:style-name="ce1413"/>
          <table:covered-table-cell table:style-name="ce1449"/>
          <table:covered-table-cell table:style-name="ce260"/>
          <table:covered-table-cell table:style-name="ce617"/>
          <table:covered-table-cell table:style-name="ce1413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">
          <table:table-cell table:style-name="ce1464"/>
          <table:table-cell table:style-name="ce1413"/>
          <table:table-cell table:style-name="ce617"/>
          <table:table-cell table:style-name="ce1413"/>
          <table:table-cell table:style-name="ce1449"/>
          <table:table-cell table:style-name="ce260"/>
          <table:table-cell table:style-name="ce617"/>
          <table:table-cell table:style-name="ce1413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1">
          <table:table-cell table:style-name="ce1465" office:value-type="string" calcext:value-type="string">
            <text:p>Primer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ce1484" office:value-type="string" calcext:value-type="string">
            <text:p>Arkánumok (Átfogó)</text:p>
          </table:table-cell>
          <table:table-cell table:style-name="ce1453"/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ce1544"/>
          <table:table-cell table:style-name="ce1453"/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545" office:value-type="string" calcext:value-type="string">
            <text:p><text:span text:style-name="T29">➖➖ </text:span><text:span text:style-name="T30">Harcmodorok </text:span><text:span text:style-name="T31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ce1545" office:value-type="string" calcext:value-type="string">
            <text:p><text:span text:style-name="T29">➖➖ </text:span><text:span text:style-name="T30">Mágia Szféra </text:span><text:span text:style-name="T31">➖➖</text:span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566"/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ce1545" office:value-type="string" calcext:value-type="string">
            <text:p><text:span text:style-name="T29">➖➖ </text:span><text:span text:style-name="T30">Anyag szféra </text:span><text:span text:style-name="T31">➖➖</text:span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11">
          <table:table-cell table:style-name="ce154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style-name="ce35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1">
          <table:table-cell table:style-name="ce1545" office:value-type="string" calcext:value-type="string">
            <text:p><text:span text:style-name="T32">➖➖ Kiemelt</text:span><text:span text:style-name="T33"> </text:span><text:span text:style-name="T34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566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style-name="ce35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3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style-name="ce35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style-name="ce352"/>
          <table:table-cell table:style-name="ce1312"/>
          <table:table-cell table:number-columns-repeated="16376"/>
        </table:table-row>
        <table:table-row table:style-name="ro1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style-name="ce352" table:number-columns-repeated="2"/>
          <table:table-cell table:number-columns-repeated="16376"/>
        </table:table-row>
        <table:table-row table:style-name="ro1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style-name="ce35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11">
          <table:table-cell table:style-name="ce1545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352"/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style-name="ce352"/>
          <table:table-cell table:style-name="ce1475"/>
          <table:table-cell table:style-name="ce1541"/>
          <table:table-cell table:number-columns-repeated="16375"/>
        </table:table-row>
        <table:table-row table:style-name="ro11">
          <table:table-cell table:style-name="ce1545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ács</text:p>
          </table:table-cell>
          <table:table-cell table:number-columns-repeated="16376"/>
        </table:table-row>
        <table:table-row table:style-name="ro1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asztalos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/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borbély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3" table:content-validation-name="val178" office:value-type="string" calcext:value-type="string">
            <text:p><text:span text:style-name="T35"><text:a xlink:href="https://github.com/kaktusztea/km100/blob/master/md/kepzettsegek/szakma.md" xlink:type="simple">Szakma</text:a></text:span><text:span text:style-name="T35"> 🔁</text:span></text:p>
          </table:table-cell>
          <table:table-cell table:style-name="ce1413" table:formula="of:=COUNTA([.C$5:.C$27])" office:value-type="float" office:value="23" calcext:value-type="float">
            <text:p>23</text:p>
          </table:table-cell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cipész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3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E5:.E28])" office:value-type="float" office:value="24" calcext:value-type="float">
            <text:p>24</text:p>
          </table:table-cell>
          <table:table-cell table:style-name="ce352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3"/>
        </table:table-row>
        <table:table-row table:style-name="ro1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219"/>
          <table:table-cell table:style-name="ce352"/>
          <table:table-cell table:style-name="ce1475" office:value-type="string" calcext:value-type="string">
            <text:p>ékszerész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219"/>
          <table:table-cell table:style-name="ce352"/>
          <table:table-cell table:style-name="ce1475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number-columns-repeated="3"/>
          <table:table-cell table:style-name="Default"/>
          <table:table-cell table:style-name="ce1219"/>
          <table:table-cell table:style-name="ce6"/>
          <table:table-cell table:style-name="ce1475" office:value-type="string" calcext:value-type="string">
            <text:p>hivatalnok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span text:style-name="T35"><text:a xlink:href="https://github.com/kaktusztea/km100/blob/master/md/kepzettsegek/osi_nyelv_ismerete.md" xlink:type="simple">Ősi nyelv ismerete</text:a></text:span><text:span text:style-name="T35"> 🔁</text:span></text:p>
          </table:table-cell>
          <table:table-cell table:style-name="Default"/>
          <table:table-cell table:number-columns-repeated="2"/>
          <table:table-cell table:style-name="ce1450" office:value-type="string" calcext:value-type="string">
            <text:p>Σ</text:p>
          </table:table-cell>
          <table:table-cell table:formula="of:=[.B34]+[.D27]+[.F28]" office:value-type="float" office:value="73" calcext:value-type="float">
            <text:p>73</text:p>
          </table:table-cell>
          <table:table-cell/>
          <table:table-cell table:style-name="ce1564" office:value-type="string" calcext:value-type="string">
            <text:p>kötélgyártó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number-columns-repeated="2"/>
          <table:table-cell table:style-name="ce1451" office:value-type="string" calcext:value-type="string">
            <text:p>🔁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64" office:value-type="string" calcext:value-type="string">
            <text:p>kőműves</text:p>
          </table:table-cell>
          <table:table-cell table:number-columns-repeated="16376"/>
        </table:table-row>
        <table:table-row table:style-name="ro11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style-name="Default"/>
          <table:table-cell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6376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páncélkovács</text:p>
          </table:table-cell>
          <table:table-cell table:number-columns-repeated="16376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ce1564" office:value-type="string" calcext:value-type="string">
            <text:p>pék</text:p>
          </table:table-cell>
          <table:table-cell table:number-columns-repeated="16376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ce1475" office:value-type="string" calcext:value-type="string">
            <text:p>rejtjelfejtő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69" table:default-cell-style-name="ce1490"/>
        <table:table-column table:style-name="co70" table:default-cell-style-name="ce1796"/>
        <table:table-column table:style-name="co71" table:default-cell-style-name="ce1490"/>
        <table:table-column table:style-name="co72" table:default-cell-style-name="ce1800"/>
        <table:table-column table:style-name="co14" table:default-cell-style-name="ce1490"/>
        <table:table-column table:style-name="co73" table:default-cell-style-name="ce1490"/>
        <table:table-column table:style-name="co74" table:default-cell-style-name="ce1490"/>
        <table:table-column table:style-name="co75" table:default-cell-style-name="ce1490"/>
        <table:table-column table:style-name="co76" table:default-cell-style-name="ce1490"/>
        <table:table-column table:style-name="co77" table:default-cell-style-name="ce1490"/>
        <table:table-column table:style-name="co78" table:default-cell-style-name="ce1490"/>
        <table:table-column table:style-name="co79" table:default-cell-style-name="ce1490"/>
        <table:table-column table:style-name="co80" table:default-cell-style-name="ce1490"/>
        <table:table-column table:style-name="co14" table:number-columns-repeated="16371" table:default-cell-style-name="ce1490"/>
        <table:table-row table:style-name="ro3">
          <table:table-cell table:style-name="ce1788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793"/>
          <table:covered-table-cell table:style-name="ce1799"/>
          <table:covered-table-cell table:number-columns-repeated="8" table:style-name="ce1793"/>
          <table:covered-table-cell/>
          <table:table-cell table:number-columns-repeated="16371"/>
        </table:table-row>
        <table:table-row table:style-name="ro2">
          <table:table-cell/>
          <table:table-cell table:style-name="ce1490"/>
          <table:table-cell table:number-columns-repeated="16382"/>
        </table:table-row>
        <table:table-row table:style-name="ro2">
          <table:table-cell table:style-name="ce1791"/>
          <table:table-cell table:style-name="ce1795" office:value-type="string" calcext:value-type="string">
            <text:p>Max fok</text:p>
          </table:table-cell>
          <table:table-cell/>
          <table:table-cell table:style-name="ce1801" office:value-type="string" calcext:value-type="string">
            <text:p>Nyelvek</text:p>
          </table:table-cell>
          <table:table-cell table:style-name="ce1802" office:value-type="string" calcext:value-type="string">
            <text:p>Rövidítés</text:p>
          </table:table-cell>
          <table:table-cell/>
          <table:table-cell table:style-name="ce1802" office:value-type="string" calcext:value-type="string">
            <text:p>Szabad Hátterek</text:p>
          </table:table-cell>
          <table:table-cell/>
          <table:table-cell table:style-name="ce1802" office:value-type="string" calcext:value-type="string">
            <text:p>Faj Hátterek</text:p>
          </table:table-cell>
          <table:table-cell/>
          <table:table-cell table:style-name="ce1802" office:value-type="string" calcext:value-type="string">
            <text:p>Leíró Hátterek</text:p>
          </table:table-cell>
          <table:table-cell/>
          <table:table-cell table:style-name="ce1802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791"/>
          <table:table-cell table:style-name="ce1795"/>
          <table:table-cell table:number-columns-repeated="4"/>
          <table:table-cell table:style-name="ce1791"/>
          <table:table-cell/>
          <table:table-cell table:style-name="ce1791"/>
          <table:table-cell/>
          <table:table-cell table:style-name="Default"/>
          <table:table-cell table:number-columns-repeated="1637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table:style-name="ce1582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9">➖➖➖ </text:span><text:span text:style-name="T37">Godoni nyelvek </text:span><text:span text:style-name="T38">➖➖➖</text:span></text:p>
          </table:table-cell>
          <table:table-cell table:number-columns-repeated="2"/>
          <table:table-cell table:style-name="ce934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05" office:value-type="string" calcext:value-type="string">
            <text:p><text:span text:style-name="T29">➖➖➖ </text:span><text:span text:style-name="T40">Származás </text:span><text:span text:style-name="T41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04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04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04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34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04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04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798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04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<text:span text:style-name="T36">➖➖➖ Alvilági, fizikai ➖➖➖</text:span></text:p>
          </table:table-cell>
          <table:table-cell table:style-name="ce158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805" office:value-type="string" calcext:value-type="string">
            <text:p><text:span text:style-name="T29">➖➖➖ </text:span><text:span text:style-name="T40">Jellem, fóbiák, hobbik </text:span><text:span text:style-name="T41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04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04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04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04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number-columns-repeated="3"/>
          <table:table-cell table:style-name="ce1804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93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21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802" office:value-type="string" calcext:value-type="string">
            <text:p>Bónusz Hátterek</text:p>
          </table:table-cell>
          <table:table-cell/>
          <table:table-cell table:style-name="ce1804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798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791"/>
          <table:table-cell/>
          <table:table-cell table:style-name="ce1804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04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804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04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04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04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04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tanc.md" xlink:type="simple">Tánc</text:a>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34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Tériszony</text:p>
          </table:table-cell>
          <table:table-cell table:number-columns-repeated="16373"/>
        </table:table-row>
        <table:table-row table:style-name="ro5">
          <table:table-cell table:style-name="ce179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9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/>
          <table:table-cell table:style-name="Default"/>
          <table:table-cell/>
          <table:table-cell table:style-name="ce1805" office:value-type="string" calcext:value-type="string">
            <text:p><text:span text:style-name="T29">➖➖➖ </text:span><text:span text:style-name="T40">Küllem, fizikum </text:span><text:span text:style-name="T41">➖➖➖ </text:span></text:p>
          </table:table-cell>
          <table:table-cell table:number-columns-repeated="16373"/>
        </table:table-row>
        <table:table-row table:style-name="ro11">
          <table:table-cell table:style-name="ce179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table:style-name="ce1490" office:value-type="string" calcext:value-type="string">
            <text:p><text:span text:style-name="T29">➖➖➖ </text:span><text:span text:style-name="T37">Faj nyelvek </text:span><text:span text:style-name="T38">➖➖➖ </text:span></text:p>
          </table:table-cell>
          <table:table-cell table:number-columns-repeated="2"/>
          <table:table-cell table:style-name="ce934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Alacsony</text:p>
          </table:table-cell>
          <table:table-cell table:number-columns-repeated="16373"/>
        </table:table-row>
        <table:table-row table:style-name="ro11">
          <table:table-cell table:style-name="ce179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Divatos</text:p>
          </table:table-cell>
          <table:table-cell table:number-columns-repeated="16373"/>
        </table:table-row>
        <table:table-row table:style-name="ro11">
          <table:table-cell table:style-name="ce179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Jóképű</text:p>
          </table:table-cell>
          <table:table-cell table:number-columns-repeated="16373"/>
        </table:table-row>
        <table:table-row table:style-name="ro11">
          <table:table-cell table:style-name="ce179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Kövér</text:p>
          </table:table-cell>
          <table:table-cell table:number-columns-repeated="16373"/>
        </table:table-row>
        <table:table-row table:style-name="ro11">
          <table:table-cell table:style-name="ce179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Magas</text:p>
          </table:table-cell>
          <table:table-cell table:number-columns-repeated="16373"/>
        </table:table-row>
        <table:table-row table:style-name="ro11">
          <table:table-cell office:value-type="string" calcext:value-type="string">
            <text:p><text:span text:style-name="T36">➖➖➖ Tudományos ➖➖➖</text:span></text:p>
          </table:table-cell>
          <table:table-cell table:style-name="ce1582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Rusnya</text:p>
          </table:table-cell>
          <table:table-cell table:number-columns-repeated="16373"/>
        </table:table-row>
        <table:table-row table:style-name="ro11">
          <table:table-cell table:style-name="ce179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934"/>
          <table:table-cell/>
          <table:table-cell table:style-name="Default"/>
          <table:table-cell/>
          <table:table-cell table:style-name="ce1804" office:value-type="string" calcext:value-type="string">
            <text:p>Sánta</text:p>
          </table:table-cell>
          <table:table-cell table:number-columns-repeated="16373"/>
        </table:table-row>
        <table:table-row table:style-name="ro11">
          <table:table-cell table:style-name="ce179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03"/>
          <table:table-cell/>
          <table:table-cell table:style-name="Default"/>
          <table:table-cell/>
          <table:table-cell table:style-name="ce1804" office:value-type="string" calcext:value-type="string">
            <text:p>Sebhelyes</text:p>
          </table:table-cell>
          <table:table-cell table:number-columns-repeated="16373"/>
        </table:table-row>
        <table:table-row table:style-name="ro11">
          <table:table-cell table:style-name="ce179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9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1802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Vékony</text:p>
          </table:table-cell>
          <table:table-cell table:number-columns-repeated="16373"/>
        </table:table-row>
        <table:table-row table:style-name="ro11">
          <table:table-cell table:style-name="ce93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  <table:table-cell table:style-name="Default"/>
          <table:table-cell table:number-columns-repeated="16375"/>
        </table:table-row>
        <table:table-row table:style-name="ro11">
          <table:table-cell office:value-type="string" calcext:value-type="string">
            <text:p><text:span text:style-name="T36">➖➖➖ Szociális ➖➖➖</text:span></text:p>
          </table:table-cell>
          <table:table-cell table:style-name="ce1582" office:value-type="float" office:value="0" calcext:value-type="float">
            <text:p>0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804" office:value-type="string" calcext:value-type="string">
            <text:p>toroni</text:p>
          </table:table-cell>
          <table:table-cell/>
          <table:table-cell table:style-name="Default"/>
          <table:table-cell table:number-columns-repeated="16375"/>
        </table:table-row>
        <table:table-row table:style-name="ro11">
          <table:table-cell table:style-name="ce179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90" office:value-type="string" calcext:value-type="string">
            <text:p><text:span text:style-name="T29">➖➖➖ Kyr</text:span><text:span text:style-name="T37"> nyelvek </text:span><text:span text:style-name="T38">➖➖➖ </text:span></text:p>
          </table:table-cell>
          <table:table-cell table:number-columns-repeated="2"/>
          <table:table-cell table:style-name="ce1804" office:value-type="string" calcext:value-type="string">
            <text:p>pyarroni</text:p>
          </table:table-cell>
          <table:table-cell/>
          <table:table-cell table:style-name="Default"/>
          <table:table-cell table:number-columns-repeated="16375"/>
        </table:table-row>
        <table:table-row table:style-name="ro11">
          <table:table-cell table:style-name="ce179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04" office:value-type="string" calcext:value-type="string">
            <text:p>shadoni</text:p>
          </table:table-cell>
          <table:table-cell table:number-columns-repeated="16377"/>
        </table:table-row>
        <table:table-row table:style-name="ro11">
          <table:table-cell table:style-name="ce179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04" office:value-type="string" calcext:value-type="string">
            <text:p>kráni</text:p>
          </table:table-cell>
          <table:table-cell table:number-columns-repeated="16377"/>
        </table:table-row>
        <table:table-row table:style-name="ro11">
          <table:table-cell table:style-name="Default" table:number-columns-repeated="3"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04" office:value-type="string" calcext:value-type="string">
            <text:p>ibarai</text:p>
          </table:table-cell>
          <table:table-cell table:number-columns-repeated="16377"/>
        </table:table-row>
        <table:table-row table:style-name="ro11">
          <table:table-cell table:style-name="Default" table:number-columns-repeated="2"/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04" office:value-type="string" calcext:value-type="string">
            <text:p>törpe</text:p>
          </table:table-cell>
          <table:table-cell table:number-columns-repeated="16377"/>
        </table:table-row>
        <table:table-row table:style-name="ro11">
          <table:table-cell table:style-name="Default" table:number-columns-repeated="3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04" office:value-type="string" calcext:value-type="string">
            <text:p>elf</text:p>
          </table:table-cell>
          <table:table-cell table:number-columns-repeated="16377"/>
        </table:table-row>
        <table:table-row table:style-name="ro11">
          <table:table-cell table:style-name="Default" table:number-columns-repeated="3"/>
          <table:table-cell table:style-name="ce1490" office:value-type="string" calcext:value-type="string">
            <text:p><text:span text:style-name="T29">➖➖➖ Speciális</text:span><text:span text:style-name="T37"> nyelvek </text:span><text:span text:style-name="T38">➖➖➖ </text:span>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490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490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6"/>
          <table:table-cell table:style-name="Default"/>
          <table:table-cell table:number-columns-repeated="16377"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/>
          <table:table-cell table:number-columns-repeated="16377"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ce1804"/>
          <table:table-cell table:number-columns-repeated="16377"/>
        </table:table-row>
        <table:table-row table:style-name="ro2" table:number-rows-repeated="2">
          <table:table-cell table:style-name="Default" table:number-columns-repeated="2"/>
          <table:table-cell table:number-columns-repeated="4"/>
          <table:table-cell table:style-name="Default"/>
          <table:table-cell table:number-columns-repeated="16377"/>
        </table:table-row>
        <table:table-row table:style-name="ro2" table:number-rows-repeated="42">
          <table:table-cell table:number-columns-repeated="6"/>
          <table:table-cell table:style-name="Default"/>
          <table:table-cell table:number-columns-repeated="16377"/>
        </table:table-row>
        <table:table-row table:style-name="ro27">
          <table:table-cell table:number-columns-repeated="6"/>
          <table:table-cell table:style-name="ce1805" office:value-type="string" calcext:value-type="string">
            <text:p><text:span text:style-name="T29">➖➖➖➖ Karmák</text:span><text:span text:style-name="T40"> </text:span><text:span text:style-name="T41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office:forms form:automatic-focus="false" form:apply-design-mode="false"/>
        <table:table-column table:style-name="co81" table:default-cell-style-name="ce1189"/>
        <table:table-column table:style-name="co82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06" office:value-type="string" calcext:value-type="string">
            <text:p>Karakter pontok (KP) elosztása </text:p>
          </table:table-cell>
          <table:table-cell table:style-name="ce1806"/>
          <table:table-cell table:number-columns-repeated="16382"/>
        </table:table-row>
        <table:table-row table:style-name="ro22">
          <table:table-cell/>
          <table:table-cell table:style-name="ce1808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808"/>
          <table:table-cell table:number-columns-repeated="16382"/>
        </table:table-row>
        <table:table-row table:style-name="ro28">
          <table:table-cell/>
          <table:table-cell table:style-name="ce1808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808"/>
          <table:table-cell table:number-columns-repeated="16382"/>
        </table:table-row>
        <table:table-row table:style-name="ro28">
          <table:table-cell/>
          <table:table-cell table:style-name="ce1808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08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808"/>
          <table:table-cell table:number-columns-repeated="16382"/>
        </table:table-row>
        <table:table-row table:style-name="ro28">
          <table:table-cell/>
          <table:table-cell table:style-name="ce1808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08"/>
          <table:table-cell table:number-columns-repeated="16382"/>
        </table:table-row>
        <table:table-row table:style-name="ro22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9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83" table:default-cell-style-name="ce352"/>
        <table:table-column table:style-name="co14" table:number-columns-repeated="16383" table:default-cell-style-name="ce352"/>
        <table:table-row table:style-name="ro1">
          <table:table-cell table:style-name="ce1811" office:value-type="string" calcext:value-type="string">
            <text:p>V8.3.3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átterek átalakítása SzP oszlopokkal</text:p>
          </table:table-cell>
          <table:table-cell table:style-name="Default" table:number-columns-repeated="16383"/>
        </table:table-row>
        <table:table-row table:style-name="ro11">
          <table:table-cell table:style-name="ce1812" office:value-type="string" calcext:value-type="string">
            <text:p>* Rengeteg képzettség, fortély és Szabad Háttér szinkronizálása doksival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ura Alap: új képlet: Tsz+Önuralom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kma list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ülön táblázat: Helyismeret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ülön táblázat: Kultúrkör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ülön táblázat: Háttérek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Tradíciók: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bad Pontok (Szabad Hátterekhez) számolás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kma képzettségek – 3 hely foglalva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omolvasás beolvadt a Természetjárásb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lettan: fortély lett képzettség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épletek egyszerűsítése ahol lehe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4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Fülek átnevezése, színezése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3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ekunder fortélyo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11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ekunder képzettségek maximuma: (szint x <text:span text:style-name="T42">6</text:span>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2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Új]:</text:span><text:span text:style-name="T4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Változás]:</text:span><text:span text:style-name="T43"> Kiegészítő KP / Szint: (</text:span><text:span text:style-name="T44">20</text:span><text:span text:style-name="T43">+Emlékezet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Változás]:</text:span><text:span text:style-name="T43"> 1 HM = 4 KP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Változás]:</text:span><text:span text:style-name="T4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Változás]:</text:span><text:span text:style-name="T4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Változás]:</text:span><text:span text:style-name="T4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Változás]:</text:span><text:span text:style-name="T4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Új]</text:span>: Erőbónusz beszámít: (Erő/2) <text:span text:style-name="T45">→ </text:span><text:span text:style-name="T46">lefelé</text:span><text:span text:style-name="T45"> kerekítve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                   <text:span text:style-name="T45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                   <text:span text:style-name="T45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Változás]:</text:span><text:span text:style-name="T4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1">
          <table:table-cell table:style-name="ce181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 <text:span text:style-name="T14"> </text:span><text:span text:style-name="T47">→</text:span><text:span text:style-name="T14"> </text:span>Karakter neve, faja, vallása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<text:span text:style-name="T14">  </text:span><text:span text:style-name="T47">→</text:span><text:span text:style-name="T14"> Személyiségjegyei</text:span>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<text:span text:style-name="T14">  </text:span><text:span text:style-name="T47">→</text:span><text:span text:style-name="T14"> Kommunikáció, szociális érzék</text:span>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<text:span text:style-name="T14">  </text:span><text:span text:style-name="T47">→</text:span><text:span text:style-name="T14"> Külső</text:span>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9</text:p>
          </table:table-cell>
          <table:table-cell table:number-columns-repeated="16383"/>
        </table:table-row>
        <table:table-row table:style-name="ro31">
          <table:table-cell table:style-name="ce181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14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14" office:value-type="string" calcext:value-type="string">
            <text:p>v2.3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office:forms form:automatic-focus="false" form:apply-design-mode="false"/>
        <table:table-column table:style-name="co84" table:default-cell-style-name="ce1490"/>
        <table:table-column table:style-name="co85" table:default-cell-style-name="ce1490"/>
        <table:table-column table:style-name="co86" table:default-cell-style-name="ce1490"/>
        <table:table-column table:style-name="co87" table:default-cell-style-name="ce1490"/>
        <table:table-column table:style-name="co86" table:default-cell-style-name="ce1490"/>
        <table:table-column table:style-name="co39" table:default-cell-style-name="ce1490"/>
        <table:table-column table:style-name="co88" table:default-cell-style-name="ce1490"/>
        <table:table-column table:style-name="co89" table:default-cell-style-name="ce1490"/>
        <table:table-column table:style-name="co90" table:default-cell-style-name="ce1490"/>
        <table:table-column table:style-name="co91" table:default-cell-style-name="ce1490"/>
        <table:table-column table:style-name="co92" table:default-cell-style-name="ce1490"/>
        <table:table-column table:style-name="co93" table:default-cell-style-name="ce1490"/>
        <table:table-column table:style-name="co25" table:default-cell-style-name="ce1490"/>
        <table:table-column table:style-name="co94" table:default-cell-style-name="ce1490"/>
        <table:table-column table:style-name="co95" table:default-cell-style-name="ce1490"/>
        <table:table-column table:style-name="co96" table:default-cell-style-name="ce1490"/>
        <table:table-column table:style-name="co97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35"/>
          <table:covered-table-cell table:style-name="ce1645"/>
          <table:covered-table-cell table:style-name="ce1654"/>
          <table:covered-table-cell table:style-name="ce1663"/>
          <table:covered-table-cell table:number-columns-repeated="6" table:style-name="ce1654"/>
          <table:covered-table-cell table:number-columns-repeated="3" table:style-name="ce1747"/>
          <table:covered-table-cell table:style-name="ce1654"/>
          <table:table-cell table:number-columns-repeated="240"/>
        </table:table-row>
        <table:table-row table:style-name="ro32">
          <table:table-cell table:style-name="ce1235"/>
          <table:table-cell table:style-name="ce1246"/>
          <table:table-cell table:style-name="ce1635"/>
          <table:table-cell table:style-name="ce1645"/>
          <table:table-cell table:style-name="ce1654"/>
          <table:table-cell table:style-name="ce1663"/>
          <table:table-cell table:style-name="ce1654" table:number-columns-repeated="6"/>
          <table:table-cell table:style-name="ce1747" table:number-columns-repeated="3"/>
          <table:table-cell table:style-name="ce1654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620" office:value-type="string" calcext:value-type="string">
            <text:p>Szint</text:p>
          </table:table-cell>
          <table:table-cell table:style-name="ce1620" office:value-type="string" calcext:value-type="string" table:number-columns-spanned="2" table:number-rows-spanned="1">
            <text:p>KP</text:p>
          </table:table-cell>
          <table:covered-table-cell table:style-name="ce1620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4">
          <table:table-cell table:style-name="ce1609"/>
          <table:table-cell table:style-name="ce1249" office:value-type="float" office:value="0" calcext:value-type="float">
            <text:p>0</text:p>
          </table:table-cell>
          <table:table-cell table:style-name="ce1249" table:number-columns-repeated="2"/>
          <table:table-cell table:style-name="Default" table:number-columns-repeated="4"/>
          <table:table-cell table:style-name="ce932"/>
          <table:table-cell table:style-name="ce1704" table:number-columns-repeated="3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Default" table:number-columns-repeated="4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609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Default" table:number-columns-repeated="4"/>
          <table:table-cell table:style-name="ce1796"/>
          <table:table-cell table:style-name="ce1309" office:value-type="string" calcext:value-type="string">
            <text:p>KP/Szint</text:p>
          </table:table-cell>
          <table:table-cell table:style-name="ce1325" office:value-type="float" office:value="110" calcext:value-type="float">
            <text:p>11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609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Default" table:number-columns-repeated="4"/>
          <table:table-cell table:style-name="ce1796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609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Default" table:number-columns-repeated="4"/>
          <table:table-cell table:style-name="ce1796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609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Default" table:number-columns-repeated="4"/>
          <table:table-cell table:style-name="ce1796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609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Default" table:number-columns-repeated="4"/>
          <table:table-cell table:style-name="ce1796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609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Default" table:number-columns-repeated="4"/>
          <table:table-cell table:style-name="ce1796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609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Default" table:number-columns-repeated="4"/>
          <table:table-cell table:style-name="ce1796"/>
          <table:table-cell table:style-name="ce1681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609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Default" table:number-columns-repeated="4"/>
          <table:table-cell table:style-name="ce1796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609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Default" table:number-columns-repeated="4"/>
          <table:table-cell table:style-name="ce1796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666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624"/>
          <table:table-cell table:number-columns-repeated="240"/>
        </table:table-row>
        <table:table-row table:style-name="ro2">
          <table:table-cell table:style-name="ce1609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Default" table:number-columns-repeated="4"/>
          <table:table-cell table:style-name="ce1796"/>
          <table:table-cell table:style-name="ce1419" office:value-type="string" calcext:value-type="string">
            <text:p>CÉ konstans</text:p>
          </table:table-cell>
          <table:table-cell table:style-name="ce1331" table:content-validation-name="val181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Default" table:number-columns-repeated="4"/>
          <table:table-cell table:style-name="ce1796"/>
          <table:table-cell table:style-name="ce896" table:number-columns-repeated="2"/>
          <table:table-cell/>
          <table:table-cell table:style-name="ce1624" office:value-type="float" office:value="0" calcext:value-type="float">
            <text:p>0</text:p>
          </table:table-cell>
          <table:table-cell table:style-name="ce1624" office:value-type="float" office:value="-10" calcext:value-type="float">
            <text:p>-10</text:p>
          </table:table-cell>
          <table:table-cell table:style-name="ce1624" office:value-type="float" office:value="-20" calcext:value-type="float">
            <text:p>-20</text:p>
          </table:table-cell>
          <table:table-cell table:style-name="ce1624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609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Default" table:number-columns-repeated="4"/>
          <table:table-cell table:style-name="ce1796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609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Default" table:number-columns-repeated="4"/>
          <table:table-cell table:style-name="ce1796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609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Default" table:number-columns-repeated="4"/>
          <table:table-cell table:style-name="ce1796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623" table:number-columns-repeated="3"/>
          <table:table-cell table:style-name="ce1796"/>
          <table:table-cell table:style-name="ce1291"/>
          <table:table-cell table:style-name="ce1298"/>
          <table:table-cell table:style-name="ce1291"/>
          <table:table-cell table:style-name="ce1796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681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609"/>
          <table:table-cell table:style-name="ce1623" table:number-columns-repeated="3"/>
          <table:table-cell table:style-name="ce1796"/>
          <table:table-cell table:style-name="ce1291"/>
          <table:table-cell table:style-name="ce1298"/>
          <table:table-cell table:style-name="ce1291"/>
          <table:table-cell table:style-name="ce1796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681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ce1609"/>
          <table:table-cell table:number-columns-repeated="3"/>
          <table:table-cell table:style-name="ce1796"/>
          <table:table-cell table:number-columns-repeated="3"/>
          <table:table-cell table:style-name="ce1796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624"/>
          <table:table-cell table:style-name="ce1623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79" office:value-type="string" calcext:value-type="string">
            <text:p>Egyik HM nagyobb lehet</text:p>
          </table:table-cell>
          <table:table-cell table:style-name="ce1717" table:content-validation-name="val179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800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800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6"/>
          <table:table-cell table:style-name="ce1807" office:value-type="string" calcext:value-type="string" table:number-columns-spanned="5" table:number-rows-spanned="1">
            <text:p>RÉGI Képzettségek KP igénye</text:p>
          </table:table-cell>
          <table:covered-table-cell table:style-name="ce1817"/>
          <table:covered-table-cell table:style-name="ce1819"/>
          <table:covered-table-cell table:style-name="ce1821"/>
          <table:covered-table-cell table:style-name="ce1822"/>
          <table:table-cell table:number-columns-repeated="238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800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ce1758" office:value-type="string" calcext:value-type="string">
            <text:p>Szint</text:p>
          </table:table-cell>
          <table:table-cell table:style-name="ce1758" office:value-type="string" calcext:value-type="string" table:number-columns-spanned="2" table:number-rows-spanned="1">
            <text:p>Átfogó</text:p>
          </table:table-cell>
          <table:covered-table-cell table:style-name="ce1758"/>
          <table:table-cell table:style-name="ce1758" office:value-type="string" calcext:value-type="string" table:number-columns-spanned="2" table:number-rows-spanned="1">
            <text:p>Átlagos</text:p>
          </table:table-cell>
          <table:covered-table-cell table:style-name="ce1758"/>
          <table:table-cell table:number-columns-repeated="238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800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ce1809" office:value-type="float" office:value="0" calcext:value-type="float">
            <text:p>0</text:p>
          </table:table-cell>
          <table:table-cell table:style-name="ce1809" table:number-columns-repeated="4"/>
          <table:table-cell table:number-columns-repeated="238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800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ce1810" office:value-type="float" office:value="1" calcext:value-type="float">
            <text:p>1</text:p>
          </table:table-cell>
          <table:table-cell table:style-name="ce1818" office:value-type="float" office:value="6" calcext:value-type="float">
            <text:p>6</text:p>
          </table:table-cell>
          <table:table-cell table:style-name="ce1820" table:formula="of:=[.O30]" office:value-type="float" office:value="6" calcext:value-type="float">
            <text:p>+6KP</text:p>
          </table:table-cell>
          <table:table-cell table:style-name="ce1818" office:value-type="float" office:value="4" calcext:value-type="float">
            <text:p>4</text:p>
          </table:table-cell>
          <table:table-cell table:style-name="ce1820" table:formula="of:=[.Q30]" office:value-type="float" office:value="4" calcext:value-type="float">
            <text:p>+4KP</text:p>
          </table:table-cell>
          <table:table-cell table:number-columns-repeated="238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800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ce1810" office:value-type="float" office:value="2" calcext:value-type="float">
            <text:p>2</text:p>
          </table:table-cell>
          <table:table-cell table:style-name="ce1818" office:value-type="float" office:value="10" calcext:value-type="float">
            <text:p>10</text:p>
          </table:table-cell>
          <table:table-cell table:style-name="ce1820" table:formula="of:=[.O31]-[.O30]" office:value-type="float" office:value="4" calcext:value-type="float">
            <text:p>+4KP</text:p>
          </table:table-cell>
          <table:table-cell table:style-name="ce1818" office:value-type="float" office:value="6" calcext:value-type="float">
            <text:p>6</text:p>
          </table:table-cell>
          <table:table-cell table:style-name="ce1820" table:formula="of:=[.Q31]-[.Q30]" office:value-type="float" office:value="2" calcext:value-type="float">
            <text:p>+2KP</text:p>
          </table:table-cell>
          <table:table-cell table:number-columns-repeated="238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800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6"/>
          <table:table-cell table:style-name="ce1810" office:value-type="float" office:value="3" calcext:value-type="float">
            <text:p>3</text:p>
          </table:table-cell>
          <table:table-cell table:style-name="ce1818" office:value-type="float" office:value="16" calcext:value-type="float">
            <text:p>16</text:p>
          </table:table-cell>
          <table:table-cell table:style-name="ce1820" table:formula="of:=[.O32]-[.O31]" office:value-type="float" office:value="6" calcext:value-type="float">
            <text:p>+6KP</text:p>
          </table:table-cell>
          <table:table-cell table:style-name="ce1818" office:value-type="float" office:value="9" calcext:value-type="float">
            <text:p>9</text:p>
          </table:table-cell>
          <table:table-cell table:style-name="ce1820" table:formula="of:=[.Q32]-[.Q31]" office:value-type="float" office:value="3" calcext:value-type="float">
            <text:p>+3KP</text:p>
          </table:table-cell>
          <table:table-cell table:number-columns-repeated="238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800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ce1810" office:value-type="float" office:value="4" calcext:value-type="float">
            <text:p>4</text:p>
          </table:table-cell>
          <table:table-cell table:style-name="ce1818" office:value-type="float" office:value="24" calcext:value-type="float">
            <text:p>24</text:p>
          </table:table-cell>
          <table:table-cell table:style-name="ce1820" table:formula="of:=[.O33]-[.O32]" office:value-type="float" office:value="8" calcext:value-type="float">
            <text:p>+8KP</text:p>
          </table:table-cell>
          <table:table-cell table:style-name="ce1818" office:value-type="float" office:value="13" calcext:value-type="float">
            <text:p>13</text:p>
          </table:table-cell>
          <table:table-cell table:style-name="ce1820" table:formula="of:=[.Q33]-[.Q32]" office:value-type="float" office:value="4" calcext:value-type="float">
            <text:p>+4KP</text:p>
          </table:table-cell>
          <table:table-cell table:number-columns-repeated="238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800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6"/>
          <table:table-cell table:style-name="ce1810" office:value-type="float" office:value="5" calcext:value-type="float">
            <text:p>5</text:p>
          </table:table-cell>
          <table:table-cell table:style-name="ce1818" office:value-type="float" office:value="34" calcext:value-type="float">
            <text:p>34</text:p>
          </table:table-cell>
          <table:table-cell table:style-name="ce1820" table:formula="of:=[.O34]-[.O33]" office:value-type="float" office:value="10" calcext:value-type="float">
            <text:p>+10KP</text:p>
          </table:table-cell>
          <table:table-cell table:style-name="ce1818" office:value-type="float" office:value="18" calcext:value-type="float">
            <text:p>18</text:p>
          </table:table-cell>
          <table:table-cell table:style-name="ce1820" table:formula="of:=[.Q34]-[.Q33]" office:value-type="float" office:value="5" calcext:value-type="float">
            <text:p>+5KP</text:p>
          </table:table-cell>
          <table:table-cell table:number-columns-repeated="238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800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6"/>
          <table:table-cell table:style-name="ce1810" office:value-type="float" office:value="6" calcext:value-type="float">
            <text:p>6</text:p>
          </table:table-cell>
          <table:table-cell table:style-name="ce1818" office:value-type="float" office:value="46" calcext:value-type="float">
            <text:p>46</text:p>
          </table:table-cell>
          <table:table-cell table:style-name="ce1820" table:formula="of:=[.O35]-[.O34]" office:value-type="float" office:value="12" calcext:value-type="float">
            <text:p>+12KP</text:p>
          </table:table-cell>
          <table:table-cell table:style-name="ce1818" office:value-type="float" office:value="24" calcext:value-type="float">
            <text:p>24</text:p>
          </table:table-cell>
          <table:table-cell table:style-name="ce1820" table:formula="of:=[.Q35]-[.Q34]" office:value-type="float" office:value="6" calcext:value-type="float">
            <text:p>+6KP</text:p>
          </table:table-cell>
          <table:table-cell table:number-columns-repeated="238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800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717" office:value-type="string" calcext:value-type="string">
            <text:p>Erőbónusz</text:p>
          </table:table-cell>
          <table:table-cell table:style-name="ce1717" table:formula="of:=[$Alapértékek.C18]" office:value-type="float" office:value="0" calcext:value-type="float">
            <text:p>0</text:p>
          </table:table-cell>
          <table:table-cell table:number-columns-repeated="2"/>
          <table:table-cell table:style-name="ce1810" office:value-type="float" office:value="7" calcext:value-type="float">
            <text:p>7</text:p>
          </table:table-cell>
          <table:table-cell table:style-name="ce1818" office:value-type="float" office:value="60" calcext:value-type="float">
            <text:p>60</text:p>
          </table:table-cell>
          <table:table-cell table:style-name="ce1820" table:formula="of:=[.O36]-[.O35]" office:value-type="float" office:value="14" calcext:value-type="float">
            <text:p>+14KP</text:p>
          </table:table-cell>
          <table:table-cell table:style-name="ce1818" office:value-type="float" office:value="31" calcext:value-type="float">
            <text:p>31</text:p>
          </table:table-cell>
          <table:table-cell table:style-name="ce1820" table:formula="of:=[.Q36]-[.Q35]" office:value-type="float" office:value="7" calcext:value-type="float">
            <text:p>+7KP</text:p>
          </table:table-cell>
          <table:table-cell table:number-columns-repeated="238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6"/>
          <table:table-cell table:style-name="ce1810" office:value-type="float" office:value="8" calcext:value-type="float">
            <text:p>8</text:p>
          </table:table-cell>
          <table:table-cell table:style-name="ce1818" office:value-type="float" office:value="76" calcext:value-type="float">
            <text:p>76</text:p>
          </table:table-cell>
          <table:table-cell table:style-name="ce1820" table:formula="of:=[.O37]-[.O36]" office:value-type="float" office:value="16" calcext:value-type="float">
            <text:p>+16KP</text:p>
          </table:table-cell>
          <table:table-cell table:style-name="ce1818" office:value-type="float" office:value="39" calcext:value-type="float">
            <text:p>39</text:p>
          </table:table-cell>
          <table:table-cell table:style-name="ce1820" table:formula="of:=[.Q37]-[.Q36]" office:value-type="float" office:value="8" calcext:value-type="float">
            <text:p>+8KP</text:p>
          </table:table-cell>
          <table:table-cell table:number-columns-repeated="238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17" office:value-type="string" calcext:value-type="string">
            <text:p>N/A</text:p>
          </table:table-cell>
          <table:table-cell table:number-columns-repeated="2"/>
          <table:table-cell table:style-name="ce1810" office:value-type="float" office:value="9" calcext:value-type="float">
            <text:p>9</text:p>
          </table:table-cell>
          <table:table-cell table:style-name="ce1818" office:value-type="float" office:value="94" calcext:value-type="float">
            <text:p>94</text:p>
          </table:table-cell>
          <table:table-cell table:style-name="ce1820" table:formula="of:=[.O38]-[.O37]" office:value-type="float" office:value="18" calcext:value-type="float">
            <text:p>+18KP</text:p>
          </table:table-cell>
          <table:table-cell table:style-name="ce1818" office:value-type="float" office:value="48" calcext:value-type="float">
            <text:p>48</text:p>
          </table:table-cell>
          <table:table-cell table:style-name="ce1820" table:formula="of:=[.Q38]-[.Q37]" office:value-type="float" office:value="9" calcext:value-type="float">
            <text:p>+9KP</text:p>
          </table:table-cell>
          <table:table-cell table:number-columns-repeated="238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6"/>
          <table:table-cell table:style-name="ce1810" office:value-type="float" office:value="10" calcext:value-type="float">
            <text:p>10</text:p>
          </table:table-cell>
          <table:table-cell table:style-name="ce1818" office:value-type="float" office:value="114" calcext:value-type="float">
            <text:p>114</text:p>
          </table:table-cell>
          <table:table-cell table:style-name="ce1820" table:formula="of:=[.O39]-[.O38]" office:value-type="float" office:value="20" calcext:value-type="float">
            <text:p>+20KP</text:p>
          </table:table-cell>
          <table:table-cell table:style-name="ce1818" office:value-type="float" office:value="58" calcext:value-type="float">
            <text:p>58</text:p>
          </table:table-cell>
          <table:table-cell table:style-name="ce1820" table:formula="of:=[.Q39]-[.Q38]" office:value-type="float" office:value="10" calcext:value-type="float">
            <text:p>+10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ce1810" office:value-type="float" office:value="11" calcext:value-type="float">
            <text:p>11</text:p>
          </table:table-cell>
          <table:table-cell table:style-name="ce1818" office:value-type="float" office:value="136" calcext:value-type="float">
            <text:p>136</text:p>
          </table:table-cell>
          <table:table-cell table:style-name="ce1820" table:formula="of:=[.O40]-[.O39]" office:value-type="float" office:value="22" calcext:value-type="float">
            <text:p>+22KP</text:p>
          </table:table-cell>
          <table:table-cell table:style-name="ce1818" office:value-type="float" office:value="69" calcext:value-type="float">
            <text:p>69</text:p>
          </table:table-cell>
          <table:table-cell table:style-name="ce1820" table:formula="of:=[.Q40]-[.Q39]" office:value-type="float" office:value="11" calcext:value-type="float">
            <text:p>+11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6"/>
          <table:table-cell table:style-name="ce1810" office:value-type="float" office:value="12" calcext:value-type="float">
            <text:p>12</text:p>
          </table:table-cell>
          <table:table-cell table:style-name="ce1818" office:value-type="float" office:value="160" calcext:value-type="float">
            <text:p>160</text:p>
          </table:table-cell>
          <table:table-cell table:style-name="ce1820" table:formula="of:=[.O41]-[.O40]" office:value-type="float" office:value="24" calcext:value-type="float">
            <text:p>+24KP</text:p>
          </table:table-cell>
          <table:table-cell table:style-name="ce1818" office:value-type="float" office:value="81" calcext:value-type="float">
            <text:p>81</text:p>
          </table:table-cell>
          <table:table-cell table:style-name="ce1820" table:formula="of:=[.Q41]-[.Q40]" office:value-type="float" office:value="12" calcext:value-type="float">
            <text:p>+12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717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ce1810" office:value-type="float" office:value="13" calcext:value-type="float">
            <text:p>13</text:p>
          </table:table-cell>
          <table:table-cell table:style-name="ce1818" office:value-type="float" office:value="186" calcext:value-type="float">
            <text:p>186</text:p>
          </table:table-cell>
          <table:table-cell table:style-name="ce1820" table:formula="of:=[.O42]-[.O41]" office:value-type="float" office:value="26" calcext:value-type="float">
            <text:p>+26KP</text:p>
          </table:table-cell>
          <table:table-cell table:style-name="ce1818" office:value-type="float" office:value="94" calcext:value-type="float">
            <text:p>94</text:p>
          </table:table-cell>
          <table:table-cell table:style-name="ce1820" table:formula="of:=[.Q42]-[.Q41]" office:value-type="float" office:value="13" calcext:value-type="float">
            <text:p>+13KP</text:p>
          </table:table-cell>
          <table:table-cell table:number-columns-repeated="238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ce1810" office:value-type="float" office:value="14" calcext:value-type="float">
            <text:p>14</text:p>
          </table:table-cell>
          <table:table-cell table:style-name="ce1818" office:value-type="float" office:value="214" calcext:value-type="float">
            <text:p>214</text:p>
          </table:table-cell>
          <table:table-cell table:style-name="ce1820" table:formula="of:=[.O43]-[.O42]" office:value-type="float" office:value="28" calcext:value-type="float">
            <text:p>+28KP</text:p>
          </table:table-cell>
          <table:table-cell table:style-name="ce1818" office:value-type="float" office:value="108" calcext:value-type="float">
            <text:p>108</text:p>
          </table:table-cell>
          <table:table-cell table:style-name="ce1820" table:formula="of:=[.Q43]-[.Q42]" office:value-type="float" office:value="14" calcext:value-type="float">
            <text:p>+14KP</text:p>
          </table:table-cell>
          <table:table-cell table:number-columns-repeated="238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ce1810" office:value-type="float" office:value="15" calcext:value-type="float">
            <text:p>15</text:p>
          </table:table-cell>
          <table:table-cell table:style-name="ce1818" office:value-type="float" office:value="244" calcext:value-type="float">
            <text:p>244</text:p>
          </table:table-cell>
          <table:table-cell table:style-name="ce1820" table:formula="of:=[.O44]-[.O43]" office:value-type="float" office:value="30" calcext:value-type="float">
            <text:p>+30KP</text:p>
          </table:table-cell>
          <table:table-cell table:style-name="ce1818" office:value-type="float" office:value="123" calcext:value-type="float">
            <text:p>123</text:p>
          </table:table-cell>
          <table:table-cell table:style-name="ce1820" table:formula="of:=[.Q44]-[.Q43]" office:value-type="float" office:value="15" calcext:value-type="float">
            <text:p>+15KP</text:p>
          </table:table-cell>
          <table:table-cell table:number-columns-repeated="238"/>
        </table:table-row>
        <table:table-row table:style-name="ro2">
          <table:table-cell table:style-name="ce1609"/>
          <table:table-cell table:number-columns-repeated="2"/>
          <table:table-cell table:style-name="ce1628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style-name="ce1609"/>
          <table:table-cell table:number-columns-repeated="2"/>
          <table:table-cell table:style-name="ce1642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style-name="ce1609"/>
          <table:table-cell table:number-columns-repeated="2"/>
          <table:table-cell table:style-name="ce1642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624" office:value-type="string" calcext:value-type="string">
            <text:p>Erőbónusz</text:p>
          </table:table-cell>
          <table:table-cell table:style-name="ce1624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2">
          <table:table-cell table:number-columns-repeated="256"/>
        </table:table-row>
        <table:table-row table:style-name="ro22">
          <table:table-cell table:number-columns-repeated="3"/>
          <table:table-cell table:style-name="ce1628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609"/>
          <table:table-cell table:number-columns-repeated="2"/>
          <table:table-cell table:style-name="ce1629" office:value-type="string" calcext:value-type="string">
            <text:p>Fok</text:p>
          </table:table-cell>
          <table:table-cell table:style-name="ce162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609"/>
          <table:table-cell table:number-columns-repeated="2"/>
          <table:table-cell table:style-name="ce1624" office:value-type="float" office:value="0" calcext:value-type="float">
            <text:p>0</text:p>
          </table:table-cell>
          <table:table-cell table:style-name="ce165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24"/>
          <table:table-cell/>
          <table:table-cell table:style-name="ce1630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609"/>
          <table:table-cell table:style-name="ce1485"/>
          <table:table-cell/>
          <table:table-cell table:style-name="ce1624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624"/>
          <table:table-cell/>
          <table:table-cell table:style-name="ce1629" office:value-type="string" calcext:value-type="string">
            <text:p>Fok</text:p>
          </table:table-cell>
          <table:table-cell table:style-name="ce1629" office:value-type="string" calcext:value-type="string">
            <text:p>Sebesség bónusz</text:p>
          </table:table-cell>
          <table:table-cell table:style-name="ce1629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609"/>
          <table:table-cell table:number-columns-repeated="2"/>
          <table:table-cell table:style-name="ce1624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09"/>
          <table:table-cell table:number-columns-repeated="2"/>
          <table:table-cell table:style-name="ce1624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09"/>
          <table:table-cell table:number-columns-repeated="5"/>
          <table:table-cell table:style-name="ce1796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609"/>
          <table:table-cell table:number-columns-repeated="4"/>
          <table:table-cell table:style-name="ce1666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7">
          <table:table-cell table:style-name="ce1609"/>
          <table:table-cell table:style-name="ce1626" office:value-type="string" calcext:value-type="string" table:number-columns-spanned="2" table:number-rows-spanned="1">
            <text:p>Pajzs</text:p>
          </table:table-cell>
          <table:covered-table-cell/>
          <table:table-cell table:style-name="ce1626" office:value-type="string" calcext:value-type="string">
            <text:p>VÉ</text:p>
          </table:table-cell>
          <table:table-cell table:style-name="ce1626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531" table:number-columns-repeated="4"/>
          <table:table-cell table:number-columns-repeated="243"/>
        </table:table-row>
        <table:table-row table:style-name="ro2">
          <table:table-cell table:style-name="ce1609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630" table:content-validation-name="val18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0"/>
          <table:table-cell table:style-name="ce531" table:number-columns-repeated="2"/>
          <table:table-cell table:number-columns-repeated="243"/>
        </table:table-row>
        <table:table-row table:style-name="ro2">
          <table:table-cell table:style-name="ce1609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796"/>
          <table:table-cell table:style-name="ce1629" table:content-validation-name="val180" office:value-type="string" calcext:value-type="string">
            <text:p>Fok</text:p>
          </table:table-cell>
          <table:table-cell table:style-name="ce1629" table:content-validation-name="val180" office:value-type="string" calcext:value-type="string">
            <text:p>Bónusz</text:p>
          </table:table-cell>
          <table:table-cell table:style-name="ce644"/>
          <table:table-cell table:style-name="ce1754"/>
          <table:table-cell table:number-columns-repeated="243"/>
        </table:table-row>
        <table:table-row table:style-name="ro2">
          <table:table-cell table:style-name="ce1609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796"/>
          <table:table-cell table:style-name="ce507" table:content-validation-name="val180" office:value-type="float" office:value="0" calcext:value-type="float">
            <text:p>0</text:p>
          </table:table-cell>
          <table:table-cell table:style-name="ce1341" table:content-validation-name="val180" office:value-type="float" office:value="0" calcext:value-type="float">
            <text:p>0</text:p>
          </table:table-cell>
          <table:table-cell table:style-name="ce644"/>
          <table:table-cell table:style-name="ce1754"/>
          <table:table-cell table:number-columns-repeated="243"/>
        </table:table-row>
        <table:table-row table:style-name="ro2">
          <table:table-cell table:style-name="ce1609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796"/>
          <table:table-cell table:style-name="ce507" table:content-validation-name="val180" office:value-type="float" office:value="1" calcext:value-type="float">
            <text:p>1</text:p>
          </table:table-cell>
          <table:table-cell table:style-name="ce1341" table:content-validation-name="val180" office:value-type="float" office:value="1" calcext:value-type="float">
            <text:p>1</text:p>
          </table:table-cell>
          <table:table-cell table:style-name="ce644"/>
          <table:table-cell table:style-name="ce1754"/>
          <table:table-cell table:number-columns-repeated="243"/>
        </table:table-row>
        <table:table-row table:style-name="ro2">
          <table:table-cell table:style-name="ce1609"/>
          <table:table-cell table:number-columns-repeated="7"/>
          <table:table-cell table:style-name="ce1796"/>
          <table:table-cell table:style-name="ce644" table:number-columns-repeated="3"/>
          <table:table-cell table:style-name="ce1754"/>
          <table:table-cell table:number-columns-repeated="243"/>
        </table:table-row>
        <table:table-row table:style-name="ro2">
          <table:table-cell table:style-name="ce1609" table:content-validation-name="val53"/>
          <table:table-cell table:style-name="ce1628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42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644" table:content-validation-name="val53"/>
          <table:table-cell table:style-name="ce644" table:content-validation-name="val53"/>
          <table:table-cell table:style-name="ce1754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609" table:content-validation-name="val53"/>
          <table:table-cell table:style-name="ce1629" table:content-validation-name="val53" office:value-type="string" calcext:value-type="string" table:number-columns-spanned="2" table:number-rows-spanned="1">
            <text:p>Fok</text:p>
          </table:table-cell>
          <table:covered-table-cell table:style-name="ce531" table:content-validation-name="val53"/>
          <table:table-cell table:style-name="ce1629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31" table:content-validation-name="val53"/>
          <table:table-cell table:content-validation-name="val53" table:number-columns-repeated="3"/>
          <table:table-cell table:style-name="ce1629" table:content-validation-name="val53" office:value-type="string" calcext:value-type="string">
            <text:p>Fegyver</text:p>
          </table:table-cell>
          <table:table-cell table:style-name="ce1629" table:content-validation-name="val53" office:value-type="string" calcext:value-type="string">
            <text:p>Mf Innen számít</text:p>
          </table:table-cell>
          <table:table-cell table:style-name="ce644" table:content-validation-name="val53"/>
          <table:table-cell table:style-name="ce1754" table:content-validation-name="val53"/>
          <table:table-cell table:style-name="ce1766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609" table:content-validation-name="val53"/>
          <table:table-cell table:style-name="ce1624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651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644" table:content-validation-name="val53"/>
          <table:table-cell table:style-name="ce1754" table:content-validation-name="val53"/>
          <table:table-cell table:style-name="ce1766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609" table:content-validation-name="val53"/>
          <table:table-cell table:style-name="ce1624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651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644" table:content-validation-name="val53"/>
          <table:table-cell table:style-name="ce1754" table:content-validation-name="val53"/>
          <table:table-cell table:style-name="ce1766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609" table:content-validation-name="val53"/>
          <table:table-cell table:style-name="ce1624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651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96" table:content-validation-name="val53"/>
          <table:table-cell table:style-name="ce644" table:content-validation-name="val53" table:number-columns-repeated="3"/>
          <table:table-cell table:style-name="ce1754" table:content-validation-name="val53"/>
          <table:table-cell table:style-name="ce1766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609" table:content-validation-name="val53"/>
          <table:table-cell table:style-name="ce1624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651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96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44" table:content-validation-name="val53"/>
          <table:table-cell table:style-name="ce1754" table:content-validation-name="val53"/>
          <table:table-cell table:style-name="ce1766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609" table:content-validation-name="val53"/>
          <table:table-cell table:style-name="ce1623" table:content-validation-name="val53" table:number-columns-repeated="3"/>
          <table:table-cell table:style-name="ce1796" table:content-validation-name="val53"/>
          <table:table-cell table:style-name="ce1294" table:content-validation-name="val53"/>
          <table:table-cell table:style-name="ce1796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44" table:content-validation-name="val53"/>
          <table:table-cell table:style-name="ce1754" table:content-validation-name="val53"/>
          <table:table-cell table:style-name="ce1766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630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531" table:content-validation-name="val53"/>
          <table:covered-table-cell table:style-name="ce644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652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652" table:content-validation-name="val53"/>
          <table:table-cell table:style-name="ce1652" table:content-validation-name="val53"/>
          <table:table-cell table:style-name="ce1570" table:content-validation-name="val53" office:value-type="string" calcext:value-type="string">
            <text:p>SFÉ diff</text:p>
          </table:table-cell>
          <table:table-cell table:style-name="ce1570" table:content-validation-name="val53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4" table:number-columns-spanned="2" table:number-rows-spanned="1"/>
          <table:covered-table-cell table:style-name="ce1269" table:content-validation-name="val53"/>
          <table:table-cell table:style-name="ce1652" table:content-validation-name="val53" office:value-type="string" calcext:value-type="string">
            <text:p>Szúró</text:p>
          </table:table-cell>
          <table:table-cell table:style-name="ce1652" table:content-validation-name="val53" office:value-type="string" calcext:value-type="string">
            <text:p>Vágó</text:p>
          </table:table-cell>
          <table:table-cell table:style-name="ce1652" table:content-validation-name="val53" office:value-type="string" calcext:value-type="string">
            <text:p>Zúzó</text:p>
          </table:table-cell>
          <table:table-cell table:style-name="ce1652" table:content-validation-name="val53" office:value-type="string" calcext:value-type="string">
            <text:p>Energia</text:p>
          </table:table-cell>
          <table:table-cell table:style-name="ce1571" table:content-validation-name="val53"/>
          <table:table-cell table:style-name="ce1573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3" table:content-validation-name="val53" office:value-type="string" calcext:value-type="string" table:number-columns-spanned="2" table:number-rows-spanned="1">
            <text:p>Posztó / Bunda</text:p>
          </table:table-cell>
          <table:covered-table-cell table:style-name="ce1633" table:content-validation-name="val53"/>
          <table:table-cell table:style-name="ce1278" table:content-validation-name="val53" office:value-type="float" office:value="1" calcext:value-type="float">
            <text:p>1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3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1633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3" table:content-validation-name="val53" office:value-type="string" calcext:value-type="string" table:number-columns-spanned="2" table:number-rows-spanned="1">
            <text:p>Bőrpáncél</text:p>
          </table:table-cell>
          <table:covered-table-cell table:style-name="ce1633" table:content-validation-name="val53"/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3" table:content-validation-name="val53" office:value-type="string" calcext:value-type="string" table:number-columns-spanned="2" table:number-rows-spanned="1">
            <text:p>Brigantin bőrpáncél</text:p>
          </table:table-cell>
          <table:covered-table-cell table:style-name="ce1633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14" calcext:value-type="float">
            <text:p>14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3" table:content-validation-name="val53" office:value-type="string" calcext:value-type="string" table:number-columns-spanned="2" table:number-rows-spanned="1">
            <text:p>Lánc / Sodrony</text:p>
          </table:table-cell>
          <table:covered-table-cell table:style-name="ce1633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3" table:content-validation-name="val53" office:value-type="string" calcext:value-type="string" table:number-columns-spanned="2" table:number-rows-spanned="1">
            <text:p>Pikkely fémpáncél</text:p>
          </table:table-cell>
          <table:covered-table-cell table:style-name="ce1633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3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1633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0" calcext:value-type="float">
            <text:p>20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574" table:content-validation-name="val53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3"/>
          <table:table-cell table:style-name="ce1652" table:content-validation-name="val53" office:value-type="string" calcext:value-type="string">
            <text:p>SFÉ</text:p>
          </table:table-cell>
          <table:table-cell table:style-name="ce1652" table:content-validation-name="val53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652" table:content-validation-name="val53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609"/>
          <table:table-cell table:style-name="Default" table:number-columns-repeated="4"/>
          <table:table-cell table:style-name="ce932"/>
          <table:table-cell table:style-name="ce1796" table:number-columns-repeated="6"/>
          <table:table-cell table:style-name="ce1739"/>
          <table:table-cell table:style-name="ce1766" table:number-columns-repeated="2"/>
          <table:table-cell table:style-name="ce1796"/>
          <table:table-cell table:number-columns-repeated="240"/>
        </table:table-row>
        <table:table-row table:style-name="ro2" table:number-rows-repeated="65305">
          <table:table-cell table:style-name="ce1609"/>
          <table:table-cell table:style-name="ce1623" table:number-columns-repeated="3"/>
          <table:table-cell table:style-name="ce1796"/>
          <table:table-cell table:style-name="ce932"/>
          <table:table-cell table:style-name="ce1796" table:number-columns-repeated="6"/>
          <table:table-cell table:style-name="ce1739"/>
          <table:table-cell table:style-name="ce1766" table:number-columns-repeated="2"/>
          <table:table-cell table:style-name="ce1796"/>
          <table:table-cell table:number-columns-repeated="240"/>
        </table:table-row>
        <table:table-row table:style-name="ro2">
          <table:table-cell table:style-name="ce1609"/>
          <table:table-cell table:style-name="ce1623" table:number-columns-repeated="3"/>
          <table:table-cell table:style-name="ce1796"/>
          <table:table-cell table:number-columns-repeated="4"/>
          <table:table-cell table:style-name="ce1796" table:number-columns-repeated="3"/>
          <table:table-cell table:style-name="ce1739"/>
          <table:table-cell table:style-name="ce1766" table:number-columns-repeated="2"/>
          <table:table-cell table:style-name="ce1796"/>
          <table:table-cell table:number-columns-repeated="240"/>
        </table:table-row>
        <table:table-row table:style-name="ro2">
          <table:table-cell table:style-name="ce1609"/>
          <table:table-cell table:number-columns-repeated="8"/>
          <table:table-cell table:style-name="ce1796" table:number-columns-repeated="3"/>
          <table:table-cell table:style-name="ce1739"/>
          <table:table-cell table:style-name="ce1766" table:number-columns-repeated="2"/>
          <table:table-cell table:style-name="ce1796"/>
          <table:table-cell table:number-columns-repeated="240"/>
        </table:table-row>
        <table:table-row table:style-name="ro2" table:number-rows-repeated="98305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office:forms form:automatic-focus="false" form:apply-design-mode="false"/>
        <table:table-column table:style-name="co98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196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1"/>
      </table:named-expressions>
      <table:database-ranges>
        <table:database-range table:name="auraero" table:target-range-address="Misztikus.O6:Misztikus.P14" table:on-update-keep-styles="true" table:on-update-keep-size="false"/>
        <table:database-range table:name="femalapanyag" table:target-range-address="Data.B85:Data.E89" table:on-update-keep-styles="true" table:on-update-keep-size="false"/>
        <table:database-range table:name="femalapanyag_nev" table:target-range-address="Data.B84:Data.C89" table:on-update-keep-styles="true" table:on-update-keep-size="false"/>
        <table:database-range table:name="fortelyok_altalanos" table:target-range-address="Fortélylista.A4:Fortélylista.A44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Data.D27:Data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36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6" table:on-update-keep-styles="true" table:on-update-keep-size="false"/>
        <table:database-range table:name="ketkezes_harc_bonuszok" table:target-range-address="Data.J53:Data.M56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0:Fortélylista.G47" table:on-update-keep-styles="true" table:on-update-keep-size="false"/>
        <table:database-range table:name="magia_arkanumok" table:target-range-address="Képzettséglista.E4:Képzettséglista.E28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Data.D51:Data.H54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7:Data.H61" table:orientation="column"/>
        <table:database-range table:name="pajzsok" table:target-range-address="Data.B58:Data.H61" table:orientation="column"/>
        <table:database-range table:name="pajzsok_nev" table:target-range-address="Data.B58:Data.B61" table:orientation="column"/>
        <table:database-range table:name="pancel_strukturak" table:target-range-address="Data.B74:Data.I80" table:on-update-keep-styles="true" table:on-update-keep-size="false"/>
        <table:database-range table:name="pancel_strukturak_nev" table:target-range-address="Data.B73:Data.C80" table:on-update-keep-styles="true" table:on-update-keep-size="false"/>
        <table:database-range table:name="szakmak" table:target-range-address="Képzettséglista.H23:Képzettséglista.H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Data.A27:Data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5:Data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09:53:12.151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3T18:37:58.753000000</dc:date>
    <meta:editing-cycles>568</meta:editing-cycles>
    <meta:editing-duration>P4DT1H42M10S</meta:editing-duration>
    <meta:document-statistic meta:table-count="11" meta:cell-count="321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